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3.233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2.9929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4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fo:border="0.06pt solid #000000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fo:border="0.06pt solid #000000"/>
      <style:text-properties style:font-name="Liberation Sans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ddddd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dddddd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visibility="collapse" table:default-cell-style-name="ce10"/>
        <table:table-column table:style-name="co8" table:default-cell-style-name="ce10"/>
        <table:table-column table:style-name="co10" table:default-cell-style-name="ce10"/>
        <table:table-column table:style-name="co3" table:default-cell-style-name="Default"/>
        <table:table-column table:style-name="co8" table:number-columns-repeated="1011" table:default-cell-style-name="ce10"/>
        <table:table-row table:style-name="ro1">
          <table:table-cell table:number-columns-repeated="2"/>
          <table:table-cell table:style-name="ce10" office:value-type="string" calcext:value-type="string">
            <text:p>Possible Values:</text:p>
          </table:table-cell>
          <table:table-cell table:number-columns-repeated="9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1 Student-Student</text:p>
          </table:table-cell>
          <table:table-cell office:value-type="string" calcext:value-type="string">
            <text:p>11 active</text:p>
          </table:table-cell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2 Student-Teacher</text:p>
          </table:table-cell>
          <table:table-cell office:value-type="string" calcext:value-type="string">
            <text:p>22 passive</text:p>
          </table:table-cell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3 Student-Content</text:p>
          </table:table-cell>
          <table:table-cell office:value-type="string" calcext:value-type="string">
            <text:p>← is course related</text:p>
          </table:table-cell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4 Student-System</text:p>
          </table:table-cell>
          <table:table-cell office:value-type="string" calcext:value-type="string">
            <text:p>← actions on system level that can not be assigned to a particular course</text:p>
          </table:table-cell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5 Others</text:p>
          </table:table-cell>
          <table:table-cell table:number-columns-repeated="9"/>
          <table:table-cell table:style-name="ce10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6 Course Relevant Actions</text:p>
          </table:table-cell>
          <table:table-cell office:value-type="string" calcext:value-type="string">
            <text:p>← to be defined properly</text:p>
          </table:table-cell>
          <table:table-cell table:number-columns-repeated="8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vague</text:p>
          </table:table-cell>
          <table:table-cell table:style-name="ce3" office:value-type="string" calcext:value-type="string">
            <text:p>event name in DB</text:p>
          </table:table-cell>
          <table:table-cell table:style-name="ce3" office:value-type="string" calcext:value-type="string">
            <text:p>User-Agent-Based</text:p>
          </table:table-cell>
          <table:table-cell table:style-name="ce3" office:value-type="string" calcext:value-type="string">
            <text:p>Active/Passive</text:p>
          </table:table-cell>
          <table:table-cell table:style-name="ce14" office:value-type="string" calcext:value-type="string">
            <text:p>Extracted Event Name</text:p>
          </table:table-cell>
          <table:table-cell table:style-name="ce19" office:value-type="string" calcext:value-type="string">
            <text:p>Event Name</text:p>
          </table:table-cell>
          <table:table-cell table:style-name="ce22" office:value-type="string" calcext:value-type="string">
            <text:p>Component</text:p>
          </table:table-cell>
          <table:table-cell table:style-name="ce22" office:value-type="string" calcext:value-type="string">
            <text:p>Education Level</text:p>
          </table:table-cell>
          <table:table-cell table:style-name="ce22" office:value-type="string" calcext:value-type="string">
            <text:p>CRUD</text:p>
          </table:table-cell>
          <table:table-cell table:style-name="ce22" office:value-type="string" calcext:value-type="string">
            <text:p>Affected Table</text:p>
          </table:table-cell>
          <table:table-cell table:style-name="ce22" office:value-type="string" calcext:value-type="string">
            <text:p>Since</text:p>
          </table:table-cell>
          <table:table-cell table:style-name="ce26" office:value-type="string" calcext:value-type="string">
            <text:p>Legacy Event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];SEARCH(&quot;\&quot;;[.F9])-2)" office:value-type="string" office:string-value="Badge archived" calcext:value-type="string">
            <text:p>Badge archiv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9];LEN([.F9])-SEARCH(&quot;\&quot;;[.F9])+1)" office:value-type="string" office:string-value="\core\event\badge_archived" calcext:value-type="string">
            <text:p>\core\event\badge_archived</text:p>
          </table:table-cell>
          <table:table-cell table:style-name="ce2" office:value-type="string" calcext:value-type="string">
            <text:p><text:a xlink:href="http://localhost:8000/report/eventlist/eventdetail.php?eventname=%5Ccore%5Cevent%5Cbadge_archived" xlink:type="simple">Badge archived</text:a></text:p>
            <text:p>\core\event\badge_archi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];SEARCH(&quot;\&quot;;[.F10])-2)" office:value-type="string" office:string-value="Badge awarded" calcext:value-type="string">
            <text:p>Badge award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0];LEN([.F10])-SEARCH(&quot;\&quot;;[.F10])+1)" office:value-type="string" office:string-value="\core\event\badge_awarded" calcext:value-type="string">
            <text:p>\core\event\badge_awarded</text:p>
          </table:table-cell>
          <table:table-cell table:style-name="ce2" office:value-type="string" calcext:value-type="string">
            <text:p><text:a xlink:href="http://localhost:8000/report/eventlist/eventdetail.php?eventname=%5Ccore%5Cevent%5Cbadge_awarded" xlink:type="simple">Badge awarded</text:a></text:p>
            <text:p>\core\event\badge_awar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];SEARCH(&quot;\&quot;;[.F11])-2)" office:value-type="string" office:string-value="Badge created" calcext:value-type="string">
            <text:p>Badg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];LEN([.F11])-SEARCH(&quot;\&quot;;[.F11])+1)" office:value-type="string" office:string-value="\core\event\badge_created" calcext:value-type="string">
            <text:p>\core\event\badge_created</text:p>
          </table:table-cell>
          <table:table-cell table:style-name="ce2" office:value-type="string" calcext:value-type="string">
            <text:p><text:a xlink:href="http://localhost:8000/report/eventlist/eventdetail.php?eventname=%5Ccore%5Cevent%5Cbadge_created" xlink:type="simple">Badge created</text:a></text:p>
            <text:p>\core\event\badg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];SEARCH(&quot;\&quot;;[.F12])-2)" office:value-type="string" office:string-value="Badge criteria created" calcext:value-type="string">
            <text:p>Badge criteria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];LEN([.F12])-SEARCH(&quot;\&quot;;[.F12])+1)" office:value-type="string" office:string-value="\core\event\badge_criteria_created" calcext:value-type="string">
            <text:p>\core\event\badge_criteria_created</text:p>
          </table:table-cell>
          <table:table-cell table:style-name="ce2" office:value-type="string" calcext:value-type="string">
            <text:p><text:a xlink:href="http://localhost:8000/report/eventlist/eventdetail.php?eventname=%5Ccore%5Cevent%5Cbadge_criteria_created" xlink:type="simple">Badge criteria created</text:a></text:p>
            <text:p>\core\event\badge_criteria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];SEARCH(&quot;\&quot;;[.F13])-2)" office:value-type="string" office:string-value="Badge criteria deleted" calcext:value-type="string">
            <text:p>Badge criteria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];LEN([.F13])-SEARCH(&quot;\&quot;;[.F13])+1)" office:value-type="string" office:string-value="\core\event\badge_criteria_deleted" calcext:value-type="string">
            <text:p>\core\event\badge_criteria_deleted</text:p>
          </table:table-cell>
          <table:table-cell table:style-name="ce2" office:value-type="string" calcext:value-type="string">
            <text:p><text:a xlink:href="http://localhost:8000/report/eventlist/eventdetail.php?eventname=%5Ccore%5Cevent%5Cbadge_criteria_deleted" xlink:type="simple">Badge criteria deleted</text:a></text:p>
            <text:p>\core\event\badge_criteria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];SEARCH(&quot;\&quot;;[.F14])-2)" office:value-type="string" office:string-value="Badge criteria updated" calcext:value-type="string">
            <text:p>Badge criteria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];LEN([.F14])-SEARCH(&quot;\&quot;;[.F14])+1)" office:value-type="string" office:string-value="\core\event\badge_criteria_updated" calcext:value-type="string">
            <text:p>\core\event\badge_criteria_updated</text:p>
          </table:table-cell>
          <table:table-cell table:style-name="ce2" office:value-type="string" calcext:value-type="string">
            <text:p><text:a xlink:href="http://localhost:8000/report/eventlist/eventdetail.php?eventname=%5Ccore%5Cevent%5Cbadge_criteria_updated" xlink:type="simple">Badge criteria updated</text:a></text:p>
            <text:p>\core\event\badge_criteria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_criteria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];SEARCH(&quot;\&quot;;[.F15])-2)" office:value-type="string" office:string-value="Badge deleted" calcext:value-type="string">
            <text:p>Badg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5];LEN([.F15])-SEARCH(&quot;\&quot;;[.F15])+1)" office:value-type="string" office:string-value="\core\event\badge_deleted" calcext:value-type="string">
            <text:p>\core\event\badge_deleted</text:p>
          </table:table-cell>
          <table:table-cell table:style-name="ce2" office:value-type="string" calcext:value-type="string">
            <text:p><text:a xlink:href="http://localhost:8000/report/eventlist/eventdetail.php?eventname=%5Ccore%5Cevent%5Cbadge_deleted" xlink:type="simple">Badge deleted</text:a></text:p>
            <text:p>\core\event\badg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];SEARCH(&quot;\&quot;;[.F16])-2)" office:value-type="string" office:string-value="Badge disabled" calcext:value-type="string">
            <text:p>Badge dis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6];LEN([.F16])-SEARCH(&quot;\&quot;;[.F16])+1)" office:value-type="string" office:string-value="\core\event\badge_disabled" calcext:value-type="string">
            <text:p>\core\event\badge_disabled</text:p>
          </table:table-cell>
          <table:table-cell table:style-name="ce2" office:value-type="string" calcext:value-type="string">
            <text:p><text:a xlink:href="http://localhost:8000/report/eventlist/eventdetail.php?eventname=%5Ccore%5Cevent%5Cbadge_disabled" xlink:type="simple">Badge disabled</text:a></text:p>
            <text:p>\core\event\badge_disab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];SEARCH(&quot;\&quot;;[.F17])-2)" office:value-type="string" office:string-value="Badge duplicated" calcext:value-type="string">
            <text:p>Badge duplic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];LEN([.F17])-SEARCH(&quot;\&quot;;[.F17])+1)" office:value-type="string" office:string-value="\core\event\badge_duplicated" calcext:value-type="string">
            <text:p>\core\event\badge_duplicated</text:p>
          </table:table-cell>
          <table:table-cell table:style-name="ce2" office:value-type="string" calcext:value-type="string">
            <text:p><text:a xlink:href="http://localhost:8000/report/eventlist/eventdetail.php?eventname=%5Ccore%5Cevent%5Cbadge_duplicated" xlink:type="simple">Badge duplicated</text:a></text:p>
            <text:p>\core\event\badge_duplic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];SEARCH(&quot;\&quot;;[.F18])-2)" office:value-type="string" office:string-value="Badge enabled" calcext:value-type="string">
            <text:p>Badge en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];LEN([.F18])-SEARCH(&quot;\&quot;;[.F18])+1)" office:value-type="string" office:string-value="\core\event\badge_enabled" calcext:value-type="string">
            <text:p>\core\event\badge_enabled</text:p>
          </table:table-cell>
          <table:table-cell table:style-name="ce2" office:value-type="string" calcext:value-type="string">
            <text:p><text:a xlink:href="http://localhost:8000/report/eventlist/eventdetail.php?eventname=%5Ccore%5Cevent%5Cbadge_enabled" xlink:type="simple">Badge enabled</text:a></text:p>
            <text:p>\core\event\badge_enab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];SEARCH(&quot;\&quot;;[.F19])-2)" office:value-type="string" office:string-value="Badge listing viewed" calcext:value-type="string">
            <text:p>Badge listing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9];LEN([.F19])-SEARCH(&quot;\&quot;;[.F19])+1)" office:value-type="string" office:string-value="\core\event\badge_listing_viewed" calcext:value-type="string">
            <text:p>\core\event\badge_listing_viewed</text:p>
          </table:table-cell>
          <table:table-cell table:style-name="ce2" office:value-type="string" calcext:value-type="string">
            <text:p><text:a xlink:href="http://localhost:8000/report/eventlist/eventdetail.php?eventname=%5Ccore%5Cevent%5Cbadge_listing_viewed" xlink:type="simple">Badge listing viewed</text:a></text:p>
            <text:p>\core\event\badge_listing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];SEARCH(&quot;\&quot;;[.F20])-2)" office:value-type="string" office:string-value="Badge revoked" calcext:value-type="string">
            <text:p>Badge revok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];LEN([.F20])-SEARCH(&quot;\&quot;;[.F20])+1)" office:value-type="string" office:string-value="\core\event\badge_revoked" calcext:value-type="string">
            <text:p>\core\event\badge_revoked</text:p>
          </table:table-cell>
          <table:table-cell table:style-name="ce2" office:value-type="string" calcext:value-type="string">
            <text:p><text:a xlink:href="http://localhost:8000/report/eventlist/eventdetail.php?eventname=%5Ccore%5Cevent%5Cbadge_revoked" xlink:type="simple">Badge revoked</text:a></text:p>
            <text:p>\core\event\badge_revo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];SEARCH(&quot;\&quot;;[.F21])-2)" office:value-type="string" office:string-value="Badge updated" calcext:value-type="string">
            <text:p>Badg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];LEN([.F21])-SEARCH(&quot;\&quot;;[.F21])+1)" office:value-type="string" office:string-value="\core\event\badge_updated" calcext:value-type="string">
            <text:p>\core\event\badge_updated</text:p>
          </table:table-cell>
          <table:table-cell table:style-name="ce2" office:value-type="string" calcext:value-type="string">
            <text:p><text:a xlink:href="http://localhost:8000/report/eventlist/eventdetail.php?eventname=%5Ccore%5Cevent%5Cbadge_updated" xlink:type="simple">Badge updated</text:a></text:p>
            <text:p>\core\event\badg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dg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];SEARCH(&quot;\&quot;;[.F22])-2)" office:value-type="string" office:string-value="Badge viewed" calcext:value-type="string">
            <text:p>Badge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2];LEN([.F22])-SEARCH(&quot;\&quot;;[.F22])+1)" office:value-type="string" office:string-value="\core\event\badge_viewed" calcext:value-type="string">
            <text:p>\core\event\badge_viewed</text:p>
          </table:table-cell>
          <table:table-cell table:style-name="ce2" office:value-type="string" calcext:value-type="string">
            <text:p><text:a xlink:href="http://localhost:8000/report/eventlist/eventdetail.php?eventname=%5Ccore%5Cevent%5Cbadge_viewed" xlink:type="simple">Badge viewed</text:a></text:p>
            <text:p>\core\event\badg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];SEARCH(&quot;\&quot;;[.F23])-2)" office:value-type="string" office:string-value="Blog association created" calcext:value-type="string">
            <text:p>Blog associatio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3];LEN([.F23])-SEARCH(&quot;\&quot;;[.F23])+1)" office:value-type="string" office:string-value="\core\event\blog_association_created" calcext:value-type="string">
            <text:p>\core\event\blog_association_created</text:p>
          </table:table-cell>
          <table:table-cell table:style-name="ce2" office:value-type="string" calcext:value-type="string">
            <text:p><text:a xlink:href="http://localhost:8000/report/eventlist/eventdetail.php?eventname=%5Ccore%5Cevent%5Cblog_association_created" xlink:type="simple">Blog association created</text:a></text:p>
            <text:p>\core\event\blog_associa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log_associat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];SEARCH(&quot;\&quot;;[.F24])-2)" office:value-type="string" office:string-value="Blog association deleted" calcext:value-type="string">
            <text:p>Blog associat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4];LEN([.F24])-SEARCH(&quot;\&quot;;[.F24])+1)" office:value-type="string" office:string-value="\core\event\blog_association_deleted" calcext:value-type="string">
            <text:p>\core\event\blog_association_deleted</text:p>
          </table:table-cell>
          <table:table-cell table:style-name="ce2" office:value-type="string" calcext:value-type="string">
            <text:p><text:a xlink:href="http://localhost:8000/report/eventlist/eventdetail.php?eventname=%5Ccore%5Cevent%5Cblog_association_deleted" xlink:type="simple">Blog association deleted</text:a></text:p>
            <text:p>\core\event\blog_associa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log_association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];SEARCH(&quot;\&quot;;[.F25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5];LEN([.F25])-SEARCH(&quot;\&quot;;[.F25])+1)" office:value-type="string" office:string-value="\core\event\blog_comment_created" calcext:value-type="string">
            <text:p>\core\event\blog_comment_created</text:p>
          </table:table-cell>
          <table:table-cell table:style-name="ce2" office:value-type="string" calcext:value-type="string">
            <text:p><text:a xlink:href="http://localhost:8000/report/eventlist/eventdetail.php?eventname=%5Ccore%5Cevent%5Cblog_comment_created" xlink:type="simple">Comment created</text:a></text:p>
            <text:p>\core\event\blog_com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];SEARCH(&quot;\&quot;;[.F26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6];LEN([.F26])-SEARCH(&quot;\&quot;;[.F26])+1)" office:value-type="string" office:string-value="\core\event\blog_comment_deleted" calcext:value-type="string">
            <text:p>\core\event\blog_comm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blog_comment_deleted" xlink:type="simple">Comment deleted</text:a></text:p>
            <text:p>\core\event\blog_com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];SEARCH(&quot;\&quot;;[.F27])-2)" office:value-type="string" office:string-value="Blog entries viewed" calcext:value-type="string">
            <text:p>Blog entries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7];LEN([.F27])-SEARCH(&quot;\&quot;;[.F27])+1)" office:value-type="string" office:string-value="\core\event\blog_entries_viewed" calcext:value-type="string">
            <text:p>\core\event\blog_entries_viewed</text:p>
          </table:table-cell>
          <table:table-cell table:style-name="ce2" office:value-type="string" calcext:value-type="string">
            <text:p><text:a xlink:href="http://localhost:8000/report/eventlist/eventdetail.php?eventname=%5Ccore%5Cevent%5Cblog_entries_viewed" xlink:type="simple">Blog entries viewed</text:a></text:p>
            <text:p>\core\event\blog_entrie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];SEARCH(&quot;\&quot;;[.F28])-2)" office:value-type="string" office:string-value="Blog entry added" calcext:value-type="string">
            <text:p>Blog entry ad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];LEN([.F28])-SEARCH(&quot;\&quot;;[.F28])+1)" office:value-type="string" office:string-value="\core\event\blog_entry_created" calcext:value-type="string">
            <text:p>\core\event\blog_entry_created</text:p>
          </table:table-cell>
          <table:table-cell table:style-name="ce2" office:value-type="string" calcext:value-type="string">
            <text:p><text:a xlink:href="http://localhost:8000/report/eventlist/eventdetail.php?eventname=%5Ccore%5Cevent%5Cblog_entry_created" xlink:type="simple">Blog entry added</text:a></text:p>
            <text:p>\core\event\blog_ent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ad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];SEARCH(&quot;\&quot;;[.F29])-2)" office:value-type="string" office:string-value="Blog entry deleted" calcext:value-type="string">
            <text:p>Blog entry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9];LEN([.F29])-SEARCH(&quot;\&quot;;[.F29])+1)" office:value-type="string" office:string-value="\core\event\blog_entry_deleted" calcext:value-type="string">
            <text:p>\core\event\blog_entry_deleted</text:p>
          </table:table-cell>
          <table:table-cell table:style-name="ce2" office:value-type="string" calcext:value-type="string">
            <text:p><text:a xlink:href="http://localhost:8000/report/eventlist/eventdetail.php?eventname=%5Ccore%5Cevent%5Cblog_entry_deleted" xlink:type="simple">Blog entry deleted</text:a></text:p>
            <text:p>\core\event\blog_ent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];SEARCH(&quot;\&quot;;[.F30])-2)" office:value-type="string" office:string-value="Blog entry updated" calcext:value-type="string">
            <text:p>Blog entry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0];LEN([.F30])-SEARCH(&quot;\&quot;;[.F30])+1)" office:value-type="string" office:string-value="\core\event\blog_entry_updated" calcext:value-type="string">
            <text:p>\core\event\blog_entry_updated</text:p>
          </table:table-cell>
          <table:table-cell table:style-name="ce2" office:value-type="string" calcext:value-type="string">
            <text:p><text:a xlink:href="http://localhost:8000/report/eventlist/eventdetail.php?eventname=%5Ccore%5Cevent%5Cblog_entry_updated" xlink:type="simple">Blog entry updated</text:a></text:p>
            <text:p>\core\event\blog_ent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blog_entry_edi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];SEARCH(&quot;\&quot;;[.F31])-2)" office:value-type="string" office:string-value="External blog registered" calcext:value-type="string">
            <text:p>External blog register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1];LEN([.F31])-SEARCH(&quot;\&quot;;[.F31])+1)" office:value-type="string" office:string-value="\core\event\blog_external_added" calcext:value-type="string">
            <text:p>\core\event\blog_external_added</text:p>
          </table:table-cell>
          <table:table-cell table:style-name="ce2" office:value-type="string" calcext:value-type="string">
            <text:p><text:a xlink:href="http://localhost:8000/report/eventlist/eventdetail.php?eventname=%5Ccore%5Cevent%5Cblog_external_added" xlink:type="simple">External blog registered</text:a></text:p>
            <text:p>\core\event\blog_external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];SEARCH(&quot;\&quot;;[.F32])-2)" office:value-type="string" office:string-value="External blog unregistered" calcext:value-type="string">
            <text:p>External blog unregister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2];LEN([.F32])-SEARCH(&quot;\&quot;;[.F32])+1)" office:value-type="string" office:string-value="\core\event\blog_external_removed" calcext:value-type="string">
            <text:p>\core\event\blog_external_removed</text:p>
          </table:table-cell>
          <table:table-cell table:style-name="ce2" office:value-type="string" calcext:value-type="string">
            <text:p><text:a xlink:href="http://localhost:8000/report/eventlist/eventdetail.php?eventname=%5Ccore%5Cevent%5Cblog_external_removed" xlink:type="simple">External blog unregistered</text:a></text:p>
            <text:p>\core\event\blog_external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];SEARCH(&quot;\&quot;;[.F33])-2)" office:value-type="string" office:string-value="External blog updated" calcext:value-type="string">
            <text:p>External blog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];LEN([.F33])-SEARCH(&quot;\&quot;;[.F33])+1)" office:value-type="string" office:string-value="\core\event\blog_external_updated" calcext:value-type="string">
            <text:p>\core\event\blog_external_updated</text:p>
          </table:table-cell>
          <table:table-cell table:style-name="ce2" office:value-type="string" calcext:value-type="string">
            <text:p><text:a xlink:href="http://localhost:8000/report/eventlist/eventdetail.php?eventname=%5Ccore%5Cevent%5Cblog_external_updated" xlink:type="simple">External blog updated</text:a></text:p>
            <text:p>\core\event\blog_external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log_external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];SEARCH(&quot;\&quot;;[.F34])-2)" office:value-type="string" office:string-value="External registered blogs viewed" calcext:value-type="string">
            <text:p>External registered blogs view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];LEN([.F34])-SEARCH(&quot;\&quot;;[.F34])+1)" office:value-type="string" office:string-value="\core\event\blog_external_viewed" calcext:value-type="string">
            <text:p>\core\event\blog_external_viewed</text:p>
          </table:table-cell>
          <table:table-cell table:style-name="ce2" office:value-type="string" calcext:value-type="string">
            <text:p><text:a xlink:href="http://localhost:8000/report/eventlist/eventdetail.php?eventname=%5Ccore%5Cevent%5Cblog_external_viewed" xlink:type="simple">External registered blogs viewed</text:a></text:p>
            <text:p>\core\event\blog_external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];SEARCH(&quot;\&quot;;[.F35])-2)" office:value-type="string" office:string-value="Calendar event created" calcext:value-type="string">
            <text:p>Calendar event cre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5];LEN([.F35])-SEARCH(&quot;\&quot;;[.F35])+1)" office:value-type="string" office:string-value="\core\event\calendar_event_created" calcext:value-type="string">
            <text:p>\core\event\calendar_event_crea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event_created" xlink:type="simple">Calendar event created</text:a></text:p>
            <text:p>\core\event\calendar_ev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];SEARCH(&quot;\&quot;;[.F36])-2)" office:value-type="string" office:string-value="Calendar event deleted" calcext:value-type="string">
            <text:p>Calendar event dele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6];LEN([.F36])-SEARCH(&quot;\&quot;;[.F36])+1)" office:value-type="string" office:string-value="\core\event\calendar_event_deleted" calcext:value-type="string">
            <text:p>\core\event\calendar_ev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event_deleted" xlink:type="simple">Calendar event deleted</text:a></text:p>
            <text:p>\core\event\calendar_ev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];SEARCH(&quot;\&quot;;[.F37])-2)" office:value-type="string" office:string-value="Calendar event updated" calcext:value-type="string">
            <text:p>Calendar event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7];LEN([.F37])-SEARCH(&quot;\&quot;;[.F37])+1)" office:value-type="string" office:string-value="\core\event\calendar_event_updated" calcext:value-type="string">
            <text:p>\core\event\calendar_event_upda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event_updated" xlink:type="simple">Calendar event updated</text:a></text:p>
            <text:p>\core\event\calendar_ev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];SEARCH(&quot;\&quot;;[.F38])-2)" office:value-type="string" office:string-value="Calendar subscription created" calcext:value-type="string">
            <text:p>Calendar subscription cre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8];LEN([.F38])-SEARCH(&quot;\&quot;;[.F38])+1)" office:value-type="string" office:string-value="\core\event\calendar_subscription_created" calcext:value-type="string">
            <text:p>\core\event\calendar_subscription_crea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subscription_created" xlink:type="simple">Calendar subscription created</text:a></text:p>
            <text:p>\core\event\calendar_subscrip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];SEARCH(&quot;\&quot;;[.F39])-2)" office:value-type="string" office:string-value="Calendar subscription deleted" calcext:value-type="string">
            <text:p>Calendar subscription dele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9];LEN([.F39])-SEARCH(&quot;\&quot;;[.F39])+1)" office:value-type="string" office:string-value="\core\event\calendar_subscription_deleted" calcext:value-type="string">
            <text:p>\core\event\calendar_subscription_dele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subscription_deleted" xlink:type="simple">Calendar subscription deleted</text:a></text:p>
            <text:p>\core\event\calendar_subscrip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];SEARCH(&quot;\&quot;;[.F40])-2)" office:value-type="string" office:string-value="Calendar subscription updated" calcext:value-type="string">
            <text:p>Calendar subscription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0];LEN([.F40])-SEARCH(&quot;\&quot;;[.F40])+1)" office:value-type="string" office:string-value="\core\event\calendar_subscription_updated" calcext:value-type="string">
            <text:p>\core\event\calendar_subscrip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calendar_subscription_updated" xlink:type="simple">Calendar subscription updated</text:a></text:p>
            <text:p>\core\event\calendar_subscrip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vent_subscription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];SEARCH(&quot;\&quot;;[.F41])-2)" office:value-type="string" office:string-value="Capability assigned" calcext:value-type="string">
            <text:p>Capability assign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1];LEN([.F41])-SEARCH(&quot;\&quot;;[.F41])+1)" office:value-type="string" office:string-value="\core\event\capability_assigned" calcext:value-type="string">
            <text:p>\core\event\capability_assigned</text:p>
          </table:table-cell>
          <table:table-cell table:style-name="ce2" office:value-type="string" calcext:value-type="string">
            <text:p><text:a xlink:href="http://localhost:8000/report/eventlist/eventdetail.php?eventname=%5Ccore%5Cevent%5Ccapability_assigned" xlink:type="simple">Capability assigned</text:a></text:p>
            <text:p>\core\event\capability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capabilitie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];SEARCH(&quot;\&quot;;[.F42])-2)" office:value-type="string" office:string-value="Capability unassigned" calcext:value-type="string">
            <text:p>Capability unassign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2];LEN([.F42])-SEARCH(&quot;\&quot;;[.F42])+1)" office:value-type="string" office:string-value="\core\event\capability_unassigned" calcext:value-type="string">
            <text:p>\core\event\capability_unassigned</text:p>
          </table:table-cell>
          <table:table-cell table:style-name="ce2" office:value-type="string" calcext:value-type="string">
            <text:p><text:a xlink:href="http://localhost:8000/report/eventlist/eventdetail.php?eventname=%5Ccore%5Cevent%5Ccapability_unassigned" xlink:type="simple">Capability unassigned</text:a></text:p>
            <text:p>\core\event\capability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capabilitie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];SEARCH(&quot;\&quot;;[.F43])-2)" office:value-type="string" office:string-value="Cohort created" calcext:value-type="string">
            <text:p>Cohort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3];LEN([.F43])-SEARCH(&quot;\&quot;;[.F43])+1)" office:value-type="string" office:string-value="\core\event\cohort_created" calcext:value-type="string">
            <text:p>\core\event\cohort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hort_created" xlink:type="simple">Cohort created</text:a></text:p>
            <text:p>\core\event\cohor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ad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];SEARCH(&quot;\&quot;;[.F44])-2)" office:value-type="string" office:string-value="Cohort deleted" calcext:value-type="string">
            <text:p>Cohort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4];LEN([.F44])-SEARCH(&quot;\&quot;;[.F44])+1)" office:value-type="string" office:string-value="\core\event\cohort_deleted" calcext:value-type="string">
            <text:p>\core\event\cohort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hort_deleted" xlink:type="simple">Cohort deleted</text:a></text:p>
            <text:p>\core\event\cohor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];SEARCH(&quot;\&quot;;[.F45])-2)" office:value-type="string" office:string-value="User added to a cohort" calcext:value-type="string">
            <text:p>User added to a cohor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];LEN([.F45])-SEARCH(&quot;\&quot;;[.F45])+1)" office:value-type="string" office:string-value="\core\event\cohort_member_added" calcext:value-type="string">
            <text:p>\core\event\cohort_member_added</text:p>
          </table:table-cell>
          <table:table-cell table:style-name="ce2" office:value-type="string" calcext:value-type="string">
            <text:p><text:a xlink:href="http://localhost:8000/report/eventlist/eventdetail.php?eventname=%5Ccore%5Cevent%5Ccohort_member_added" xlink:type="simple">User added to a cohort</text:a></text:p>
            <text:p>\core\event\cohort_memb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member_ad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];SEARCH(&quot;\&quot;;[.F46])-2)" office:value-type="string" office:string-value="User removed from a cohort" calcext:value-type="string">
            <text:p>User removed from a cohor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];LEN([.F46])-SEARCH(&quot;\&quot;;[.F46])+1)" office:value-type="string" office:string-value="\core\event\cohort_member_removed" calcext:value-type="string">
            <text:p>\core\event\cohort_member_removed</text:p>
          </table:table-cell>
          <table:table-cell table:style-name="ce2" office:value-type="string" calcext:value-type="string">
            <text:p><text:a xlink:href="http://localhost:8000/report/eventlist/eventdetail.php?eventname=%5Ccore%5Cevent%5Ccohort_member_removed" xlink:type="simple">User removed from a cohort</text:a></text:p>
            <text:p>\core\event\cohort_memb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member_remov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];SEARCH(&quot;\&quot;;[.F47])-2)" office:value-type="string" office:string-value="Cohort updated" calcext:value-type="string">
            <text:p>Cohort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];LEN([.F47])-SEARCH(&quot;\&quot;;[.F47])+1)" office:value-type="string" office:string-value="\core\event\cohort_updated" calcext:value-type="string">
            <text:p>\core\event\cohort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hort_updated" xlink:type="simple">Cohort updated</text:a></text:p>
            <text:p>\core\event\cohor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hort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hort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];SEARCH(&quot;\&quot;;[.F48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8];LEN([.F48])-SEARCH(&quot;\&quot;;[.F48])+1)" office:value-type="string" office:string-value="\core\event\competency_comment_created" calcext:value-type="string">
            <text:p>\core\event\competency_comment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comment_created" xlink:type="simple">Comment created</text:a></text:p>
            <text:p>\core\event\competency_com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];SEARCH(&quot;\&quot;;[.F49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];LEN([.F49])-SEARCH(&quot;\&quot;;[.F49])+1)" office:value-type="string" office:string-value="\core\event\competency_comment_deleted" calcext:value-type="string">
            <text:p>\core\event\competency_comm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comment_deleted" xlink:type="simple">Comment deleted</text:a></text:p>
            <text:p>\core\event\competency_com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];SEARCH(&quot;\&quot;;[.F50])-2)" office:value-type="string" office:string-value="Competency created." calcext:value-type="string">
            <text:p>Competency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0];LEN([.F50])-SEARCH(&quot;\&quot;;[.F50])+1)" office:value-type="string" office:string-value="\core\event\competency_created" calcext:value-type="string">
            <text:p>\core\event\competency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created" xlink:type="simple">Competency created.</text:a></text:p>
            <text:p>\core\event\competenc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];SEARCH(&quot;\&quot;;[.F51])-2)" office:value-type="string" office:string-value="Competency deleted." calcext:value-type="string">
            <text:p>Competency de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];LEN([.F51])-SEARCH(&quot;\&quot;;[.F51])+1)" office:value-type="string" office:string-value="\core\event\competency_deleted" calcext:value-type="string">
            <text:p>\core\event\competency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deleted" xlink:type="simple">Competency deleted.</text:a></text:p>
            <text:p>\core\event\competenc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2];SEARCH(&quot;\&quot;;[.F52])-2)" office:value-type="string" office:string-value="Evidence created." calcext:value-type="string">
            <text:p>Evidence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2];LEN([.F52])-SEARCH(&quot;\&quot;;[.F52])+1)" office:value-type="string" office:string-value="\core\event\competency_evidence_created" calcext:value-type="string">
            <text:p>\core\event\competency_evidence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evidence_created" xlink:type="simple">Evidence created.</text:a></text:p>
            <text:p>\core\event\competency_evide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3];SEARCH(&quot;\&quot;;[.F53])-2)" office:value-type="string" office:string-value="Competency framework created." calcext:value-type="string">
            <text:p>Competency framework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3];LEN([.F53])-SEARCH(&quot;\&quot;;[.F53])+1)" office:value-type="string" office:string-value="\core\event\competency_framework_created" calcext:value-type="string">
            <text:p>\core\event\competency_framework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framework_created" xlink:type="simple">Competency framework created.</text:a></text:p>
            <text:p>\core\event\competency_framework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4];SEARCH(&quot;\&quot;;[.F54])-2)" office:value-type="string" office:string-value="Competency framework deleted." calcext:value-type="string">
            <text:p>Competency framework de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4];LEN([.F54])-SEARCH(&quot;\&quot;;[.F54])+1)" office:value-type="string" office:string-value="\core\event\competency_framework_deleted" calcext:value-type="string">
            <text:p>\core\event\competency_framework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framework_deleted" xlink:type="simple">Competency framework deleted.</text:a></text:p>
            <text:p>\core\event\competency_framework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5];SEARCH(&quot;\&quot;;[.F55])-2)" office:value-type="string" office:string-value="Competency framework updated." calcext:value-type="string">
            <text:p>Competency framework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5];LEN([.F55])-SEARCH(&quot;\&quot;;[.F55])+1)" office:value-type="string" office:string-value="\core\event\competency_framework_updated" calcext:value-type="string">
            <text:p>\core\event\competency_framework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framework_updated" xlink:type="simple">Competency framework updated.</text:a></text:p>
            <text:p>\core\event\competency_framework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6];SEARCH(&quot;\&quot;;[.F56])-2)" office:value-type="string" office:string-value="Competency framework viewed." calcext:value-type="string">
            <text:p>Competency framework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6];LEN([.F56])-SEARCH(&quot;\&quot;;[.F56])+1)" office:value-type="string" office:string-value="\core\event\competency_framework_viewed" calcext:value-type="string">
            <text:p>\core\event\competency_framework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framework_viewed" xlink:type="simple">Competency framework viewed.</text:a></text:p>
            <text:p>\core\event\competency_framework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framewor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7];SEARCH(&quot;\&quot;;[.F57])-2)" office:value-type="string" office:string-value="Learning plan approved." calcext:value-type="string">
            <text:p>Learning plan approv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7];LEN([.F57])-SEARCH(&quot;\&quot;;[.F57])+1)" office:value-type="string" office:string-value="\core\event\competency_plan_approved" calcext:value-type="string">
            <text:p>\core\event\competency_plan_approv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approved" xlink:type="simple">Learning plan approved.</text:a></text:p>
            <text:p>\core\event\competency_plan_appr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8];SEARCH(&quot;\&quot;;[.F58])-2)" office:value-type="string" office:string-value="Learning plan completed." calcext:value-type="string">
            <text:p>Learning plan comp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8];LEN([.F58])-SEARCH(&quot;\&quot;;[.F58])+1)" office:value-type="string" office:string-value="\core\event\competency_plan_completed" calcext:value-type="string">
            <text:p>\core\event\competency_plan_comp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completed" xlink:type="simple">Learning plan completed.</text:a></text:p>
            <text:p>\core\event\competency_plan_comp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9];SEARCH(&quot;\&quot;;[.F59])-2)" office:value-type="string" office:string-value="Learning plan created." calcext:value-type="string">
            <text:p>Learning plan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9];LEN([.F59])-SEARCH(&quot;\&quot;;[.F59])+1)" office:value-type="string" office:string-value="\core\event\competency_plan_created" calcext:value-type="string">
            <text:p>\core\event\competency_plan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created" xlink:type="simple">Learning plan created.</text:a></text:p>
            <text:p>\core\event\competency_pla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0];SEARCH(&quot;\&quot;;[.F60])-2)" office:value-type="string" office:string-value="Learning plan deleted." calcext:value-type="string">
            <text:p>Learning plan de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0];LEN([.F60])-SEARCH(&quot;\&quot;;[.F60])+1)" office:value-type="string" office:string-value="\core\event\competency_plan_deleted" calcext:value-type="string">
            <text:p>\core\event\competency_plan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deleted" xlink:type="simple">Learning plan deleted.</text:a></text:p>
            <text:p>\core\event\competency_pla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1];SEARCH(&quot;\&quot;;[.F61])-2)" office:value-type="string" office:string-value="Learning plan reopened." calcext:value-type="string">
            <text:p>Learning plan reopen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1];LEN([.F61])-SEARCH(&quot;\&quot;;[.F61])+1)" office:value-type="string" office:string-value="\core\event\competency_plan_reopened" calcext:value-type="string">
            <text:p>\core\event\competency_plan_reopen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reopened" xlink:type="simple">Learning plan reopened.</text:a></text:p>
            <text:p>\core\event\competency_plan_reope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2];SEARCH(&quot;\&quot;;[.F62])-2)" office:value-type="string" office:string-value="Learning plan review request cancelled." calcext:value-type="string">
            <text:p>Learning plan review request cancell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2];LEN([.F62])-SEARCH(&quot;\&quot;;[.F62])+1)" office:value-type="string" office:string-value="\core\event\competency_plan_review_request_cancelled" calcext:value-type="string">
            <text:p>\core\event\competency_plan_review_request_cancell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review_request_cancelled" xlink:type="simple">Learning plan review request cancelled.</text:a></text:p>
            <text:p>\core\event\competency_plan_review_request_cance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3];SEARCH(&quot;\&quot;;[.F63])-2)" office:value-type="string" office:string-value="Learning plan review requested." calcext:value-type="string">
            <text:p>Learning plan review reques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3];LEN([.F63])-SEARCH(&quot;\&quot;;[.F63])+1)" office:value-type="string" office:string-value="\core\event\competency_plan_review_requested" calcext:value-type="string">
            <text:p>\core\event\competency_plan_review_reques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review_requested" xlink:type="simple">Learning plan review requested.</text:a></text:p>
            <text:p>\core\event\competency_plan_review_reques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4];SEARCH(&quot;\&quot;;[.F64])-2)" office:value-type="string" office:string-value="Learning plan review started." calcext:value-type="string">
            <text:p>Learning plan review star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4];LEN([.F64])-SEARCH(&quot;\&quot;;[.F64])+1)" office:value-type="string" office:string-value="\core\event\competency_plan_review_started" calcext:value-type="string">
            <text:p>\core\event\competency_plan_review_star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review_started" xlink:type="simple">Learning plan review started.</text:a></text:p>
            <text:p>\core\event\competency_plan_review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5];SEARCH(&quot;\&quot;;[.F65])-2)" office:value-type="string" office:string-value="Learning plan review stopped." calcext:value-type="string">
            <text:p>Learning plan review stopp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5];LEN([.F65])-SEARCH(&quot;\&quot;;[.F65])+1)" office:value-type="string" office:string-value="\core\event\competency_plan_review_stopped" calcext:value-type="string">
            <text:p>\core\event\competency_plan_review_stopp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review_stopped" xlink:type="simple">Learning plan review stopped.</text:a></text:p>
            <text:p>\core\event\competency_plan_review_stopp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6];SEARCH(&quot;\&quot;;[.F66])-2)" office:value-type="string" office:string-value="Learning plan unapproved." calcext:value-type="string">
            <text:p>Learning plan unapprov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6];LEN([.F66])-SEARCH(&quot;\&quot;;[.F66])+1)" office:value-type="string" office:string-value="\core\event\competency_plan_unapproved" calcext:value-type="string">
            <text:p>\core\event\competency_plan_unapprov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unapproved" xlink:type="simple">Learning plan unapproved.</text:a></text:p>
            <text:p>\core\event\competency_plan_unappr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7];SEARCH(&quot;\&quot;;[.F67])-2)" office:value-type="string" office:string-value="Learning plan unlinked." calcext:value-type="string">
            <text:p>Learning plan unlink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7];LEN([.F67])-SEARCH(&quot;\&quot;;[.F67])+1)" office:value-type="string" office:string-value="\core\event\competency_plan_unlinked" calcext:value-type="string">
            <text:p>\core\event\competency_plan_unlink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unlinked" xlink:type="simple">Learning plan unlinked.</text:a></text:p>
            <text:p>\core\event\competency_plan_unlin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8];SEARCH(&quot;\&quot;;[.F68])-2)" office:value-type="string" office:string-value="Learning plan updated." calcext:value-type="string">
            <text:p>Learning plan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8];LEN([.F68])-SEARCH(&quot;\&quot;;[.F68])+1)" office:value-type="string" office:string-value="\core\event\competency_plan_updated" calcext:value-type="string">
            <text:p>\core\event\competency_plan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updated" xlink:type="simple">Learning plan updated.</text:a></text:p>
            <text:p>\core\event\competency_pla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69];SEARCH(&quot;\&quot;;[.F69])-2)" office:value-type="string" office:string-value="Learning plan viewed." calcext:value-type="string">
            <text:p>Learning plan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69];LEN([.F69])-SEARCH(&quot;\&quot;;[.F69])+1)" office:value-type="string" office:string-value="\core\event\competency_plan_viewed" calcext:value-type="string">
            <text:p>\core\event\competency_plan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plan_viewed" xlink:type="simple">Learning plan viewed.</text:a></text:p>
            <text:p>\core\event\competency_pla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0];SEARCH(&quot;\&quot;;[.F70])-2)" office:value-type="string" office:string-value="Learning plan template created." calcext:value-type="string">
            <text:p>Learning plan template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70];LEN([.F70])-SEARCH(&quot;\&quot;;[.F70])+1)" office:value-type="string" office:string-value="\core\event\competency_template_created" calcext:value-type="string">
            <text:p>\core\event\competency_template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template_created" xlink:type="simple">Learning plan template created.</text:a></text:p>
            <text:p>\core\event\competency_templat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1];SEARCH(&quot;\&quot;;[.F71])-2)" office:value-type="string" office:string-value="Learning plan template deleted." calcext:value-type="string">
            <text:p>Learning plan template de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71];LEN([.F71])-SEARCH(&quot;\&quot;;[.F71])+1)" office:value-type="string" office:string-value="\core\event\competency_template_deleted" calcext:value-type="string">
            <text:p>\core\event\competency_template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template_deleted" xlink:type="simple">Learning plan template deleted.</text:a></text:p>
            <text:p>\core\event\competency_templat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2];SEARCH(&quot;\&quot;;[.F72])-2)" office:value-type="string" office:string-value="Learning plan template updated." calcext:value-type="string">
            <text:p>Learning plan template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72];LEN([.F72])-SEARCH(&quot;\&quot;;[.F72])+1)" office:value-type="string" office:string-value="\core\event\competency_template_updated" calcext:value-type="string">
            <text:p>\core\event\competency_template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template_updated" xlink:type="simple">Learning plan template updated.</text:a></text:p>
            <text:p>\core\event\competency_templat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3];SEARCH(&quot;\&quot;;[.F73])-2)" office:value-type="string" office:string-value="Learning plan template viewed." calcext:value-type="string">
            <text:p>Learning plan template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73];LEN([.F73])-SEARCH(&quot;\&quot;;[.F73])+1)" office:value-type="string" office:string-value="\core\event\competency_template_viewed" calcext:value-type="string">
            <text:p>\core\event\competency_template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template_viewed" xlink:type="simple">Learning plan template viewed.</text:a></text:p>
            <text:p>\core\event\competency_templat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templat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4];SEARCH(&quot;\&quot;;[.F74])-2)" office:value-type="string" office:string-value="Competency updated." calcext:value-type="string">
            <text:p>Competency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74];LEN([.F74])-SEARCH(&quot;\&quot;;[.F74])+1)" office:value-type="string" office:string-value="\core\event\competency_updated" calcext:value-type="string">
            <text:p>\core\event\competency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pdated" xlink:type="simple">Competency updated.</text:a></text:p>
            <text:p>\core\event\competenc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5];SEARCH(&quot;\&quot;;[.F75])-2)" office:value-type="string" office:string-value="User competency plan viewed." calcext:value-type="string">
            <text:p>User competency plan viewed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75];LEN([.F75])-SEARCH(&quot;\&quot;;[.F75])+1)" office:value-type="string" office:string-value="\core\event\competency_user_competency_plan_viewed" calcext:value-type="string">
            <text:p>\core\event\competency_user_competency_plan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plan_viewed" xlink:type="simple">User competency plan viewed.</text:a></text:p>
            <text:p>\core\event\competency_user_competency_pla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plan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6];SEARCH(&quot;\&quot;;[.F76])-2)" office:value-type="string" office:string-value="User competency rated in course." calcext:value-type="string">
            <text:p>User competency rated in course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76];LEN([.F76])-SEARCH(&quot;\&quot;;[.F76])+1)" office:value-type="string" office:string-value="\core\event\competency_user_competency_rated_in_course" calcext:value-type="string">
            <text:p>\core\event\competency_user_competency_rated_in_course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ated_in_course" xlink:type="simple">User competency rated in course.</text:a></text:p>
            <text:p>\core\event\competency_user_competency_rated_in_cours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cours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7];SEARCH(&quot;\&quot;;[.F77])-2)" office:value-type="string" office:string-value="User competency rated in a learning plan." calcext:value-type="string">
            <text:p>User competency rated in a learning plan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77];LEN([.F77])-SEARCH(&quot;\&quot;;[.F77])+1)" office:value-type="string" office:string-value="\core\event\competency_user_competency_rated_in_plan" calcext:value-type="string">
            <text:p>\core\event\competency_user_competency_rated_in_plan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ated_in_plan" xlink:type="simple">User competency rated in a learning plan.</text:a></text:p>
            <text:p>\core\event\competency_user_competency_rated_in_pla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8];SEARCH(&quot;\&quot;;[.F78])-2)" office:value-type="string" office:string-value="User competency rated." calcext:value-type="string">
            <text:p>User competency rated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78];LEN([.F78])-SEARCH(&quot;\&quot;;[.F78])+1)" office:value-type="string" office:string-value="\core\event\competency_user_competency_rated" calcext:value-type="string">
            <text:p>\core\event\competency_user_competency_r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ated" xlink:type="simple">User competency rated.</text:a></text:p>
            <text:p>\core\event\competency_user_competency_r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79];SEARCH(&quot;\&quot;;[.F79])-2)" office:value-type="string" office:string-value="User competency review request cancelled." calcext:value-type="string">
            <text:p>User competency review request cancelled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79];LEN([.F79])-SEARCH(&quot;\&quot;;[.F79])+1)" office:value-type="string" office:string-value="\core\event\competency_user_competency_review_request_cancelled" calcext:value-type="string">
            <text:p>\core\event\competency_user_competency_review_request_cancell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eview_request_cancelled" xlink:type="simple">User competency review request cancelled.</text:a></text:p>
            <text:p>\core\event\competency_user_competency_review_request_cance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0];SEARCH(&quot;\&quot;;[.F80])-2)" office:value-type="string" office:string-value="User competency review requested." calcext:value-type="string">
            <text:p>User competency review requested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80];LEN([.F80])-SEARCH(&quot;\&quot;;[.F80])+1)" office:value-type="string" office:string-value="\core\event\competency_user_competency_review_requested" calcext:value-type="string">
            <text:p>\core\event\competency_user_competency_review_reques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eview_requested" xlink:type="simple">User competency review requested.</text:a></text:p>
            <text:p>\core\event\competency_user_competency_review_reques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1];SEARCH(&quot;\&quot;;[.F81])-2)" office:value-type="string" office:string-value="User competency review started." calcext:value-type="string">
            <text:p>User competency review star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1];LEN([.F81])-SEARCH(&quot;\&quot;;[.F81])+1)" office:value-type="string" office:string-value="\core\event\competency_user_competency_review_started" calcext:value-type="string">
            <text:p>\core\event\competency_user_competency_review_star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eview_started" xlink:type="simple">User competency review started.</text:a></text:p>
            <text:p>\core\event\competency_user_competency_review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2];SEARCH(&quot;\&quot;;[.F82])-2)" office:value-type="string" office:string-value="User competency review stopped." calcext:value-type="string">
            <text:p>User competency review stopp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2];LEN([.F82])-SEARCH(&quot;\&quot;;[.F82])+1)" office:value-type="string" office:string-value="\core\event\competency_user_competency_review_stopped" calcext:value-type="string">
            <text:p>\core\event\competency_user_competency_review_stopp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review_stopped" xlink:type="simple">User competency review stopped.</text:a></text:p>
            <text:p>\core\event\competency_user_competency_review_stopp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3];SEARCH(&quot;\&quot;;[.F83])-2)" office:value-type="string" office:string-value="User competency viewed in a course." calcext:value-type="string">
            <text:p>User competency viewed in a course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83];LEN([.F83])-SEARCH(&quot;\&quot;;[.F83])+1)" office:value-type="string" office:string-value="\core\event\competency_user_competency_viewed_in_course" calcext:value-type="string">
            <text:p>\core\event\competency_user_competency_viewed_in_course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viewed_in_course" xlink:type="simple">User competency viewed in a course.</text:a></text:p>
            <text:p>\core\event\competency_user_competency_viewed_in_cours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cours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4];SEARCH(&quot;\&quot;;[.F84])-2)" office:value-type="string" office:string-value="User competency viewed in a learning plan." calcext:value-type="string">
            <text:p>User competency viewed in a learning plan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84];LEN([.F84])-SEARCH(&quot;\&quot;;[.F84])+1)" office:value-type="string" office:string-value="\core\event\competency_user_competency_viewed_in_plan" calcext:value-type="string">
            <text:p>\core\event\competency_user_competency_viewed_in_plan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viewed_in_plan" xlink:type="simple">User competency viewed in a learning plan.</text:a></text:p>
            <text:p>\core\event\competency_user_competency_viewed_in_pla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5];SEARCH(&quot;\&quot;;[.F85])-2)" office:value-type="string" office:string-value="User competency viewed." calcext:value-type="string">
            <text:p>User competency viewed.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85];LEN([.F85])-SEARCH(&quot;\&quot;;[.F85])+1)" office:value-type="string" office:string-value="\core\event\competency_user_competency_viewed" calcext:value-type="string">
            <text:p>\core\event\competency_user_competency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competency_viewed" xlink:type="simple">User competency viewed.</text:a></text:p>
            <text:p>\core\event\competency_user_competenc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_usercomp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6];SEARCH(&quot;\&quot;;[.F86])-2)" office:value-type="string" office:string-value="Evidence of prior learning created." calcext:value-type="string">
            <text:p>Evidence of prior learning cre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6];LEN([.F86])-SEARCH(&quot;\&quot;;[.F86])+1)" office:value-type="string" office:string-value="\core\event\competency_user_evidence_created" calcext:value-type="string">
            <text:p>\core\event\competency_user_evidence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evidence_created" xlink:type="simple">Evidence of prior learning created.</text:a></text:p>
            <text:p>\core\event\competency_user_evide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7];SEARCH(&quot;\&quot;;[.F87])-2)" office:value-type="string" office:string-value="Evidence of prior learning deleted." calcext:value-type="string">
            <text:p>Evidence of prior learning dele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7];LEN([.F87])-SEARCH(&quot;\&quot;;[.F87])+1)" office:value-type="string" office:string-value="\core\event\competency_user_evidence_deleted" calcext:value-type="string">
            <text:p>\core\event\competency_user_evidence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evidence_deleted" xlink:type="simple">Evidence of prior learning deleted.</text:a></text:p>
            <text:p>\core\event\competency_user_eviden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8];SEARCH(&quot;\&quot;;[.F88])-2)" office:value-type="string" office:string-value="Evidence of prior learning updated." calcext:value-type="string">
            <text:p>Evidence of prior learning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8];LEN([.F88])-SEARCH(&quot;\&quot;;[.F88])+1)" office:value-type="string" office:string-value="\core\event\competency_user_evidence_updated" calcext:value-type="string">
            <text:p>\core\event\competency_user_evidence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user_evidence_updated" xlink:type="simple">Evidence of prior learning updated.</text:a></text:p>
            <text:p>\core\event\competency_user_eviden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mpetency_userevidence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89];SEARCH(&quot;\&quot;;[.F89])-2)" office:value-type="string" office:string-value="Competency viewed." calcext:value-type="string">
            <text:p>Competency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89];LEN([.F89])-SEARCH(&quot;\&quot;;[.F89])+1)" office:value-type="string" office:string-value="\core\event\competency_viewed" calcext:value-type="string">
            <text:p>\core\event\competency_viewed</text:p>
          </table:table-cell>
          <table:table-cell table:style-name="ce2" office:value-type="string" calcext:value-type="string">
            <text:p><text:a xlink:href="http://localhost:8000/report/eventlist/eventdetail.php?eventname=%5Ccore%5Cevent%5Ccompetency_viewed" xlink:type="simple">Competency viewed.</text:a></text:p>
            <text:p>\core\event\competenc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mpetency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0];SEARCH(&quot;\&quot;;[.F90])-2)" office:value-type="string" office:string-value="Default for course activity completion updated" calcext:value-type="string">
            <text:p>Default for course activity completion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0];LEN([.F90])-SEARCH(&quot;\&quot;;[.F90])+1)" office:value-type="string" office:string-value="\core\event\completion_defaults_updated" calcext:value-type="string">
            <text:p>\core\event\completion_defaults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mpletion_defaults_updated" xlink:type="simple">Default for course activity completion updated</text:a></text:p>
            <text:p>\core\event\completion_defaults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ompletion_defaults</text:p>
          </table:table-cell>
          <table:table-cell table:style-name="ce5" office:value-type="float" office:value="3.3" calcext:value-type="float">
            <text:p>3.3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1];SEARCH(&quot;\&quot;;[.F91])-2)" office:value-type="string" office:string-value="Config log created" calcext:value-type="string">
            <text:p>Config log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1];LEN([.F91])-SEARCH(&quot;\&quot;;[.F91])+1)" office:value-type="string" office:string-value="\core\event\config_log_created" calcext:value-type="string">
            <text:p>\core\event\config_log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nfig_log_created" xlink:type="simple">Config log created</text:a></text:p>
            <text:p>\core\event\config_lo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fig_log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2];SEARCH(&quot;\&quot;;[.F92])-2)" office:value-type="string" office:string-value="Content created" calcext:value-type="string">
            <text:p>Content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2];LEN([.F92])-SEARCH(&quot;\&quot;;[.F92])+1)" office:value-type="string" office:string-value="\core\event\contentbank_content_created" calcext:value-type="string">
            <text:p>\core\event\contentbank_content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ntentbank_content_created" xlink:type="simple">Content created</text:a></text:p>
            <text:p>\core\event\contentbank_cont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3];SEARCH(&quot;\&quot;;[.F93])-2)" office:value-type="string" office:string-value="Content deleted" calcext:value-type="string">
            <text:p>Content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3];LEN([.F93])-SEARCH(&quot;\&quot;;[.F93])+1)" office:value-type="string" office:string-value="\core\event\contentbank_content_deleted" calcext:value-type="string">
            <text:p>\core\event\contentbank_cont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ntentbank_content_deleted" xlink:type="simple">Content deleted</text:a></text:p>
            <text:p>\core\event\contentbank_cont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4];SEARCH(&quot;\&quot;;[.F94])-2)" office:value-type="string" office:string-value="Content updated" calcext:value-type="string">
            <text:p>Content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4];LEN([.F94])-SEARCH(&quot;\&quot;;[.F94])+1)" office:value-type="string" office:string-value="\core\event\contentbank_content_updated" calcext:value-type="string">
            <text:p>\core\event\contentbank_content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ntentbank_content_updated" xlink:type="simple">Content updated</text:a></text:p>
            <text:p>\core\event\contentbank_cont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5];SEARCH(&quot;\&quot;;[.F95])-2)" office:value-type="string" office:string-value="Content uploaded" calcext:value-type="string">
            <text:p>Content uploa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5];LEN([.F95])-SEARCH(&quot;\&quot;;[.F95])+1)" office:value-type="string" office:string-value="\core\event\contentbank_content_uploaded" calcext:value-type="string">
            <text:p>\core\event\contentbank_content_uploaded</text:p>
          </table:table-cell>
          <table:table-cell table:style-name="ce2" office:value-type="string" calcext:value-type="string">
            <text:p><text:a xlink:href="http://localhost:8000/report/eventlist/eventdetail.php?eventname=%5Ccore%5Cevent%5Ccontentbank_content_uploaded" xlink:type="simple">Content uploaded</text:a></text:p>
            <text:p>\core\event\contentbank_content_uploa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6];SEARCH(&quot;\&quot;;[.F96])-2)" office:value-type="string" office:string-value="Content viewed" calcext:value-type="string">
            <text:p>Conten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6];LEN([.F96])-SEARCH(&quot;\&quot;;[.F96])+1)" office:value-type="string" office:string-value="\core\event\contentbank_content_viewed" calcext:value-type="string">
            <text:p>\core\event\contentbank_content_viewed</text:p>
          </table:table-cell>
          <table:table-cell table:style-name="ce2" office:value-type="string" calcext:value-type="string">
            <text:p><text:a xlink:href="http://localhost:8000/report/eventlist/eventdetail.php?eventname=%5Ccore%5Cevent%5Ccontentbank_content_viewed" xlink:type="simple">Content viewed</text:a></text:p>
            <text:p>\core\event\contentbank_conten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ntentbank_content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7];SEARCH(&quot;\&quot;;[.F97])-2)" office:value-type="string" office:string-value="Context frozen" calcext:value-type="string">
            <text:p>Context frozen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7];LEN([.F97])-SEARCH(&quot;\&quot;;[.F97])+1)" office:value-type="string" office:string-value="\core\event\context_locked" calcext:value-type="string">
            <text:p>\core\event\context_locked</text:p>
          </table:table-cell>
          <table:table-cell table:style-name="ce2" office:value-type="string" calcext:value-type="string">
            <text:p><text:a xlink:href="http://localhost:8000/report/eventlist/eventdetail.php?eventname=%5Ccore%5Cevent%5Ccontext_locked" xlink:type="simple">Context frozen</text:a></text:p>
            <text:p>\core\event\context_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8];SEARCH(&quot;\&quot;;[.F98])-2)" office:value-type="string" office:string-value="Context unfrozen" calcext:value-type="string">
            <text:p>Context unfrozen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8];LEN([.F98])-SEARCH(&quot;\&quot;;[.F98])+1)" office:value-type="string" office:string-value="\core\event\context_unlocked" calcext:value-type="string">
            <text:p>\core\event\context_unlocked</text:p>
          </table:table-cell>
          <table:table-cell table:style-name="ce2" office:value-type="string" calcext:value-type="string">
            <text:p><text:a xlink:href="http://localhost:8000/report/eventlist/eventdetail.php?eventname=%5Ccore%5Cevent%5Ccontext_unlocked" xlink:type="simple">Context unfrozen</text:a></text:p>
            <text:p>\core\event\context_un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99];SEARCH(&quot;\&quot;;[.F99])-2)" office:value-type="string" office:string-value="Course backup created" calcext:value-type="string">
            <text:p>Course backup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99];LEN([.F99])-SEARCH(&quot;\&quot;;[.F99])+1)" office:value-type="string" office:string-value="\core\event\course_backup_created" calcext:value-type="string">
            <text:p>\core\event\course_backup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backup_created" xlink:type="simple">Course backup created</text:a></text:p>
            <text:p>\core\event\course_backup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0];SEARCH(&quot;\&quot;;[.F100])-2)" office:value-type="string" office:string-value="Category created" calcext:value-type="string">
            <text:p>Category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0];LEN([.F100])-SEARCH(&quot;\&quot;;[.F100])+1)" office:value-type="string" office:string-value="\core\event\course_category_created" calcext:value-type="string">
            <text:p>\core\event\course_category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ategory_created" xlink:type="simple">Category created</text:a></text:p>
            <text:p>\core\event\course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1];SEARCH(&quot;\&quot;;[.F101])-2)" office:value-type="string" office:string-value="Category deleted" calcext:value-type="string">
            <text:p>Category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1];LEN([.F101])-SEARCH(&quot;\&quot;;[.F101])+1)" office:value-type="string" office:string-value="\core\event\course_category_deleted" calcext:value-type="string">
            <text:p>\core\event\course_category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ategory_deleted" xlink:type="simple">Category deleted</text:a></text:p>
            <text:p>\core\event\course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ategory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2];SEARCH(&quot;\&quot;;[.F102])-2)" office:value-type="string" office:string-value="Category updated" calcext:value-type="string">
            <text:p>Category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2];LEN([.F102])-SEARCH(&quot;\&quot;;[.F102])+1)" office:value-type="string" office:string-value="\core\event\course_category_updated" calcext:value-type="string">
            <text:p>\core\event\course_category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ategory_updated" xlink:type="simple">Category updated</text:a></text:p>
            <text:p>\core\event\course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3];SEARCH(&quot;\&quot;;[.F103])-2)" office:value-type="string" office:string-value="Category viewed" calcext:value-type="string">
            <text:p>Category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3];LEN([.F103])-SEARCH(&quot;\&quot;;[.F103])+1)" office:value-type="string" office:string-value="\core\event\course_category_viewed" calcext:value-type="string">
            <text:p>\core\event\course_category_view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ategory_viewed" xlink:type="simple">Category viewed</text:a></text:p>
            <text:p>\core\event\course_categor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_categori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4];SEARCH(&quot;\&quot;;[.F104])-2)" office:value-type="string" office:string-value="Course completed" calcext:value-type="string">
            <text:p>Course comple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04];LEN([.F104])-SEARCH(&quot;\&quot;;[.F104])+1)" office:value-type="string" office:string-value="\core\event\course_completed" calcext:value-type="string">
            <text:p>\core\event\course_comp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ompleted" xlink:type="simple">Course completed</text:a></text:p>
            <text:p>\core\event\course_comp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completion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omp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5];SEARCH(&quot;\&quot;;[.F105])-2)" office:value-type="string" office:string-value="Course completion updated" calcext:value-type="string">
            <text:p>Course completion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05];LEN([.F105])-SEARCH(&quot;\&quot;;[.F105])+1)" office:value-type="string" office:string-value="\core\event\course_completion_updated" calcext:value-type="string">
            <text:p>\core\event\course_comple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ompletion_updated" xlink:type="simple">Course completion updated</text:a></text:p>
            <text:p>\core\event\course_comple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6];SEARCH(&quot;\&quot;;[.F106])-2)" office:value-type="string" office:string-value="Course content deleted" calcext:value-type="string">
            <text:p>Course content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6];LEN([.F106])-SEARCH(&quot;\&quot;;[.F106])+1)" office:value-type="string" office:string-value="\core\event\course_content_deleted" calcext:value-type="string">
            <text:p>\core\event\course_cont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ontent_deleted" xlink:type="simple">Course content deleted</text:a></text:p>
            <text:p>\core\event\course_cont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ontent_remov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7];SEARCH(&quot;\&quot;;[.F107])-2)" office:value-type="string" office:string-value="Course created" calcext:value-type="string">
            <text:p>Cours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7];LEN([.F107])-SEARCH(&quot;\&quot;;[.F107])+1)" office:value-type="string" office:string-value="\core\event\course_created" calcext:value-type="string">
            <text:p>\core\event\course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created" xlink:type="simple">Course created</text:a></text:p>
            <text:p>\core\event\cours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cre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8];SEARCH(&quot;\&quot;;[.F108])-2)" office:value-type="string" office:string-value="Course deleted" calcext:value-type="string">
            <text:p>Cours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08];LEN([.F108])-SEARCH(&quot;\&quot;;[.F108])+1)" office:value-type="string" office:string-value="\core\event\course_deleted" calcext:value-type="string">
            <text:p>\core\event\course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deleted" xlink:type="simple">Course deleted</text:a></text:p>
            <text:p>\core\event\cours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09];SEARCH(&quot;\&quot;;[.F109])-2)" office:value-type="string" office:string-value="Course summary viewed" calcext:value-type="string">
            <text:p>Course summary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09];LEN([.F109])-SEARCH(&quot;\&quot;;[.F109])+1)" office:value-type="string" office:string-value="\core\event\course_information_viewed" calcext:value-type="string">
            <text:p>\core\event\course_information_viewed</text:p>
          </table:table-cell>
          <table:table-cell table:style-name="ce2" office:value-type="string" calcext:value-type="string">
            <text:p><text:a xlink:href="http://localhost:8000/report/eventlist/eventdetail.php?eventname=%5Ccore%5Cevent%5Ccourse_information_viewed" xlink:type="simple">Course summary viewed</text:a></text:p>
            <text:p>\core\event\course_informa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0];SEARCH(&quot;\&quot;;[.F110])-2)" office:value-type="string" office:string-value="Course activity completion updated" calcext:value-type="string">
            <text:p>Course activity completion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10];LEN([.F110])-SEARCH(&quot;\&quot;;[.F110])+1)" office:value-type="string" office:string-value="\core\event\course_module_completion_updated" calcext:value-type="string">
            <text:p>\core\event\course_module_comple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module_completion_updated" xlink:type="simple">Course activity completion updated</text:a></text:p>
            <text:p>\core\event\course_module_comple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modules_complet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ctivity_completion_chang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1];SEARCH(&quot;\&quot;;[.F111])-2)" office:value-type="string" office:string-value="Course module created" calcext:value-type="string">
            <text:p>Course modul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1];LEN([.F111])-SEARCH(&quot;\&quot;;[.F111])+1)" office:value-type="string" office:string-value="\core\event\course_module_created" calcext:value-type="string">
            <text:p>\core\event\course_module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module_created" xlink:type="simple">Course module created</text:a></text:p>
            <text:p>\core\event\course_modul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cre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2];SEARCH(&quot;\&quot;;[.F112])-2)" office:value-type="string" office:string-value="Course module deleted" calcext:value-type="string">
            <text:p>Course modul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2];LEN([.F112])-SEARCH(&quot;\&quot;;[.F112])+1)" office:value-type="string" office:string-value="\core\event\course_module_deleted" calcext:value-type="string">
            <text:p>\core\event\course_module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module_deleted" xlink:type="simple">Course module deleted</text:a></text:p>
            <text:p>\core\event\course_modu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3];SEARCH(&quot;\&quot;;[.F113])-2)" office:value-type="string" office:string-value="Course module updated" calcext:value-type="string">
            <text:p>Course modul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3];LEN([.F113])-SEARCH(&quot;\&quot;;[.F113])+1)" office:value-type="string" office:string-value="\core\event\course_module_updated" calcext:value-type="string">
            <text:p>\core\event\course_module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module_updated" xlink:type="simple">Course module updated</text:a></text:p>
            <text:p>\core\event\course_modu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module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mod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4];SEARCH(&quot;\&quot;;[.F114])-2)" office:value-type="string" office:string-value="Course reset ended" calcext:value-type="string">
            <text:p>Course reset en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4];LEN([.F114])-SEARCH(&quot;\&quot;;[.F114])+1)" office:value-type="string" office:string-value="\core\event\course_reset_ended" calcext:value-type="string">
            <text:p>\core\event\course_reset_ended</text:p>
          </table:table-cell>
          <table:table-cell table:style-name="ce2" office:value-type="string" calcext:value-type="string">
            <text:p><text:a xlink:href="http://localhost:8000/report/eventlist/eventdetail.php?eventname=%5Ccore%5Cevent%5Ccourse_reset_ended" xlink:type="simple">Course reset ended</text:a></text:p>
            <text:p>\core\event\course_reset_en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5];SEARCH(&quot;\&quot;;[.F115])-2)" office:value-type="string" office:string-value="Course reset started" calcext:value-type="string">
            <text:p>Course reset sta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5];LEN([.F115])-SEARCH(&quot;\&quot;;[.F115])+1)" office:value-type="string" office:string-value="\core\event\course_reset_started" calcext:value-type="string">
            <text:p>\core\event\course_reset_star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reset_started" xlink:type="simple">Course reset started</text:a></text:p>
            <text:p>\core\event\course_reset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6];SEARCH(&quot;\&quot;;[.F116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6];LEN([.F116])-SEARCH(&quot;\&quot;;[.F116])+1)" office:value-type="string" office:string-value="\core\event\course_resources_list_viewed" calcext:value-type="string">
            <text:p>\core\event\course_resources_list_viewed</text:p>
          </table:table-cell>
          <table:table-cell table:style-name="ce2" office:value-type="string" calcext:value-type="string">
            <text:p><text:a xlink:href="http://localhost:8000/report/eventlist/eventdetail.php?eventname=%5Ccore%5Cevent%5Ccourse_resources_list_viewed" xlink:type="simple">Course module instance list viewed</text:a></text:p>
            <text:p>\core\event\course_resources_lis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7];SEARCH(&quot;\&quot;;[.F117])-2)" office:value-type="string" office:string-value="Course restored" calcext:value-type="string">
            <text:p>Course restor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7];LEN([.F117])-SEARCH(&quot;\&quot;;[.F117])+1)" office:value-type="string" office:string-value="\core\event\course_restored" calcext:value-type="string">
            <text:p>\core\event\course_restored</text:p>
          </table:table-cell>
          <table:table-cell table:style-name="ce2" office:value-type="string" calcext:value-type="string">
            <text:p><text:a xlink:href="http://localhost:8000/report/eventlist/eventdetail.php?eventname=%5Ccore%5Cevent%5Ccourse_restored" xlink:type="simple">Course restored</text:a></text:p>
            <text:p>\core\event\course_restor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restor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8];SEARCH(&quot;\&quot;;[.F118])-2)" office:value-type="string" office:string-value="Course section created" calcext:value-type="string">
            <text:p>Course section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8];LEN([.F118])-SEARCH(&quot;\&quot;;[.F118])+1)" office:value-type="string" office:string-value="\core\event\course_section_created" calcext:value-type="string">
            <text:p>\core\event\course_section_cre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section_created" xlink:type="simple">Course section created</text:a></text:p>
            <text:p>\core\event\course_sec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urse_sec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19];SEARCH(&quot;\&quot;;[.F119])-2)" office:value-type="string" office:string-value="Course section deleted" calcext:value-type="string">
            <text:p>Course section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19];LEN([.F119])-SEARCH(&quot;\&quot;;[.F119])+1)" office:value-type="string" office:string-value="\core\event\course_section_deleted" calcext:value-type="string">
            <text:p>\core\event\course_section_dele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section_deleted" xlink:type="simple">Course section deleted</text:a></text:p>
            <text:p>\core\event\course_sec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urse_section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0];SEARCH(&quot;\&quot;;[.F120])-2)" office:value-type="string" office:string-value="Course section updated" calcext:value-type="string">
            <text:p>Course section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0];LEN([.F120])-SEARCH(&quot;\&quot;;[.F120])+1)" office:value-type="string" office:string-value="\core\event\course_section_updated" calcext:value-type="string">
            <text:p>\core\event\course_sec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section_updated" xlink:type="simple">Course section updated</text:a></text:p>
            <text:p>\core\event\course_sec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_sectio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1];SEARCH(&quot;\&quot;;[.F121])-2)" office:value-type="string" office:string-value="Courses searched" calcext:value-type="string">
            <text:p>Courses search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1];LEN([.F121])-SEARCH(&quot;\&quot;;[.F121])+1)" office:value-type="string" office:string-value="\core\event\courses_searched" calcext:value-type="string">
            <text:p>\core\event\courses_searched</text:p>
          </table:table-cell>
          <table:table-cell table:style-name="ce2" office:value-type="string" calcext:value-type="string">
            <text:p><text:a xlink:href="http://localhost:8000/report/eventlist/eventdetail.php?eventname=%5Ccore%5Cevent%5Ccourses_searched" xlink:type="simple">Courses searched</text:a></text:p>
            <text:p>\core\event\courses_search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2];SEARCH(&quot;\&quot;;[.F122])-2)" office:value-type="string" office:string-value="Course updated" calcext:value-type="string">
            <text:p>Cours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2];LEN([.F122])-SEARCH(&quot;\&quot;;[.F122])+1)" office:value-type="string" office:string-value="\core\event\course_updated" calcext:value-type="string">
            <text:p>\core\event\course_updated</text:p>
          </table:table-cell>
          <table:table-cell table:style-name="ce2" office:value-type="string" calcext:value-type="string">
            <text:p><text:a xlink:href="http://localhost:8000/report/eventlist/eventdetail.php?eventname=%5Ccore%5Cevent%5Ccourse_updated" xlink:type="simple">Course updated</text:a></text:p>
            <text:p>\core\event\cours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course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3];SEARCH(&quot;\&quot;;[.F123])-2)" office:value-type="string" office:string-value="Course user report viewed" calcext:value-type="string">
            <text:p>Course user report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23];LEN([.F123])-SEARCH(&quot;\&quot;;[.F123])+1)" office:value-type="string" office:string-value="\core\event\course_user_report_viewed" calcext:value-type="string">
            <text:p>\core\event\course_user_report_viewed</text:p>
          </table:table-cell>
          <table:table-cell table:style-name="ce2" office:value-type="string" calcext:value-type="string">
            <text:p><text:a xlink:href="http://localhost:8000/report/eventlist/eventdetail.php?eventname=%5Ccore%5Cevent%5Ccourse_user_report_viewed" xlink:type="simple">Course user report viewed</text:a></text:p>
            <text:p>\core\event\course_user_repor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4];SEARCH(&quot;\&quot;;[.F124])-2)" office:value-type="string" office:string-value="Course viewed" calcext:value-type="string">
            <text:p>Cours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24];LEN([.F124])-SEARCH(&quot;\&quot;;[.F124])+1)" office:value-type="string" office:string-value="\core\event\course_viewed" calcext:value-type="string">
            <text:p>\core\event\course_viewed</text:p>
          </table:table-cell>
          <table:table-cell table:style-name="ce2" office:value-type="string" calcext:value-type="string">
            <text:p><text:a xlink:href="http://localhost:8000/report/eventlist/eventdetail.php?eventname=%5Ccore%5Cevent%5Ccourse_viewed" xlink:type="simple">Course viewed</text:a></text:p>
            <text:p>\core\event\cours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5];SEARCH(&quot;\&quot;;[.F125])-2)" office:value-type="string" office:string-value="Dashboard reset" calcext:value-type="string">
            <text:p>Dashboard rese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5];LEN([.F125])-SEARCH(&quot;\&quot;;[.F125])+1)" office:value-type="string" office:string-value="\core\event\dashboard_reset" calcext:value-type="string">
            <text:p>\core\event\dashboard_reset</text:p>
          </table:table-cell>
          <table:table-cell table:style-name="ce2" office:value-type="string" calcext:value-type="string">
            <text:p><text:a xlink:href="http://localhost:8000/report/eventlist/eventdetail.php?eventname=%5Ccore%5Cevent%5Cdashboard_reset" xlink:type="simple">Dashboard reset</text:a></text:p>
            <text:p>\core\event\dashboard_rese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6];SEARCH(&quot;\&quot;;[.F126])-2)" office:value-type="string" office:string-value="Dashboards reset" calcext:value-type="string">
            <text:p>Dashboards rese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6];LEN([.F126])-SEARCH(&quot;\&quot;;[.F126])+1)" office:value-type="string" office:string-value="\core\event\dashboards_reset" calcext:value-type="string">
            <text:p>\core\event\dashboards_reset</text:p>
          </table:table-cell>
          <table:table-cell table:style-name="ce2" office:value-type="string" calcext:value-type="string">
            <text:p><text:a xlink:href="http://localhost:8000/report/eventlist/eventdetail.php?eventname=%5Ccore%5Cevent%5Cdashboards_reset" xlink:type="simple">Dashboards reset</text:a></text:p>
            <text:p>\core\event\dashboards_rese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7];SEARCH(&quot;\&quot;;[.F127])-2)" office:value-type="string" office:string-value="Dashboard viewed" calcext:value-type="string">
            <text:p>Dashboard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7];LEN([.F127])-SEARCH(&quot;\&quot;;[.F127])+1)" office:value-type="string" office:string-value="\core\event\dashboard_viewed" calcext:value-type="string">
            <text:p>\core\event\dashboard_viewed</text:p>
          </table:table-cell>
          <table:table-cell table:style-name="ce2" office:value-type="string" calcext:value-type="string">
            <text:p><text:a xlink:href="http://localhost:8000/report/eventlist/eventdetail.php?eventname=%5Ccore%5Cevent%5Cdashboard_viewed" xlink:type="simple">Dashboard viewed</text:a></text:p>
            <text:p>\core\event\dashboard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8];SEARCH(&quot;\&quot;;[.F128])-2)" office:value-type="string" office:string-value="Database global search and replace" calcext:value-type="string">
            <text:p>Database global search and replace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8];LEN([.F128])-SEARCH(&quot;\&quot;;[.F128])+1)" office:value-type="string" office:string-value="\core\event\database_text_field_content_replaced" calcext:value-type="string">
            <text:p>\core\event\database_text_field_content_replaced</text:p>
          </table:table-cell>
          <table:table-cell table:style-name="ce2" office:value-type="string" calcext:value-type="string">
            <text:p><text:a xlink:href="http://localhost:8000/report/eventlist/eventdetail.php?eventname=%5Ccore%5Cevent%5Cdatabase_text_field_content_replaced" xlink:type="simple">Database global search and replace</text:a></text:p>
            <text:p>\core\event\database_text_field_content_replac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29];SEARCH(&quot;\&quot;;[.F129])-2)" office:value-type="string" office:string-value="Email failed to send" calcext:value-type="string">
            <text:p>Email failed to sen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29];LEN([.F129])-SEARCH(&quot;\&quot;;[.F129])+1)" office:value-type="string" office:string-value="\core\event\email_failed" calcext:value-type="string">
            <text:p>\core\event\email_failed</text:p>
          </table:table-cell>
          <table:table-cell table:style-name="ce2" office:value-type="string" calcext:value-type="string">
            <text:p><text:a xlink:href="http://localhost:8000/report/eventlist/eventdetail.php?eventname=%5Ccore%5Cevent%5Cemail_failed" xlink:type="simple">Email failed to send</text:a></text:p>
            <text:p>\core\event\email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0];SEARCH(&quot;\&quot;;[.F130])-2)" office:value-type="string" office:string-value="Enrolment instance created" calcext:value-type="string">
            <text:p>Enrolment instanc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0];LEN([.F130])-SEARCH(&quot;\&quot;;[.F130])+1)" office:value-type="string" office:string-value="\core\event\enrol_instance_created" calcext:value-type="string">
            <text:p>\core\event\enrol_instance_created</text:p>
          </table:table-cell>
          <table:table-cell table:style-name="ce2" office:value-type="string" calcext:value-type="string">
            <text:p><text:a xlink:href="http://localhost:8000/report/eventlist/eventdetail.php?eventname=%5Ccore%5Cevent%5Cenrol_instance_created" xlink:type="simple">Enrolment instance created</text:a></text:p>
            <text:p>\core\event\enrol_instan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1];SEARCH(&quot;\&quot;;[.F131])-2)" office:value-type="string" office:string-value="Grouping deleted" calcext:value-type="string">
            <text:p>Grouping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1];LEN([.F131])-SEARCH(&quot;\&quot;;[.F131])+1)" office:value-type="string" office:string-value="\core\event\enrol_instance_deleted" calcext:value-type="string">
            <text:p>\core\event\enrol_instance_deleted</text:p>
          </table:table-cell>
          <table:table-cell table:style-name="ce2" office:value-type="string" calcext:value-type="string">
            <text:p><text:a xlink:href="http://localhost:8000/report/eventlist/eventdetail.php?eventname=%5Ccore%5Cevent%5Cenrol_instance_deleted" xlink:type="simple">Grouping deleted</text:a></text:p>
            <text:p>\core\event\enrol_instan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2];SEARCH(&quot;\&quot;;[.F132])-2)" office:value-type="string" office:string-value="Enrolment instance updated" calcext:value-type="string">
            <text:p>Enrolment instanc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2];LEN([.F132])-SEARCH(&quot;\&quot;;[.F132])+1)" office:value-type="string" office:string-value="\core\event\enrol_instance_updated" calcext:value-type="string">
            <text:p>\core\event\enrol_instance_updated</text:p>
          </table:table-cell>
          <table:table-cell table:style-name="ce2" office:value-type="string" calcext:value-type="string">
            <text:p><text:a xlink:href="http://localhost:8000/report/eventlist/eventdetail.php?eventname=%5Ccore%5Cevent%5Cenrol_instance_updated" xlink:type="simple">Enrolment instance updated</text:a></text:p>
            <text:p>\core\event\enrol_instan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nrol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3];SEARCH(&quot;\&quot;;[.F133])-2)" office:value-type="string" office:string-value="Grade deleted" calcext:value-type="string">
            <text:p>Grade delet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33];LEN([.F133])-SEARCH(&quot;\&quot;;[.F133])+1)" office:value-type="string" office:string-value="\core\event\grade_deleted" calcext:value-type="string">
            <text:p>\core\event\grade_deleted</text:p>
          </table:table-cell>
          <table:table-cell table:style-name="ce2" office:value-type="string" calcext:value-type="string">
            <text:p><text:a xlink:href="http://localhost:8000/report/eventlist/eventdetail.php?eventname=%5Ccore%5Cevent%5Cgrade_deleted" xlink:type="simple">Grade deleted</text:a></text:p>
            <text:p>\core\event\grad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grad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4];SEARCH(&quot;\&quot;;[.F134])-2)" office:value-type="string" office:string-value="Grade item created" calcext:value-type="string">
            <text:p>Grade item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4];LEN([.F134])-SEARCH(&quot;\&quot;;[.F134])+1)" office:value-type="string" office:string-value="\core\event\grade_item_created" calcext:value-type="string">
            <text:p>\core\event\grade_item_created</text:p>
          </table:table-cell>
          <table:table-cell table:style-name="ce2" office:value-type="string" calcext:value-type="string">
            <text:p><text:a xlink:href="http://localhost:8000/report/eventlist/eventdetail.php?eventname=%5Ccore%5Cevent%5Cgrade_item_created" xlink:type="simple">Grade item created</text:a></text:p>
            <text:p>\core\event\grade_item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ade_item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5];SEARCH(&quot;\&quot;;[.F135])-2)" office:value-type="string" office:string-value="Grade item deleted" calcext:value-type="string">
            <text:p>Grade item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5];LEN([.F135])-SEARCH(&quot;\&quot;;[.F135])+1)" office:value-type="string" office:string-value="\core\event\grade_item_deleted" calcext:value-type="string">
            <text:p>\core\event\grade_item_deleted</text:p>
          </table:table-cell>
          <table:table-cell table:style-name="ce2" office:value-type="string" calcext:value-type="string">
            <text:p><text:a xlink:href="http://localhost:8000/report/eventlist/eventdetail.php?eventname=%5Ccore%5Cevent%5Cgrade_item_deleted" xlink:type="simple">Grade item deleted</text:a></text:p>
            <text:p>\core\event\grade_item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item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6];SEARCH(&quot;\&quot;;[.F136])-2)" office:value-type="string" office:string-value="Grade item updated" calcext:value-type="string">
            <text:p>Grade item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6];LEN([.F136])-SEARCH(&quot;\&quot;;[.F136])+1)" office:value-type="string" office:string-value="\core\event\grade_item_updated" calcext:value-type="string">
            <text:p>\core\event\grade_item_updated</text:p>
          </table:table-cell>
          <table:table-cell table:style-name="ce2" office:value-type="string" calcext:value-type="string">
            <text:p><text:a xlink:href="http://localhost:8000/report/eventlist/eventdetail.php?eventname=%5Ccore%5Cevent%5Cgrade_item_updated" xlink:type="simple">Grade item updated</text:a></text:p>
            <text:p>\core\event\grade_item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items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7];SEARCH(&quot;\&quot;;[.F137])-2)" office:value-type="string" office:string-value="Grade letter created" calcext:value-type="string">
            <text:p>Grade letter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7];LEN([.F137])-SEARCH(&quot;\&quot;;[.F137])+1)" office:value-type="string" office:string-value="\core\event\grade_letter_created" calcext:value-type="string">
            <text:p>\core\event\grade_letter_created</text:p>
          </table:table-cell>
          <table:table-cell table:style-name="ce2" office:value-type="string" calcext:value-type="string">
            <text:p><text:a xlink:href="http://localhost:8000/report/eventlist/eventdetail.php?eventname=%5Ccore%5Cevent%5Cgrade_letter_created" xlink:type="simple">Grade letter created</text:a></text:p>
            <text:p>\core\event\grade_letter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8];SEARCH(&quot;\&quot;;[.F138])-2)" office:value-type="string" office:string-value="Grade letter deleted" calcext:value-type="string">
            <text:p>Grade letter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8];LEN([.F138])-SEARCH(&quot;\&quot;;[.F138])+1)" office:value-type="string" office:string-value="\core\event\grade_letter_deleted" calcext:value-type="string">
            <text:p>\core\event\grade_letter_deleted</text:p>
          </table:table-cell>
          <table:table-cell table:style-name="ce2" office:value-type="string" calcext:value-type="string">
            <text:p><text:a xlink:href="http://localhost:8000/report/eventlist/eventdetail.php?eventname=%5Ccore%5Cevent%5Cgrade_letter_deleted" xlink:type="simple">Grade letter deleted</text:a></text:p>
            <text:p>\core\event\grade_letter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39];SEARCH(&quot;\&quot;;[.F139])-2)" office:value-type="string" office:string-value="Grade letter updated" calcext:value-type="string">
            <text:p>Grade letter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39];LEN([.F139])-SEARCH(&quot;\&quot;;[.F139])+1)" office:value-type="string" office:string-value="\core\event\grade_letter_updated" calcext:value-type="string">
            <text:p>\core\event\grade_letter_updated</text:p>
          </table:table-cell>
          <table:table-cell table:style-name="ce2" office:value-type="string" calcext:value-type="string">
            <text:p><text:a xlink:href="http://localhost:8000/report/eventlist/eventdetail.php?eventname=%5Ccore%5Cevent%5Cgrade_letter_updated" xlink:type="simple">Grade letter updated</text:a></text:p>
            <text:p>\core\event\grade_letter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letters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0];SEARCH(&quot;\&quot;;[.F140])-2)" office:value-type="string" office:string-value="Group created" calcext:value-type="string">
            <text:p>Group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0];LEN([.F140])-SEARCH(&quot;\&quot;;[.F140])+1)" office:value-type="string" office:string-value="\core\event\group_created" calcext:value-type="string">
            <text:p>\core\event\group_created</text:p>
          </table:table-cell>
          <table:table-cell table:style-name="ce2" office:value-type="string" calcext:value-type="string">
            <text:p><text:a xlink:href="http://localhost:8000/report/eventlist/eventdetail.php?eventname=%5Ccore%5Cevent%5Cgroup_created" xlink:type="simple">Group created</text:a></text:p>
            <text:p>\core\event\group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cre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1];SEARCH(&quot;\&quot;;[.F141])-2)" office:value-type="string" office:string-value="Group deleted" calcext:value-type="string">
            <text:p>Group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1];LEN([.F141])-SEARCH(&quot;\&quot;;[.F141])+1)" office:value-type="string" office:string-value="\core\event\group_deleted" calcext:value-type="string">
            <text:p>\core\event\group_deleted</text:p>
          </table:table-cell>
          <table:table-cell table:style-name="ce2" office:value-type="string" calcext:value-type="string">
            <text:p><text:a xlink:href="http://localhost:8000/report/eventlist/eventdetail.php?eventname=%5Ccore%5Cevent%5Cgroup_deleted" xlink:type="simple">Group deleted</text:a></text:p>
            <text:p>\core\event\group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2];SEARCH(&quot;\&quot;;[.F142])-2)" office:value-type="string" office:string-value="Grouping created" calcext:value-type="string">
            <text:p>Grouping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2];LEN([.F142])-SEARCH(&quot;\&quot;;[.F142])+1)" office:value-type="string" office:string-value="\core\event\grouping_created" calcext:value-type="string">
            <text:p>\core\event\grouping_created</text:p>
          </table:table-cell>
          <table:table-cell table:style-name="ce2" office:value-type="string" calcext:value-type="string">
            <text:p><text:a xlink:href="http://localhost:8000/report/eventlist/eventdetail.php?eventname=%5Ccore%5Cevent%5Cgrouping_created" xlink:type="simple">Grouping created</text:a></text:p>
            <text:p>\core\event\groupin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cre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3];SEARCH(&quot;\&quot;;[.F143])-2)" office:value-type="string" office:string-value="Grouping deleted" calcext:value-type="string">
            <text:p>Grouping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3];LEN([.F143])-SEARCH(&quot;\&quot;;[.F143])+1)" office:value-type="string" office:string-value="\core\event\grouping_deleted" calcext:value-type="string">
            <text:p>\core\event\grouping_deleted</text:p>
          </table:table-cell>
          <table:table-cell table:style-name="ce2" office:value-type="string" calcext:value-type="string">
            <text:p><text:a xlink:href="http://localhost:8000/report/eventlist/eventdetail.php?eventname=%5Ccore%5Cevent%5Cgrouping_deleted" xlink:type="simple">Grouping deleted</text:a></text:p>
            <text:p>\core\event\grouping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4];SEARCH(&quot;\&quot;;[.F144])-2)" office:value-type="string" office:string-value="Group assigned to grouping" calcext:value-type="string">
            <text:p>Group assigned to grouping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4];LEN([.F144])-SEARCH(&quot;\&quot;;[.F144])+1)" office:value-type="string" office:string-value="\core\event\grouping_group_assigned" calcext:value-type="string">
            <text:p>\core\event\grouping_group_assigned</text:p>
          </table:table-cell>
          <table:table-cell table:style-name="ce2" office:value-type="string" calcext:value-type="string">
            <text:p><text:a xlink:href="http://localhost:8000/report/eventlist/eventdetail.php?eventname=%5Ccore%5Cevent%5Cgrouping_group_assigned" xlink:type="simple">Group assigned to grouping</text:a></text:p>
            <text:p>\core\event\grouping_group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5];SEARCH(&quot;\&quot;;[.F145])-2)" office:value-type="string" office:string-value="Group unassigned from grouping" calcext:value-type="string">
            <text:p>Group unassigned from grouping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5];LEN([.F145])-SEARCH(&quot;\&quot;;[.F145])+1)" office:value-type="string" office:string-value="\core\event\grouping_group_unassigned" calcext:value-type="string">
            <text:p>\core\event\grouping_group_unassigned</text:p>
          </table:table-cell>
          <table:table-cell table:style-name="ce2" office:value-type="string" calcext:value-type="string">
            <text:p><text:a xlink:href="http://localhost:8000/report/eventlist/eventdetail.php?eventname=%5Ccore%5Cevent%5Cgrouping_group_unassigned" xlink:type="simple">Group unassigned from grouping</text:a></text:p>
            <text:p>\core\event\grouping_group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6];SEARCH(&quot;\&quot;;[.F146])-2)" office:value-type="string" office:string-value="Grouping updated" calcext:value-type="string">
            <text:p>Grouping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6];LEN([.F146])-SEARCH(&quot;\&quot;;[.F146])+1)" office:value-type="string" office:string-value="\core\event\grouping_updated" calcext:value-type="string">
            <text:p>\core\event\grouping_updated</text:p>
          </table:table-cell>
          <table:table-cell table:style-name="ce2" office:value-type="string" calcext:value-type="string">
            <text:p><text:a xlink:href="http://localhost:8000/report/eventlist/eventdetail.php?eventname=%5Ccore%5Cevent%5Cgrouping_updated" xlink:type="simple">Grouping updated</text:a></text:p>
            <text:p>\core\event\grouping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ouping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ing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7];SEARCH(&quot;\&quot;;[.F147])-2)" office:value-type="string" office:string-value="Group member added" calcext:value-type="string">
            <text:p>Group member ad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7];LEN([.F147])-SEARCH(&quot;\&quot;;[.F147])+1)" office:value-type="string" office:string-value="\core\event\group_member_added" calcext:value-type="string">
            <text:p>\core\event\group_member_added</text:p>
          </table:table-cell>
          <table:table-cell table:style-name="ce2" office:value-type="string" calcext:value-type="string">
            <text:p><text:a xlink:href="http://localhost:8000/report/eventlist/eventdetail.php?eventname=%5Ccore%5Cevent%5Cgroup_member_added" xlink:type="simple">Group member added</text:a></text:p>
            <text:p>\core\event\group_memb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member_ad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8];SEARCH(&quot;\&quot;;[.F148])-2)" office:value-type="string" office:string-value="Group member removed" calcext:value-type="string">
            <text:p>Group member re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8];LEN([.F148])-SEARCH(&quot;\&quot;;[.F148])+1)" office:value-type="string" office:string-value="\core\event\group_member_removed" calcext:value-type="string">
            <text:p>\core\event\group_member_removed</text:p>
          </table:table-cell>
          <table:table-cell table:style-name="ce2" office:value-type="string" calcext:value-type="string">
            <text:p><text:a xlink:href="http://localhost:8000/report/eventlist/eventdetail.php?eventname=%5Ccore%5Cevent%5Cgroup_member_removed" xlink:type="simple">Group member removed</text:a></text:p>
            <text:p>\core\event\group_memb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member_remov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49];SEARCH(&quot;\&quot;;[.F149])-2)" office:value-type="string" office:string-value="Group message sent" calcext:value-type="string">
            <text:p>Group message sen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49];LEN([.F149])-SEARCH(&quot;\&quot;;[.F149])+1)" office:value-type="string" office:string-value="\core\event\group_message_sent" calcext:value-type="string">
            <text:p>\core\event\group_message_sent</text:p>
          </table:table-cell>
          <table:table-cell table:style-name="ce2" office:value-type="string" calcext:value-type="string">
            <text:p><text:a xlink:href="http://localhost:8000/report/eventlist/eventdetail.php?eventname=%5Ccore%5Cevent%5Cgroup_message_sent" xlink:type="simple">Group message sent</text:a></text:p>
            <text:p>\core\event\group_message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0];SEARCH(&quot;\&quot;;[.F150])-2)" office:value-type="string" office:string-value="Group updated" calcext:value-type="string">
            <text:p>Group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50];LEN([.F150])-SEARCH(&quot;\&quot;;[.F150])+1)" office:value-type="string" office:string-value="\core\event\group_updated" calcext:value-type="string">
            <text:p>\core\event\group_updated</text:p>
          </table:table-cell>
          <table:table-cell table:style-name="ce2" office:value-type="string" calcext:value-type="string">
            <text:p><text:a xlink:href="http://localhost:8000/report/eventlist/eventdetail.php?eventname=%5Ccore%5Cevent%5Cgroup_updated" xlink:type="simple">Group updated</text:a></text:p>
            <text:p>\core\event\group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oup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groups_group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1];SEARCH(&quot;\&quot;;[.F151])-2)" office:value-type="string" office:string-value="Insights viewed" calcext:value-type="string">
            <text:p>Insights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51];LEN([.F151])-SEARCH(&quot;\&quot;;[.F151])+1)" office:value-type="string" office:string-value="\core\event\insights_viewed" calcext:value-type="string">
            <text:p>\core\event\insights_viewed</text:p>
          </table:table-cell>
          <table:table-cell table:style-name="ce2" office:value-type="string" calcext:value-type="string">
            <text:p><text:a xlink:href="http://localhost:8000/report/eventlist/eventdetail.php?eventname=%5Ccore%5Cevent%5Cinsights_viewed" xlink:type="simple">Insights viewed</text:a></text:p>
            <text:p>\core\event\insight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152];SEARCH(&quot;\&quot;;[.F152])-2)" office:value-type="string" office:string-value="Message contact added" calcext:value-type="string">
            <text:p>Message contact add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52];LEN([.F152])-SEARCH(&quot;\&quot;;[.F152])+1)" office:value-type="string" office:string-value="\core\event\message_contact_added" calcext:value-type="string">
            <text:p>\core\event\message_contact_add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contact_added" xlink:type="simple">Message contact added</text:a></text:p>
            <text:p>\core\event\message_contact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contac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153];SEARCH(&quot;\&quot;;[.F153])-2)" office:value-type="string" office:string-value="Message contact removed" calcext:value-type="string">
            <text:p>Message contact remov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53];LEN([.F153])-SEARCH(&quot;\&quot;;[.F153])+1)" office:value-type="string" office:string-value="\core\event\message_contact_removed" calcext:value-type="string">
            <text:p>\core\event\message_contact_remov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contact_removed" xlink:type="simple">Message contact removed</text:a></text:p>
            <text:p>\core\event\message_contact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message_contac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4];SEARCH(&quot;\&quot;;[.F154])-2)" office:value-type="string" office:string-value="Message deleted" calcext:value-type="string">
            <text:p>Message dele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54];LEN([.F154])-SEARCH(&quot;\&quot;;[.F154])+1)" office:value-type="string" office:string-value="\core\event\message_deleted" calcext:value-type="string">
            <text:p>\core\event\message_delet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deleted" xlink:type="simple">Message deleted</text:a></text:p>
            <text:p>\core\event\messag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_actions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155];SEARCH(&quot;\&quot;;[.F155])-2)" office:value-type="string" office:string-value="Message sent" calcext:value-type="string">
            <text:p>Message sent</text:p>
          </table:table-cell>
          <table:table-cell table:style-name="ce13" office:value-type="string" calcext:value-type="string">
            <text:p>x Student-Student/Teacher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55];LEN([.F155])-SEARCH(&quot;\&quot;;[.F155])+1)" office:value-type="string" office:string-value="\core\event\message_sent" calcext:value-type="string">
            <text:p>\core\event\message_sent</text:p>
          </table:table-cell>
          <table:table-cell table:style-name="ce2" office:value-type="string" calcext:value-type="string">
            <text:p><text:a xlink:href="http://localhost:8000/report/eventlist/eventdetail.php?eventname=%5Ccore%5Cevent%5Cmessage_sent" xlink:type="simple">Message sent</text:a></text:p>
            <text:p>\core\event\message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6];SEARCH(&quot;\&quot;;[.F156])-2)" office:value-type="string" office:string-value="User blocked" calcext:value-type="string">
            <text:p>User block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56];LEN([.F156])-SEARCH(&quot;\&quot;;[.F156])+1)" office:value-type="string" office:string-value="\core\event\message_user_blocked" calcext:value-type="string">
            <text:p>\core\event\message_user_block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user_blocked" xlink:type="simple">User blocked</text:a></text:p>
            <text:p>\core\event\message_user_b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s_blocked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7];SEARCH(&quot;\&quot;;[.F157])-2)" office:value-type="string" office:string-value="User unblocked" calcext:value-type="string">
            <text:p>User unblock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57];LEN([.F157])-SEARCH(&quot;\&quot;;[.F157])+1)" office:value-type="string" office:string-value="\core\event\message_user_unblocked" calcext:value-type="string">
            <text:p>\core\event\message_user_unblock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user_unblocked" xlink:type="simple">User unblocked</text:a></text:p>
            <text:p>\core\event\message_user_unblock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message_users_blocked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8];SEARCH(&quot;\&quot;;[.F158])-2)" office:value-type="string" office:string-value="Message viewed" calcext:value-type="string">
            <text:p>Message viewed</text:p>
          </table:table-cell>
          <table:table-cell table:style-name="ce13" office:value-type="string" calcext:value-type="string">
            <text:p>x Student-Student/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58];LEN([.F158])-SEARCH(&quot;\&quot;;[.F158])+1)" office:value-type="string" office:string-value="\core\event\message_viewed" calcext:value-type="string">
            <text:p>\core\event\message_viewed</text:p>
          </table:table-cell>
          <table:table-cell table:style-name="ce2" office:value-type="string" calcext:value-type="string">
            <text:p><text:a xlink:href="http://localhost:8000/report/eventlist/eventdetail.php?eventname=%5Ccore%5Cevent%5Cmessage_viewed" xlink:type="simple">Message viewed</text:a></text:p>
            <text:p>\core\event\messag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essage_user_ac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59];SEARCH(&quot;\&quot;;[.F159])-2)" office:value-type="string" office:string-value="Access control created" calcext:value-type="string">
            <text:p>Access control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59];LEN([.F159])-SEARCH(&quot;\&quot;;[.F159])+1)" office:value-type="string" office:string-value="\core\event\mnet_access_control_created" calcext:value-type="string">
            <text:p>\core\event\mnet_access_control_created</text:p>
          </table:table-cell>
          <table:table-cell table:style-name="ce2" office:value-type="string" calcext:value-type="string">
            <text:p><text:a xlink:href="http://localhost:8000/report/eventlist/eventdetail.php?eventname=%5Ccore%5Cevent%5Cmnet_access_control_created" xlink:type="simple">Access control created</text:a></text:p>
            <text:p>\core\event\mnet_access_control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mnet_sso_access_contro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0];SEARCH(&quot;\&quot;;[.F160])-2)" office:value-type="string" office:string-value="Access control updated (no longer in use)" calcext:value-type="string">
            <text:p>Access control updated (no longer in use)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60];LEN([.F160])-SEARCH(&quot;\&quot;;[.F160])+1)" office:value-type="string" office:string-value="\core\event\mnet_access_control_updated" calcext:value-type="string">
            <text:p>\core\event\mnet_access_control_updated</text:p>
          </table:table-cell>
          <table:table-cell table:style-name="ce2" office:value-type="string" calcext:value-type="string">
            <text:p><text:a xlink:href="http://localhost:8000/report/eventlist/eventdetail.php?eventname=%5Ccore%5Cevent%5Cmnet_access_control_updated" xlink:type="simple">Access control updated (no longer in use)</text:a></text:p>
            <text:p>\core\event\mnet_access_control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mnet_sso_access_contro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1];SEARCH(&quot;\&quot;;[.F161])-2)" office:value-type="string" office:string-value="Note created" calcext:value-type="string">
            <text:p>Note cre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61];LEN([.F161])-SEARCH(&quot;\&quot;;[.F161])+1)" office:value-type="string" office:string-value="\core\event\note_created" calcext:value-type="string">
            <text:p>\core\event\note_created</text:p>
          </table:table-cell>
          <table:table-cell table:style-name="ce2" office:value-type="string" calcext:value-type="string">
            <text:p><text:a xlink:href="http://localhost:8000/report/eventlist/eventdetail.php?eventname=%5Ccore%5Cevent%5Cnote_created" xlink:type="simple">Note created</text:a></text:p>
            <text:p>\core\event\not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2];SEARCH(&quot;\&quot;;[.F162])-2)" office:value-type="string" office:string-value="Note deleted" calcext:value-type="string">
            <text:p>Note dele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62];LEN([.F162])-SEARCH(&quot;\&quot;;[.F162])+1)" office:value-type="string" office:string-value="\core\event\note_deleted" calcext:value-type="string">
            <text:p>\core\event\note_deleted</text:p>
          </table:table-cell>
          <table:table-cell table:style-name="ce2" office:value-type="string" calcext:value-type="string">
            <text:p><text:a xlink:href="http://localhost:8000/report/eventlist/eventdetail.php?eventname=%5Ccore%5Cevent%5Cnote_deleted" xlink:type="simple">Note deleted</text:a></text:p>
            <text:p>\core\event\not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3];SEARCH(&quot;\&quot;;[.F163])-2)" office:value-type="string" office:string-value="Notes viewed" calcext:value-type="string">
            <text:p>Notes view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63];LEN([.F163])-SEARCH(&quot;\&quot;;[.F163])+1)" office:value-type="string" office:string-value="\core\event\notes_viewed" calcext:value-type="string">
            <text:p>\core\event\notes_viewed</text:p>
          </table:table-cell>
          <table:table-cell table:style-name="ce2" office:value-type="string" calcext:value-type="string">
            <text:p><text:a xlink:href="http://localhost:8000/report/eventlist/eventdetail.php?eventname=%5Ccore%5Cevent%5Cnotes_viewed" xlink:type="simple">Notes viewed</text:a></text:p>
            <text:p>\core\event\note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4];SEARCH(&quot;\&quot;;[.F164])-2)" office:value-type="string" office:string-value="Note updated" calcext:value-type="string">
            <text:p>Note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164];LEN([.F164])-SEARCH(&quot;\&quot;;[.F164])+1)" office:value-type="string" office:string-value="\core\event\note_updated" calcext:value-type="string">
            <text:p>\core\event\note_updated</text:p>
          </table:table-cell>
          <table:table-cell table:style-name="ce2" office:value-type="string" calcext:value-type="string">
            <text:p><text:a xlink:href="http://localhost:8000/report/eventlist/eventdetail.php?eventname=%5Ccore%5Cevent%5Cnote_updated" xlink:type="simple">Note updated</text:a></text:p>
            <text:p>\core\event\not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5];SEARCH(&quot;\&quot;;[.F165])-2)" office:value-type="string" office:string-value="Notification sent" calcext:value-type="string">
            <text:p>Notification sent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65];LEN([.F165])-SEARCH(&quot;\&quot;;[.F165])+1)" office:value-type="string" office:string-value="\core\event\notification_sent" calcext:value-type="string">
            <text:p>\core\event\notification_sent</text:p>
          </table:table-cell>
          <table:table-cell table:style-name="ce2" office:value-type="string" calcext:value-type="string">
            <text:p><text:a xlink:href="http://localhost:8000/report/eventlist/eventdetail.php?eventname=%5Ccore%5Cevent%5Cnotification_sent" xlink:type="simple">Notification sent</text:a></text:p>
            <text:p>\core\event\notification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notifica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6];SEARCH(&quot;\&quot;;[.F166])-2)" office:value-type="string" office:string-value="Notification viewed" calcext:value-type="string">
            <text:p>Notification view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66];LEN([.F166])-SEARCH(&quot;\&quot;;[.F166])+1)" office:value-type="string" office:string-value="\core\event\notification_viewed" calcext:value-type="string">
            <text:p>\core\event\notification_viewed</text:p>
          </table:table-cell>
          <table:table-cell table:style-name="ce2" office:value-type="string" calcext:value-type="string">
            <text:p><text:a xlink:href="http://localhost:8000/report/eventlist/eventdetail.php?eventname=%5Ccore%5Cevent%5Cnotification_viewed" xlink:type="simple">Notification viewed</text:a></text:p>
            <text:p>\core\event\notifica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notifica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7];SEARCH(&quot;\&quot;;[.F167])-2)" office:value-type="string" office:string-value="Prediction process started" calcext:value-type="string">
            <text:p>Prediction process start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67];LEN([.F167])-SEARCH(&quot;\&quot;;[.F167])+1)" office:value-type="string" office:string-value="\core\event\prediction_action_started" calcext:value-type="string">
            <text:p>\core\event\prediction_action_started</text:p>
          </table:table-cell>
          <table:table-cell table:style-name="ce2" office:value-type="string" calcext:value-type="string">
            <text:p><text:a xlink:href="http://localhost:8000/report/eventlist/eventdetail.php?eventname=%5Ccore%5Cevent%5Cprediction_action_started" xlink:type="simple">Prediction process started</text:a></text:p>
            <text:p>\core\event\prediction_action_sta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nalytics_predict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8];SEARCH(&quot;\&quot;;[.F168])-2)" office:value-type="string" office:string-value="Question category created" calcext:value-type="string">
            <text:p>Question category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68];LEN([.F168])-SEARCH(&quot;\&quot;;[.F168])+1)" office:value-type="string" office:string-value="\core\event\question_category_created" calcext:value-type="string">
            <text:p>\core\event\question_category_crea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ategory_created" xlink:type="simple">Question category created</text:a></text:p>
            <text:p>\core\event\question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69];SEARCH(&quot;\&quot;;[.F169])-2)" office:value-type="string" office:string-value="Question category deleted" calcext:value-type="string">
            <text:p>Question category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69];LEN([.F169])-SEARCH(&quot;\&quot;;[.F169])+1)" office:value-type="string" office:string-value="\core\event\question_category_deleted" calcext:value-type="string">
            <text:p>\core\event\question_category_dele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ategory_deleted" xlink:type="simple">Question category deleted</text:a></text:p>
            <text:p>\core\event\question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0];SEARCH(&quot;\&quot;;[.F170])-2)" office:value-type="string" office:string-value="Question category moved" calcext:value-type="string">
            <text:p>Question category 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0];LEN([.F170])-SEARCH(&quot;\&quot;;[.F170])+1)" office:value-type="string" office:string-value="\core\event\question_category_moved" calcext:value-type="string">
            <text:p>\core\event\question_category_mov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ategory_moved" xlink:type="simple">Question category moved</text:a></text:p>
            <text:p>\core\event\question_category_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1];SEARCH(&quot;\&quot;;[.F171])-2)" office:value-type="string" office:string-value="Question category updated" calcext:value-type="string">
            <text:p>Question category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1];LEN([.F171])-SEARCH(&quot;\&quot;;[.F171])+1)" office:value-type="string" office:string-value="\core\event\question_category_updated" calcext:value-type="string">
            <text:p>\core\event\question_category_upda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ategory_updated" xlink:type="simple">Question category updated</text:a></text:p>
            <text:p>\core\event\question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2];SEARCH(&quot;\&quot;;[.F172])-2)" office:value-type="string" office:string-value="Question category viewed" calcext:value-type="string">
            <text:p>Question category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2];LEN([.F172])-SEARCH(&quot;\&quot;;[.F172])+1)" office:value-type="string" office:string-value="\core\event\question_category_viewed" calcext:value-type="string">
            <text:p>\core\event\question_category_view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ategory_viewed" xlink:type="simple">Question category viewed</text:a></text:p>
            <text:p>\core\event\question_categor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estion_categories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3];SEARCH(&quot;\&quot;;[.F173])-2)" office:value-type="string" office:string-value="Question created" calcext:value-type="string">
            <text:p>Question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3];LEN([.F173])-SEARCH(&quot;\&quot;;[.F173])+1)" office:value-type="string" office:string-value="\core\event\question_created" calcext:value-type="string">
            <text:p>\core\event\question_crea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created" xlink:type="simple">Question created</text:a></text:p>
            <text:p>\core\event\ques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4];SEARCH(&quot;\&quot;;[.F174])-2)" office:value-type="string" office:string-value="Question deleted" calcext:value-type="string">
            <text:p>Question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4];LEN([.F174])-SEARCH(&quot;\&quot;;[.F174])+1)" office:value-type="string" office:string-value="\core\event\question_deleted" calcext:value-type="string">
            <text:p>\core\event\question_dele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deleted" xlink:type="simple">Question deleted</text:a></text:p>
            <text:p>\core\event\ques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5];SEARCH(&quot;\&quot;;[.F175])-2)" office:value-type="string" office:string-value="Question moved" calcext:value-type="string">
            <text:p>Question 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5];LEN([.F175])-SEARCH(&quot;\&quot;;[.F175])+1)" office:value-type="string" office:string-value="\core\event\question_moved" calcext:value-type="string">
            <text:p>\core\event\question_mov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moved" xlink:type="simple">Question moved</text:a></text:p>
            <text:p>\core\event\question_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6];SEARCH(&quot;\&quot;;[.F176])-2)" office:value-type="string" office:string-value="Questions exported" calcext:value-type="string">
            <text:p>Questions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6];LEN([.F176])-SEARCH(&quot;\&quot;;[.F176])+1)" office:value-type="string" office:string-value="\core\event\questions_exported" calcext:value-type="string">
            <text:p>\core\event\questions_expor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s_exported" xlink:type="simple">Questions exported</text:a></text:p>
            <text:p>\core\event\questions_expo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7];SEARCH(&quot;\&quot;;[.F177])-2)" office:value-type="string" office:string-value="Questions imported" calcext:value-type="string">
            <text:p>Questions im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7];LEN([.F177])-SEARCH(&quot;\&quot;;[.F177])+1)" office:value-type="string" office:string-value="\core\event\questions_imported" calcext:value-type="string">
            <text:p>\core\event\questions_impor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s_imported" xlink:type="simple">Questions imported</text:a></text:p>
            <text:p>\core\event\questions_impor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8];SEARCH(&quot;\&quot;;[.F178])-2)" office:value-type="string" office:string-value="Question updated" calcext:value-type="string">
            <text:p>Question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8];LEN([.F178])-SEARCH(&quot;\&quot;;[.F178])+1)" office:value-type="string" office:string-value="\core\event\question_updated" calcext:value-type="string">
            <text:p>\core\event\ques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updated" xlink:type="simple">Question updated</text:a></text:p>
            <text:p>\core\event\ques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79];SEARCH(&quot;\&quot;;[.F179])-2)" office:value-type="string" office:string-value="Question viewed" calcext:value-type="string">
            <text:p>Question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79];LEN([.F179])-SEARCH(&quot;\&quot;;[.F179])+1)" office:value-type="string" office:string-value="\core\event\question_viewed" calcext:value-type="string">
            <text:p>\core\event\question_viewed</text:p>
          </table:table-cell>
          <table:table-cell table:style-name="ce2" office:value-type="string" calcext:value-type="string">
            <text:p><text:a xlink:href="http://localhost:8000/report/eventlist/eventdetail.php?eventname=%5Ccore%5Cevent%5Cquestion_viewed" xlink:type="simple">Question viewed</text:a></text:p>
            <text:p>\core\event\question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0];SEARCH(&quot;\&quot;;[.F180])-2)" office:value-type="string" office:string-value="Recent activity viewed" calcext:value-type="string">
            <text:p>Recent activity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180];LEN([.F180])-SEARCH(&quot;\&quot;;[.F180])+1)" office:value-type="string" office:string-value="\core\event\recent_activity_viewed" calcext:value-type="string">
            <text:p>\core\event\recent_activity_viewed</text:p>
          </table:table-cell>
          <table:table-cell table:style-name="ce2" office:value-type="string" calcext:value-type="string">
            <text:p><text:a xlink:href="http://localhost:8000/report/eventlist/eventdetail.php?eventname=%5Ccore%5Cevent%5Crecent_activity_viewed" xlink:type="simple">Recent activity viewed</text:a></text:p>
            <text:p>\core\event\recent_activity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1];SEARCH(&quot;\&quot;;[.F181])-2)" office:value-type="string" office:string-value="Allow role assignment" calcext:value-type="string">
            <text:p>Allow role assignmen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1];LEN([.F181])-SEARCH(&quot;\&quot;;[.F181])+1)" office:value-type="string" office:string-value="\core\event\role_allow_assign_updated" calcext:value-type="string">
            <text:p>\core\event\role_allow_assign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allow_assign_updated" xlink:type="simple">Allow role assignment</text:a></text:p>
            <text:p>\core\event\role_allow_assig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2];SEARCH(&quot;\&quot;;[.F182])-2)" office:value-type="string" office:string-value="Allow role override" calcext:value-type="string">
            <text:p>Allow role override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2];LEN([.F182])-SEARCH(&quot;\&quot;;[.F182])+1)" office:value-type="string" office:string-value="\core\event\role_allow_override_updated" calcext:value-type="string">
            <text:p>\core\event\role_allow_override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allow_override_updated" xlink:type="simple">Allow role override</text:a></text:p>
            <text:p>\core\event\role_allow_overrid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overrid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3];SEARCH(&quot;\&quot;;[.F183])-2)" office:value-type="string" office:string-value="Allow role switch" calcext:value-type="string">
            <text:p>Allow role switch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3];LEN([.F183])-SEARCH(&quot;\&quot;;[.F183])+1)" office:value-type="string" office:string-value="\core\event\role_allow_switch_updated" calcext:value-type="string">
            <text:p>\core\event\role_allow_switch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allow_switch_updated" xlink:type="simple">Allow role switch</text:a></text:p>
            <text:p>\core\event\role_allow_switch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switch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4];SEARCH(&quot;\&quot;;[.F184])-2)" office:value-type="string" office:string-value="Allow role view" calcext:value-type="string">
            <text:p>Allow role view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4];LEN([.F184])-SEARCH(&quot;\&quot;;[.F184])+1)" office:value-type="string" office:string-value="\core\event\role_allow_view_updated" calcext:value-type="string">
            <text:p>\core\event\role_allow_view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allow_view_updated" xlink:type="simple">Allow role view</text:a></text:p>
            <text:p>\core\event\role_allow_view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_allow_view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5];SEARCH(&quot;\&quot;;[.F185])-2)" office:value-type="string" office:string-value="Role assigned" calcext:value-type="string">
            <text:p>Role assign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5];LEN([.F185])-SEARCH(&quot;\&quot;;[.F185])+1)" office:value-type="string" office:string-value="\core\event\role_assigned" calcext:value-type="string">
            <text:p>\core\event\role_assigned</text:p>
          </table:table-cell>
          <table:table-cell table:style-name="ce2" office:value-type="string" calcext:value-type="string">
            <text:p><text:a xlink:href="http://localhost:8000/report/eventlist/eventdetail.php?eventname=%5Ccore%5Cevent%5Crole_assigned" xlink:type="simple">Role assigned</text:a></text:p>
            <text:p>\core\event\role_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role_assign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6];SEARCH(&quot;\&quot;;[.F186])-2)" office:value-type="string" office:string-value="Role capabilities updated (no longer in use)" calcext:value-type="string">
            <text:p>Role capabilities updated (no longer in use)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6];LEN([.F186])-SEARCH(&quot;\&quot;;[.F186])+1)" office:value-type="string" office:string-value="\core\event\role_capabilities_updated" calcext:value-type="string">
            <text:p>\core\event\role_capabilities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capabilities_updated" xlink:type="simple">Role capabilities updated (no longer in use)</text:a></text:p>
            <text:p>\core\event\role_capabilities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7];SEARCH(&quot;\&quot;;[.F187])-2)" office:value-type="string" office:string-value="Role deleted" calcext:value-type="string">
            <text:p>Rol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7];LEN([.F187])-SEARCH(&quot;\&quot;;[.F187])+1)" office:value-type="string" office:string-value="\core\event\role_deleted" calcext:value-type="string">
            <text:p>\core\event\role_deleted</text:p>
          </table:table-cell>
          <table:table-cell table:style-name="ce2" office:value-type="string" calcext:value-type="string">
            <text:p><text:a xlink:href="http://localhost:8000/report/eventlist/eventdetail.php?eventname=%5Ccore%5Cevent%5Crole_deleted" xlink:type="simple">Role deleted</text:a></text:p>
            <text:p>\core\event\ro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8];SEARCH(&quot;\&quot;;[.F188])-2)" office:value-type="string" office:string-value="Role unassigned" calcext:value-type="string">
            <text:p>Role unassign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8];LEN([.F188])-SEARCH(&quot;\&quot;;[.F188])+1)" office:value-type="string" office:string-value="\core\event\role_unassigned" calcext:value-type="string">
            <text:p>\core\event\role_unassigned</text:p>
          </table:table-cell>
          <table:table-cell table:style-name="ce2" office:value-type="string" calcext:value-type="string">
            <text:p><text:a xlink:href="http://localhost:8000/report/eventlist/eventdetail.php?eventname=%5Ccore%5Cevent%5Crole_unassigned" xlink:type="simple">Role unassigned</text:a></text:p>
            <text:p>\core\event\role_unassign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role_unassign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89];SEARCH(&quot;\&quot;;[.F189])-2)" office:value-type="string" office:string-value="Role updated" calcext:value-type="string">
            <text:p>Rol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89];LEN([.F189])-SEARCH(&quot;\&quot;;[.F189])+1)" office:value-type="string" office:string-value="\core\event\role_updated" calcext:value-type="string">
            <text:p>\core\event\role_updated</text:p>
          </table:table-cell>
          <table:table-cell table:style-name="ce2" office:value-type="string" calcext:value-type="string">
            <text:p><text:a xlink:href="http://localhost:8000/report/eventlist/eventdetail.php?eventname=%5Ccore%5Cevent%5Crole_updated" xlink:type="simple">Role updated</text:a></text:p>
            <text:p>\core\event\ro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0];SEARCH(&quot;\&quot;;[.F190])-2)" office:value-type="string" office:string-value="Scale created" calcext:value-type="string">
            <text:p>Scal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0];LEN([.F190])-SEARCH(&quot;\&quot;;[.F190])+1)" office:value-type="string" office:string-value="\core\event\scale_created" calcext:value-type="string">
            <text:p>\core\event\scale_created</text:p>
          </table:table-cell>
          <table:table-cell table:style-name="ce2" office:value-type="string" calcext:value-type="string">
            <text:p><text:a xlink:href="http://localhost:8000/report/eventlist/eventdetail.php?eventname=%5Ccore%5Cevent%5Cscale_created" xlink:type="simple">Scale created</text:a></text:p>
            <text:p>\core\event\scal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1];SEARCH(&quot;\&quot;;[.F191])-2)" office:value-type="string" office:string-value="Scale deleted" calcext:value-type="string">
            <text:p>Scal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1];LEN([.F191])-SEARCH(&quot;\&quot;;[.F191])+1)" office:value-type="string" office:string-value="\core\event\scale_deleted" calcext:value-type="string">
            <text:p>\core\event\scale_deleted</text:p>
          </table:table-cell>
          <table:table-cell table:style-name="ce2" office:value-type="string" calcext:value-type="string">
            <text:p><text:a xlink:href="http://localhost:8000/report/eventlist/eventdetail.php?eventname=%5Ccore%5Cevent%5Cscale_deleted" xlink:type="simple">Scale deleted</text:a></text:p>
            <text:p>\core\event\scal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2];SEARCH(&quot;\&quot;;[.F192])-2)" office:value-type="string" office:string-value="Scale updated" calcext:value-type="string">
            <text:p>Scal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2];LEN([.F192])-SEARCH(&quot;\&quot;;[.F192])+1)" office:value-type="string" office:string-value="\core\event\scale_updated" calcext:value-type="string">
            <text:p>\core\event\scale_updated</text:p>
          </table:table-cell>
          <table:table-cell table:style-name="ce2" office:value-type="string" calcext:value-type="string">
            <text:p><text:a xlink:href="http://localhost:8000/report/eventlist/eventdetail.php?eventname=%5Ccore%5Cevent%5Cscale_updated" xlink:type="simple">Scale updated</text:a></text:p>
            <text:p>\core\event\scal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ale</text:p>
          </table:table-cell>
          <table:table-cell table:style-name="ce5" office:value-type="float" office:value="3.5" calcext:value-type="float">
            <text:p>3.5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3];SEARCH(&quot;\&quot;;[.F193])-2)" office:value-type="string" office:string-value="Search data indexed" calcext:value-type="string">
            <text:p>Search data index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3];LEN([.F193])-SEARCH(&quot;\&quot;;[.F193])+1)" office:value-type="string" office:string-value="\core\event\search_indexed" calcext:value-type="string">
            <text:p>\core\event\search_indexed</text:p>
          </table:table-cell>
          <table:table-cell table:style-name="ce2" office:value-type="string" calcext:value-type="string">
            <text:p><text:a xlink:href="http://localhost:8000/report/eventlist/eventdetail.php?eventname=%5Ccore%5Cevent%5Csearch_indexed" xlink:type="simple">Search data indexed</text:a></text:p>
            <text:p>\core\event\search_index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4];SEARCH(&quot;\&quot;;[.F194])-2)" office:value-type="string" office:string-value="Search results viewed" calcext:value-type="string">
            <text:p>Search results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4];LEN([.F194])-SEARCH(&quot;\&quot;;[.F194])+1)" office:value-type="string" office:string-value="\core\event\search_results_viewed" calcext:value-type="string">
            <text:p>\core\event\search_results_viewed</text:p>
          </table:table-cell>
          <table:table-cell table:style-name="ce2" office:value-type="string" calcext:value-type="string">
            <text:p><text:a xlink:href="http://localhost:8000/report/eventlist/eventdetail.php?eventname=%5Ccore%5Cevent%5Csearch_results_viewed" xlink:type="simple">Search results viewed</text:a></text:p>
            <text:p>\core\event\search_results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5];SEARCH(&quot;\&quot;;[.F195])-2)" office:value-type="string" office:string-value="Tag added to an item" calcext:value-type="string">
            <text:p>Tag added to an item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5];LEN([.F195])-SEARCH(&quot;\&quot;;[.F195])+1)" office:value-type="string" office:string-value="\core\event\tag_added" calcext:value-type="string">
            <text:p>\core\event\tag_added</text:p>
          </table:table-cell>
          <table:table-cell table:style-name="ce2" office:value-type="string" calcext:value-type="string">
            <text:p><text:a xlink:href="http://localhost:8000/report/eventlist/eventdetail.php?eventname=%5Ccore%5Cevent%5Ctag_added" xlink:type="simple">Tag added to an item</text:a></text:p>
            <text:p>\core\event\tag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_instan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6];SEARCH(&quot;\&quot;;[.F196])-2)" office:value-type="string" office:string-value="Tag collection created" calcext:value-type="string">
            <text:p>Tag collection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6];LEN([.F196])-SEARCH(&quot;\&quot;;[.F196])+1)" office:value-type="string" office:string-value="\core\event\tag_collection_created" calcext:value-type="string">
            <text:p>\core\event\tag_collection_created</text:p>
          </table:table-cell>
          <table:table-cell table:style-name="ce2" office:value-type="string" calcext:value-type="string">
            <text:p><text:a xlink:href="http://localhost:8000/report/eventlist/eventdetail.php?eventname=%5Ccore%5Cevent%5Ctag_collection_created" xlink:type="simple">Tag collection created</text:a></text:p>
            <text:p>\core\event\tag_collectio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7];SEARCH(&quot;\&quot;;[.F197])-2)" office:value-type="string" office:string-value="Tag collection deleted" calcext:value-type="string">
            <text:p>Tag collection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7];LEN([.F197])-SEARCH(&quot;\&quot;;[.F197])+1)" office:value-type="string" office:string-value="\core\event\tag_collection_deleted" calcext:value-type="string">
            <text:p>\core\event\tag_collection_deleted</text:p>
          </table:table-cell>
          <table:table-cell table:style-name="ce2" office:value-type="string" calcext:value-type="string">
            <text:p><text:a xlink:href="http://localhost:8000/report/eventlist/eventdetail.php?eventname=%5Ccore%5Cevent%5Ctag_collection_deleted" xlink:type="simple">Tag collection deleted</text:a></text:p>
            <text:p>\core\event\tag_collection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8];SEARCH(&quot;\&quot;;[.F198])-2)" office:value-type="string" office:string-value="Tag collection updated" calcext:value-type="string">
            <text:p>Tag collection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8];LEN([.F198])-SEARCH(&quot;\&quot;;[.F198])+1)" office:value-type="string" office:string-value="\core\event\tag_collection_updated" calcext:value-type="string">
            <text:p>\core\event\tag_collection_updated</text:p>
          </table:table-cell>
          <table:table-cell table:style-name="ce2" office:value-type="string" calcext:value-type="string">
            <text:p><text:a xlink:href="http://localhost:8000/report/eventlist/eventdetail.php?eventname=%5Ccore%5Cevent%5Ctag_collection_updated" xlink:type="simple">Tag collection updated</text:a></text:p>
            <text:p>\core\event\tag_collection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_coll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199];SEARCH(&quot;\&quot;;[.F199])-2)" office:value-type="string" office:string-value="Tag created" calcext:value-type="string">
            <text:p>Tag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199];LEN([.F199])-SEARCH(&quot;\&quot;;[.F199])+1)" office:value-type="string" office:string-value="\core\event\tag_created" calcext:value-type="string">
            <text:p>\core\event\tag_created</text:p>
          </table:table-cell>
          <table:table-cell table:style-name="ce2" office:value-type="string" calcext:value-type="string">
            <text:p><text:a xlink:href="http://localhost:8000/report/eventlist/eventdetail.php?eventname=%5Ccore%5Cevent%5Ctag_created" xlink:type="simple">Tag created</text:a></text:p>
            <text:p>\core\event\tag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0];SEARCH(&quot;\&quot;;[.F200])-2)" office:value-type="string" office:string-value="Tag deleted" calcext:value-type="string">
            <text:p>Tag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0];LEN([.F200])-SEARCH(&quot;\&quot;;[.F200])+1)" office:value-type="string" office:string-value="\core\event\tag_deleted" calcext:value-type="string">
            <text:p>\core\event\tag_deleted</text:p>
          </table:table-cell>
          <table:table-cell table:style-name="ce2" office:value-type="string" calcext:value-type="string">
            <text:p><text:a xlink:href="http://localhost:8000/report/eventlist/eventdetail.php?eventname=%5Ccore%5Cevent%5Ctag_deleted" xlink:type="simple">Tag deleted</text:a></text:p>
            <text:p>\core\event\tag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1];SEARCH(&quot;\&quot;;[.F201])-2)" office:value-type="string" office:string-value="Tag flagged" calcext:value-type="string">
            <text:p>Tag flagg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1];LEN([.F201])-SEARCH(&quot;\&quot;;[.F201])+1)" office:value-type="string" office:string-value="\core\event\tag_flagged" calcext:value-type="string">
            <text:p>\core\event\tag_flagged</text:p>
          </table:table-cell>
          <table:table-cell table:style-name="ce2" office:value-type="string" calcext:value-type="string">
            <text:p><text:a xlink:href="http://localhost:8000/report/eventlist/eventdetail.php?eventname=%5Ccore%5Cevent%5Ctag_flagged" xlink:type="simple">Tag flagged</text:a></text:p>
            <text:p>\core\event\tag_flagg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2];SEARCH(&quot;\&quot;;[.F202])-2)" office:value-type="string" office:string-value="Tag removed from an item" calcext:value-type="string">
            <text:p>Tag removed from an item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2];LEN([.F202])-SEARCH(&quot;\&quot;;[.F202])+1)" office:value-type="string" office:string-value="\core\event\tag_removed" calcext:value-type="string">
            <text:p>\core\event\tag_removed</text:p>
          </table:table-cell>
          <table:table-cell table:style-name="ce2" office:value-type="string" calcext:value-type="string">
            <text:p><text:a xlink:href="http://localhost:8000/report/eventlist/eventdetail.php?eventname=%5Ccore%5Cevent%5Ctag_removed" xlink:type="simple">Tag removed from an item</text:a></text:p>
            <text:p>\core\event\tag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ag_instan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3];SEARCH(&quot;\&quot;;[.F203])-2)" office:value-type="string" office:string-value="Tag unflagged" calcext:value-type="string">
            <text:p>Tag unflagg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3];LEN([.F203])-SEARCH(&quot;\&quot;;[.F203])+1)" office:value-type="string" office:string-value="\core\event\tag_unflagged" calcext:value-type="string">
            <text:p>\core\event\tag_unflagged</text:p>
          </table:table-cell>
          <table:table-cell table:style-name="ce2" office:value-type="string" calcext:value-type="string">
            <text:p><text:a xlink:href="http://localhost:8000/report/eventlist/eventdetail.php?eventname=%5Ccore%5Cevent%5Ctag_unflagged" xlink:type="simple">Tag unflagged</text:a></text:p>
            <text:p>\core\event\tag_unflagg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4];SEARCH(&quot;\&quot;;[.F204])-2)" office:value-type="string" office:string-value="Tag updated" calcext:value-type="string">
            <text:p>Tag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4];LEN([.F204])-SEARCH(&quot;\&quot;;[.F204])+1)" office:value-type="string" office:string-value="\core\event\tag_updated" calcext:value-type="string">
            <text:p>\core\event\tag_updated</text:p>
          </table:table-cell>
          <table:table-cell table:style-name="ce2" office:value-type="string" calcext:value-type="string">
            <text:p><text:a xlink:href="http://localhost:8000/report/eventlist/eventdetail.php?eventname=%5Ccore%5Cevent%5Ctag_updated" xlink:type="simple">Tag updated</text:a></text:p>
            <text:p>\core\event\tag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5];SEARCH(&quot;\&quot;;[.F205])-2)" office:value-type="string" office:string-value="User created" calcext:value-type="string">
            <text:p>User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5];LEN([.F205])-SEARCH(&quot;\&quot;;[.F205])+1)" office:value-type="string" office:string-value="\core\event\user_created" calcext:value-type="string">
            <text:p>\core\event\user_created</text:p>
          </table:table-cell>
          <table:table-cell table:style-name="ce2" office:value-type="string" calcext:value-type="string">
            <text:p><text:a xlink:href="http://localhost:8000/report/eventlist/eventdetail.php?eventname=%5Ccore%5Cevent%5Cuser_created" xlink:type="simple">User created</text:a></text:p>
            <text:p>\core\event\user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cre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6];SEARCH(&quot;\&quot;;[.F206])-2)" office:value-type="string" office:string-value="User deleted" calcext:value-type="string">
            <text:p>User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6];LEN([.F206])-SEARCH(&quot;\&quot;;[.F206])+1)" office:value-type="string" office:string-value="\core\event\user_deleted" calcext:value-type="string">
            <text:p>\core\event\user_deleted</text:p>
          </table:table-cell>
          <table:table-cell table:style-name="ce2" office:value-type="string" calcext:value-type="string">
            <text:p><text:a xlink:href="http://localhost:8000/report/eventlist/eventdetail.php?eventname=%5Ccore%5Cevent%5Cuser_deleted" xlink:type="simple">User deleted</text:a></text:p>
            <text:p>\core\event\user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dele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7];SEARCH(&quot;\&quot;;[.F207])-2)" office:value-type="string" office:string-value="User enrolled in course" calcext:value-type="string">
            <text:p>User enrolled in course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7];LEN([.F207])-SEARCH(&quot;\&quot;;[.F207])+1)" office:value-type="string" office:string-value="\core\event\user_enrolment_created" calcext:value-type="string">
            <text:p>\core\event\user_enrolment_created</text:p>
          </table:table-cell>
          <table:table-cell table:style-name="ce2" office:value-type="string" calcext:value-type="string">
            <text:p><text:a xlink:href="http://localhost:8000/report/eventlist/eventdetail.php?eventname=%5Ccore%5Cevent%5Cuser_enrolment_created" xlink:type="simple">User enrolled in course</text:a></text:p>
            <text:p>\core\event\user_enrolment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enroll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8];SEARCH(&quot;\&quot;;[.F208])-2)" office:value-type="string" office:string-value="User unenrolled from course" calcext:value-type="string">
            <text:p>User unenrolled from course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8];LEN([.F208])-SEARCH(&quot;\&quot;;[.F208])+1)" office:value-type="string" office:string-value="\core\event\user_enrolment_deleted" calcext:value-type="string">
            <text:p>\core\event\user_enrolment_deleted</text:p>
          </table:table-cell>
          <table:table-cell table:style-name="ce2" office:value-type="string" calcext:value-type="string">
            <text:p><text:a xlink:href="http://localhost:8000/report/eventlist/eventdetail.php?eventname=%5Ccore%5Cevent%5Cuser_enrolment_deleted" xlink:type="simple">User unenrolled from course</text:a></text:p>
            <text:p>\core\event\user_enrolment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unenroll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09];SEARCH(&quot;\&quot;;[.F209])-2)" office:value-type="string" office:string-value="User unenrolment updated" calcext:value-type="string">
            <text:p>User unenrolment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09];LEN([.F209])-SEARCH(&quot;\&quot;;[.F209])+1)" office:value-type="string" office:string-value="\core\event\user_enrolment_updated" calcext:value-type="string">
            <text:p>\core\event\user_enrolment_updated</text:p>
          </table:table-cell>
          <table:table-cell table:style-name="ce2" office:value-type="string" calcext:value-type="string">
            <text:p><text:a xlink:href="http://localhost:8000/report/eventlist/eventdetail.php?eventname=%5Ccore%5Cevent%5Cuser_enrolment_updated" xlink:type="simple">User unenrolment updated</text:a></text:p>
            <text:p>\core\event\user_enrolment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enrolmen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enrol_modifi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0];SEARCH(&quot;\&quot;;[.F210])-2)" office:value-type="string" office:string-value="Feedback link clicked" calcext:value-type="string">
            <text:p>Feedback link click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10];LEN([.F210])-SEARCH(&quot;\&quot;;[.F210])+1)" office:value-type="string" office:string-value="\core\event\userfeedback_give" calcext:value-type="string">
            <text:p>\core\event\userfeedback_give</text:p>
          </table:table-cell>
          <table:table-cell table:style-name="ce2" office:value-type="string" calcext:value-type="string">
            <text:p><text:a xlink:href="http://localhost:8000/report/eventlist/eventdetail.php?eventname=%5Ccore%5Cevent%5Cuserfeedback_give" xlink:type="simple">Feedback link clicked</text:a></text:p>
            <text:p>\core\event\userfeedback_giv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1];SEARCH(&quot;\&quot;;[.F211])-2)" office:value-type="string" office:string-value="Remind me later feedback link clicked" calcext:value-type="string">
            <text:p>Remind me later feedback link click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11];LEN([.F211])-SEARCH(&quot;\&quot;;[.F211])+1)" office:value-type="string" office:string-value="\core\event\userfeedback_remind" calcext:value-type="string">
            <text:p>\core\event\userfeedback_remind</text:p>
          </table:table-cell>
          <table:table-cell table:style-name="ce2" office:value-type="string" calcext:value-type="string">
            <text:p><text:a xlink:href="http://localhost:8000/report/eventlist/eventdetail.php?eventname=%5Ccore%5Cevent%5Cuserfeedback_remind" xlink:type="simple">Remind me later feedback link clicked</text:a></text:p>
            <text:p>\core\event\userfeedback_remin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2];SEARCH(&quot;\&quot;;[.F212])-2)" office:value-type="string" office:string-value="User graded" calcext:value-type="string">
            <text:p>User grad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12];LEN([.F212])-SEARCH(&quot;\&quot;;[.F212])+1)" office:value-type="string" office:string-value="\core\event\user_graded" calcext:value-type="string">
            <text:p>\core\event\user_graded</text:p>
          </table:table-cell>
          <table:table-cell table:style-name="ce2" office:value-type="string" calcext:value-type="string">
            <text:p><text:a xlink:href="http://localhost:8000/report/eventlist/eventdetail.php?eventname=%5Ccore%5Cevent%5Cuser_graded" xlink:type="simple">User graded</text:a></text:p>
            <text:p>\core\event\user_gra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rade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3];SEARCH(&quot;\&quot;;[.F213])-2)" office:value-type="string" office:string-value="User profile field category created" calcext:value-type="string">
            <text:p>User profile field category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3];LEN([.F213])-SEARCH(&quot;\&quot;;[.F213])+1)" office:value-type="string" office:string-value="\core\event\user_info_category_created" calcext:value-type="string">
            <text:p>\core\event\user_info_category_crea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category_created" xlink:type="simple">User profile field category created</text:a></text:p>
            <text:p>\core\event\user_info_category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4];SEARCH(&quot;\&quot;;[.F214])-2)" office:value-type="string" office:string-value="User profile field category deleted" calcext:value-type="string">
            <text:p>User profile field category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4];LEN([.F214])-SEARCH(&quot;\&quot;;[.F214])+1)" office:value-type="string" office:string-value="\core\event\user_info_category_deleted" calcext:value-type="string">
            <text:p>\core\event\user_info_category_dele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category_deleted" xlink:type="simple">User profile field category deleted</text:a></text:p>
            <text:p>\core\event\user_info_category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5];SEARCH(&quot;\&quot;;[.F215])-2)" office:value-type="string" office:string-value="User profile field category updated" calcext:value-type="string">
            <text:p>User profile field category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5];LEN([.F215])-SEARCH(&quot;\&quot;;[.F215])+1)" office:value-type="string" office:string-value="\core\event\user_info_category_updated" calcext:value-type="string">
            <text:p>\core\event\user_info_category_upda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category_updated" xlink:type="simple">User profile field category updated</text:a></text:p>
            <text:p>\core\event\user_info_category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info_categor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6];SEARCH(&quot;\&quot;;[.F216])-2)" office:value-type="string" office:string-value="User profile field created" calcext:value-type="string">
            <text:p>User profile field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6];LEN([.F216])-SEARCH(&quot;\&quot;;[.F216])+1)" office:value-type="string" office:string-value="\core\event\user_info_field_created" calcext:value-type="string">
            <text:p>\core\event\user_info_field_crea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field_created" xlink:type="simple">User profile field created</text:a></text:p>
            <text:p>\core\event\user_info_field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7];SEARCH(&quot;\&quot;;[.F217])-2)" office:value-type="string" office:string-value="User profile field deleted" calcext:value-type="string">
            <text:p>User profile field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7];LEN([.F217])-SEARCH(&quot;\&quot;;[.F217])+1)" office:value-type="string" office:string-value="\core\event\user_info_field_deleted" calcext:value-type="string">
            <text:p>\core\event\user_info_field_dele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field_deleted" xlink:type="simple">User profile field deleted</text:a></text:p>
            <text:p>\core\event\user_info_field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8];SEARCH(&quot;\&quot;;[.F218])-2)" office:value-type="string" office:string-value="User profile field updated" calcext:value-type="string">
            <text:p>User profile field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8];LEN([.F218])-SEARCH(&quot;\&quot;;[.F218])+1)" office:value-type="string" office:string-value="\core\event\user_info_field_updated" calcext:value-type="string">
            <text:p>\core\event\user_info_field_updated</text:p>
          </table:table-cell>
          <table:table-cell table:style-name="ce2" office:value-type="string" calcext:value-type="string">
            <text:p><text:a xlink:href="http://localhost:8000/report/eventlist/eventdetail.php?eventname=%5Ccore%5Cevent%5Cuser_info_field_updated" xlink:type="simple">User profile field updated</text:a></text:p>
            <text:p>\core\event\user_info_field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_info_field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19];SEARCH(&quot;\&quot;;[.F219])-2)" office:value-type="string" office:string-value="User list viewed" calcext:value-type="string">
            <text:p>User lis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19];LEN([.F219])-SEARCH(&quot;\&quot;;[.F219])+1)" office:value-type="string" office:string-value="\core\event\user_list_viewed" calcext:value-type="string">
            <text:p>\core\event\user_list_viewed</text:p>
          </table:table-cell>
          <table:table-cell table:style-name="ce2" office:value-type="string" calcext:value-type="string">
            <text:p><text:a xlink:href="http://localhost:8000/report/eventlist/eventdetail.php?eventname=%5Ccore%5Cevent%5Cuser_list_viewed" xlink:type="simple">User list viewed</text:a></text:p>
            <text:p>\core\event\user_list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ours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0];SEARCH(&quot;\&quot;;[.F220])-2)" office:value-type="string" office:string-value="User logged in as another user" calcext:value-type="string">
            <text:p>User logged in as another user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20];LEN([.F220])-SEARCH(&quot;\&quot;;[.F220])+1)" office:value-type="string" office:string-value="\core\event\user_loggedinas" calcext:value-type="string">
            <text:p>\core\event\user_loggedinas</text:p>
          </table:table-cell>
          <table:table-cell table:style-name="ce2" office:value-type="string" calcext:value-type="string">
            <text:p><text:a xlink:href="http://localhost:8000/report/eventlist/eventdetail.php?eventname=%5Ccore%5Cevent%5Cuser_loggedinas" xlink:type="simple">User logged in as another user</text:a></text:p>
            <text:p>\core\event\user_loggedinas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1];SEARCH(&quot;\&quot;;[.F221])-2)" office:value-type="string" office:string-value="User has logged in" calcext:value-type="string">
            <text:p>User has logged in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21];LEN([.F221])-SEARCH(&quot;\&quot;;[.F221])+1)" office:value-type="string" office:string-value="\core\event\user_loggedin" calcext:value-type="string">
            <text:p>\core\event\user_loggedin</text:p>
          </table:table-cell>
          <table:table-cell table:style-name="ce2" office:value-type="string" calcext:value-type="string">
            <text:p><text:a xlink:href="http://localhost:8000/report/eventlist/eventdetail.php?eventname=%5Ccore%5Cevent%5Cuser_loggedin" xlink:type="simple">User has logged in</text:a></text:p>
            <text:p>\core\event\user_loggedin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2];SEARCH(&quot;\&quot;;[.F222])-2)" office:value-type="string" office:string-value="User logged out" calcext:value-type="string">
            <text:p>User logged out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22];LEN([.F222])-SEARCH(&quot;\&quot;;[.F222])+1)" office:value-type="string" office:string-value="\core\event\user_loggedout" calcext:value-type="string">
            <text:p>\core\event\user_loggedout</text:p>
          </table:table-cell>
          <table:table-cell table:style-name="ce2" office:value-type="string" calcext:value-type="string">
            <text:p><text:a xlink:href="http://localhost:8000/report/eventlist/eventdetail.php?eventname=%5Ccore%5Cevent%5Cuser_loggedout" xlink:type="simple">User logged out</text:a></text:p>
            <text:p>\core\event\user_loggedou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logout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3];SEARCH(&quot;\&quot;;[.F223])-2)" office:value-type="string" office:string-value="User login failed" calcext:value-type="string">
            <text:p>User login fail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23];LEN([.F223])-SEARCH(&quot;\&quot;;[.F223])+1)" office:value-type="string" office:string-value="\core\event\user_login_failed" calcext:value-type="string">
            <text:p>\core\event\user_login_failed</text:p>
          </table:table-cell>
          <table:table-cell table:style-name="ce2" office:value-type="string" calcext:value-type="string">
            <text:p><text:a xlink:href="http://localhost:8000/report/eventlist/eventdetail.php?eventname=%5Ccore%5Cevent%5Cuser_login_failed" xlink:type="simple">User login failed</text:a></text:p>
            <text:p>\core\event\user_login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4];SEARCH(&quot;\&quot;;[.F224])-2)" office:value-type="string" office:string-value="User password failed password policy" calcext:value-type="string">
            <text:p>User password failed password policy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24];LEN([.F224])-SEARCH(&quot;\&quot;;[.F224])+1)" office:value-type="string" office:string-value="\core\event\user_password_policy_failed" calcext:value-type="string">
            <text:p>\core\event\user_password_policy_failed</text:p>
          </table:table-cell>
          <table:table-cell table:style-name="ce2" office:value-type="string" calcext:value-type="string">
            <text:p><text:a xlink:href="http://localhost:8000/report/eventlist/eventdetail.php?eventname=%5Ccore%5Cevent%5Cuser_password_policy_failed" xlink:type="simple">User password failed password policy</text:a></text:p>
            <text:p>\core\event\user_password_policy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5];SEARCH(&quot;\&quot;;[.F225])-2)" office:value-type="string" office:string-value="User password updated" calcext:value-type="string">
            <text:p>User password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25];LEN([.F225])-SEARCH(&quot;\&quot;;[.F225])+1)" office:value-type="string" office:string-value="\core\event\user_password_updated" calcext:value-type="string">
            <text:p>\core\event\user_password_updated</text:p>
          </table:table-cell>
          <table:table-cell table:style-name="ce2" office:value-type="string" calcext:value-type="string">
            <text:p><text:a xlink:href="http://localhost:8000/report/eventlist/eventdetail.php?eventname=%5Ccore%5Cevent%5Cuser_password_updated" xlink:type="simple">User password updated</text:a></text:p>
            <text:p>\core\event\user_password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6];SEARCH(&quot;\&quot;;[.F226])-2)" office:value-type="string" office:string-value="User profile viewed" calcext:value-type="string">
            <text:p>User profile view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26];LEN([.F226])-SEARCH(&quot;\&quot;;[.F226])+1)" office:value-type="string" office:string-value="\core\event\user_profile_viewed" calcext:value-type="string">
            <text:p>\core\event\user_profile_viewed</text:p>
          </table:table-cell>
          <table:table-cell table:style-name="ce2" office:value-type="string" calcext:value-type="string">
            <text:p><text:a xlink:href="http://localhost:8000/report/eventlist/eventdetail.php?eventname=%5Ccore%5Cevent%5Cuser_profile_viewed" xlink:type="simple">User profile viewed</text:a></text:p>
            <text:p>\core\event\user_profile_view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7];SEARCH(&quot;\&quot;;[.F227])-2)" office:value-type="string" office:string-value="User updated" calcext:value-type="string">
            <text:p>User upda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27];LEN([.F227])-SEARCH(&quot;\&quot;;[.F227])+1)" office:value-type="string" office:string-value="\core\event\user_updated" calcext:value-type="string">
            <text:p>\core\event\user_updated</text:p>
          </table:table-cell>
          <table:table-cell table:style-name="ce2" office:value-type="string" calcext:value-type="string">
            <text:p><text:a xlink:href="http://localhost:8000/report/eventlist/eventdetail.php?eventname=%5Ccore%5Cevent%5Cuser_updated" xlink:type="simple">User updated</text:a></text:p>
            <text:p>\core\event\user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user_upda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8];SEARCH(&quot;\&quot;;[.F228])-2)" office:value-type="string" office:string-value="Data infected" calcext:value-type="string">
            <text:p>Data infec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28];LEN([.F228])-SEARCH(&quot;\&quot;;[.F228])+1)" office:value-type="string" office:string-value="\core\event\virus_infected_data_detected" calcext:value-type="string">
            <text:p>\core\event\virus_infected_data_detected</text:p>
          </table:table-cell>
          <table:table-cell table:style-name="ce2" office:value-type="string" calcext:value-type="string">
            <text:p><text:a xlink:href="http://localhost:8000/report/eventlist/eventdetail.php?eventname=%5Ccore%5Cevent%5Cvirus_infected_data_detected" xlink:type="simple">Data infected</text:a></text:p>
            <text:p>\core\event\virus_infected_data_detec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29];SEARCH(&quot;\&quot;;[.F229])-2)" office:value-type="string" office:string-value="File infected" calcext:value-type="string">
            <text:p>File infec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29];LEN([.F229])-SEARCH(&quot;\&quot;;[.F229])+1)" office:value-type="string" office:string-value="\core\event\virus_infected_file_detected" calcext:value-type="string">
            <text:p>\core\event\virus_infected_file_detected</text:p>
          </table:table-cell>
          <table:table-cell table:style-name="ce2" office:value-type="string" calcext:value-type="string">
            <text:p><text:a xlink:href="http://localhost:8000/report/eventlist/eventdetail.php?eventname=%5Ccore%5Cevent%5Cvirus_infected_file_detected" xlink:type="simple">File infected</text:a></text:p>
            <text:p>\core\event\virus_infected_file_detec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0];SEARCH(&quot;\&quot;;[.F230])-2)" office:value-type="string" office:string-value="Web service function called" calcext:value-type="string">
            <text:p>Web service function cal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0];LEN([.F230])-SEARCH(&quot;\&quot;;[.F230])+1)" office:value-type="string" office:string-value="\core\event\webservice_function_called" calcext:value-type="string">
            <text:p>\core\event\webservice_function_call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function_called" xlink:type="simple">Web service function called</text:a></text:p>
            <text:p>\core\event\webservice_function_cal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1];SEARCH(&quot;\&quot;;[.F231])-2)" office:value-type="string" office:string-value="Web service login failed" calcext:value-type="string">
            <text:p>Web service login fai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1];LEN([.F231])-SEARCH(&quot;\&quot;;[.F231])+1)" office:value-type="string" office:string-value="\core\event\webservice_login_failed" calcext:value-type="string">
            <text:p>\core\event\webservice_login_fail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login_failed" xlink:type="simple">Web service login failed</text:a></text:p>
            <text:p>\core\event\webservice_login_fail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2];SEARCH(&quot;\&quot;;[.F232])-2)" office:value-type="string" office:string-value="Web service created" calcext:value-type="string">
            <text:p>Web servic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2];LEN([.F232])-SEARCH(&quot;\&quot;;[.F232])+1)" office:value-type="string" office:string-value="\core\event\webservice_service_created" calcext:value-type="string">
            <text:p>\core\event\webservice_service_creat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service_created" xlink:type="simple">Web service created</text:a></text:p>
            <text:p>\core\event\webservice_service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3];SEARCH(&quot;\&quot;;[.F233])-2)" office:value-type="string" office:string-value="Web service deleted" calcext:value-type="string">
            <text:p>Web servic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3];LEN([.F233])-SEARCH(&quot;\&quot;;[.F233])+1)" office:value-type="string" office:string-value="\core\event\webservice_service_deleted" calcext:value-type="string">
            <text:p>\core\event\webservice_service_delet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service_deleted" xlink:type="simple">Web service deleted</text:a></text:p>
            <text:p>\core\event\webservice_service_dele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4];SEARCH(&quot;\&quot;;[.F234])-2)" office:value-type="string" office:string-value="Web service updated" calcext:value-type="string">
            <text:p>Web servic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4];LEN([.F234])-SEARCH(&quot;\&quot;;[.F234])+1)" office:value-type="string" office:string-value="\core\event\webservice_service_updated" calcext:value-type="string">
            <text:p>\core\event\webservice_service_updat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service_updated" xlink:type="simple">Web service updated</text:a></text:p>
            <text:p>\core\event\webservice_service_upd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5];SEARCH(&quot;\&quot;;[.F235])-2)" office:value-type="string" office:string-value="Web service user added" calcext:value-type="string">
            <text:p>Web service user ad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5];LEN([.F235])-SEARCH(&quot;\&quot;;[.F235])+1)" office:value-type="string" office:string-value="\core\event\webservice_service_user_added" calcext:value-type="string">
            <text:p>\core\event\webservice_service_user_add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service_user_added" xlink:type="simple">Web service user added</text:a></text:p>
            <text:p>\core\event\webservice_service_user_add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6];SEARCH(&quot;\&quot;;[.F236])-2)" office:value-type="string" office:string-value="Web service user removed" calcext:value-type="string">
            <text:p>Web service user re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6];LEN([.F236])-SEARCH(&quot;\&quot;;[.F236])+1)" office:value-type="string" office:string-value="\core\event\webservice_service_user_removed" calcext:value-type="string">
            <text:p>\core\event\webservice_service_user_remov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service_user_removed" xlink:type="simple">Web service user removed</text:a></text:p>
            <text:p>\core\event\webservice_service_user_remov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external_servic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7];SEARCH(&quot;\&quot;;[.F237])-2)" office:value-type="string" office:string-value="Web service token created" calcext:value-type="string">
            <text:p>Web service token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7];LEN([.F237])-SEARCH(&quot;\&quot;;[.F237])+1)" office:value-type="string" office:string-value="\core\event\webservice_token_created" calcext:value-type="string">
            <text:p>\core\event\webservice_token_created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token_created" xlink:type="simple">Web service token created</text:a></text:p>
            <text:p>\core\event\webservice_token_created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external_toke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8];SEARCH(&quot;\&quot;;[.F238])-2)" office:value-type="string" office:string-value="Web service token sent" calcext:value-type="string">
            <text:p>Web service token sen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8];LEN([.F238])-SEARCH(&quot;\&quot;;[.F238])+1)" office:value-type="string" office:string-value="\core\event\webservice_token_sent" calcext:value-type="string">
            <text:p>\core\event\webservice_token_sent</text:p>
          </table:table-cell>
          <table:table-cell table:style-name="ce2" office:value-type="string" calcext:value-type="string">
            <text:p><text:a xlink:href="http://localhost:8000/report/eventlist/eventdetail.php?eventname=%5Ccore%5Cevent%5Cwebservice_token_sent" xlink:type="simple">Web service token sent</text:a></text:p>
            <text:p>\core\event\webservice_token_sen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external_token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39];SEARCH(&quot;\&quot;;[.F239])-2)" office:value-type="string" office:string-value="All the submissions are being downloaded." calcext:value-type="string">
            <text:p>All the submissions are being download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39];LEN([.F239])-SEARCH(&quot;\&quot;;[.F239])+1)" office:value-type="string" office:string-value="\mod_assign\event\all_submissions_downloaded" calcext:value-type="string">
            <text:p>\mod_assign\event\all_submissions_downloaded</text:p>
          </table:table-cell>
          <table:table-cell table:style-name="ce2" office:value-type="string" calcext:value-type="string">
            <text:p><text:a xlink:href="http://localhost:8000/report/eventlist/eventdetail.php?eventname=%5Cmod_assign%5Cevent%5Call_submissions_downloaded" xlink:type="simple">All the submissions are being downloaded.</text:a></text:p>
            <text:p>\mod_assign\event\all_submissions_download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0];SEARCH(&quot;\&quot;;[.F240])-2)" office:value-type="string" office:string-value="A submission has been submitted." calcext:value-type="string">
            <text:p>A submission has been submit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40];LEN([.F240])-SEARCH(&quot;\&quot;;[.F240])+1)" office:value-type="string" office:string-value="\mod_assign\event\assessable_submitted" calcext:value-type="string">
            <text:p>\mod_assign\event\assessable_submitted</text:p>
          </table:table-cell>
          <table:table-cell table:style-name="ce2" office:value-type="string" calcext:value-type="string">
            <text:p><text:a xlink:href="http://localhost:8000/report/eventlist/eventdetail.php?eventname=%5Cmod_assign%5Cevent%5Cassessable_submitted" xlink:type="simple">A submission has been submitted.</text:a></text:p>
            <text:p>\mod_assign\event\assessable_submit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submit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1];SEARCH(&quot;\&quot;;[.F241])-2)" office:value-type="string" office:string-value="Batch set marker allocation viewed" calcext:value-type="string">
            <text:p>Batch set marker allocation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1];LEN([.F241])-SEARCH(&quot;\&quot;;[.F241])+1)" office:value-type="string" office:string-value="\mod_assign\event\batch_set_marker_allocation_viewed" calcext:value-type="string">
            <text:p>\mod_assign\event\batch_set_marker_allocation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batch_set_marker_allocation_viewed" xlink:type="simple">Batch set marker allocation viewed</text:a></text:p>
            <text:p>\mod_assign\event\batch_set_marker_allocation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2];SEARCH(&quot;\&quot;;[.F242])-2)" office:value-type="string" office:string-value="Batch set workflow state viewed." calcext:value-type="string">
            <text:p>Batch set workflow state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2];LEN([.F242])-SEARCH(&quot;\&quot;;[.F242])+1)" office:value-type="string" office:string-value="\mod_assign\event\batch_set_workflow_state_viewed" calcext:value-type="string">
            <text:p>\mod_assign\event\batch_set_workflow_state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batch_set_workflow_state_viewed" xlink:type="simple">Batch set workflow state viewed.</text:a></text:p>
            <text:p>\mod_assign\event\batch_set_workflow_stat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3];SEARCH(&quot;\&quot;;[.F243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3];LEN([.F243])-SEARCH(&quot;\&quot;;[.F243])+1)" office:value-type="string" office:string-value="\mod_assign\event\course_module_instance_list_viewed" calcext:value-type="string">
            <text:p>\mod_assign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course_module_instance_list_viewed" xlink:type="simple">Course module instance list viewed</text:a></text:p>
            <text:p>\mod_assign\event\course_module_instance_list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4];SEARCH(&quot;\&quot;;[.F244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44];LEN([.F244])-SEARCH(&quot;\&quot;;[.F244])+1)" office:value-type="string" office:string-value="\mod_assign\event\course_module_viewed" calcext:value-type="string">
            <text:p>\mod_assign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course_module_viewed" xlink:type="simple">Course module viewed</text:a></text:p>
            <text:p>\mod_assign\event\course_modul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3.6" calcext:value-type="float">
            <text:p>3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5];SEARCH(&quot;\&quot;;[.F245])-2)" office:value-type="string" office:string-value="An extension has been granted." calcext:value-type="string">
            <text:p>An extension has been granted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45];LEN([.F245])-SEARCH(&quot;\&quot;;[.F245])+1)" office:value-type="string" office:string-value="\mod_assign\event\extension_granted" calcext:value-type="string">
            <text:p>\mod_assign\event\extension_granted</text:p>
          </table:table-cell>
          <table:table-cell table:style-name="ce2" office:value-type="string" calcext:value-type="string">
            <text:p><text:a xlink:href="http://localhost:8000/report/eventlist/eventdetail.php?eventname=%5Cmod_assign%5Cevent%5Cextension_granted" xlink:type="simple">An extension has been granted.</text:a></text:p>
            <text:p>\mod_assign\event\extension_gran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6];SEARCH(&quot;\&quot;;[.F246])-2)" office:value-type="string" office:string-value="Feedback viewed" calcext:value-type="string">
            <text:p>Feedback view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46];LEN([.F246])-SEARCH(&quot;\&quot;;[.F246])+1)" office:value-type="string" office:string-value="\mod_assign\event\feedback_viewed" calcext:value-type="string">
            <text:p>\mod_assign\event\feedback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feedback_viewed" xlink:type="simple">Feedback viewed</text:a></text:p>
            <text:p>\mod_assign\event\feedback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7];SEARCH(&quot;\&quot;;[.F247])-2)" office:value-type="string" office:string-value="Grading form viewed" calcext:value-type="string">
            <text:p>Grading form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7];LEN([.F247])-SEARCH(&quot;\&quot;;[.F247])+1)" office:value-type="string" office:string-value="\mod_assign\event\grading_form_viewed" calcext:value-type="string">
            <text:p>\mod_assign\event\grading_form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grading_form_viewed" xlink:type="simple">Grading form viewed</text:a></text:p>
            <text:p>\mod_assign\event\grading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8];SEARCH(&quot;\&quot;;[.F248])-2)" office:value-type="string" office:string-value="Grading table viewed" calcext:value-type="string">
            <text:p>Grading table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8];LEN([.F248])-SEARCH(&quot;\&quot;;[.F248])+1)" office:value-type="string" office:string-value="\mod_assign\event\grading_table_viewed" calcext:value-type="string">
            <text:p>\mod_assign\event\grading_table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grading_table_viewed" xlink:type="simple">Grading table viewed</text:a></text:p>
            <text:p>\mod_assign\event\grading_tabl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49];SEARCH(&quot;\&quot;;[.F249])-2)" office:value-type="string" office:string-value="Assignment override created" calcext:value-type="string">
            <text:p>Assignment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49];LEN([.F249])-SEARCH(&quot;\&quot;;[.F249])+1)" office:value-type="string" office:string-value="\mod_assign\event\group_override_created" calcext:value-type="string">
            <text:p>\mod_assign\event\group_override_cre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group_override_created" xlink:type="simple">Assignment override created</text:a></text:p>
            <text:p>\mod_assign\event\group_override_cre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0];SEARCH(&quot;\&quot;;[.F250])-2)" office:value-type="string" office:string-value="Assignment override deleted" calcext:value-type="string">
            <text:p>Assignment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0];LEN([.F250])-SEARCH(&quot;\&quot;;[.F250])+1)" office:value-type="string" office:string-value="\mod_assign\event\group_override_deleted" calcext:value-type="string">
            <text:p>\mod_assign\event\group_override_deleted</text:p>
          </table:table-cell>
          <table:table-cell table:style-name="ce2" office:value-type="string" calcext:value-type="string">
            <text:p><text:a xlink:href="http://localhost:8000/report/eventlist/eventdetail.php?eventname=%5Cmod_assign%5Cevent%5Cgroup_override_deleted" xlink:type="simple">Assignment override deleted</text:a></text:p>
            <text:p>\mod_assign\event\group_override_dele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1];SEARCH(&quot;\&quot;;[.F251])-2)" office:value-type="string" office:string-value="Assignment override updated" calcext:value-type="string">
            <text:p>Assignment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1];LEN([.F251])-SEARCH(&quot;\&quot;;[.F251])+1)" office:value-type="string" office:string-value="\mod_assign\event\group_override_updated" calcext:value-type="string">
            <text:p>\mod_assign\event\group_override_upd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group_override_updated" xlink:type="simple">Assignment override updated</text:a></text:p>
            <text:p>\mod_assign\event\group_overrid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2];SEARCH(&quot;\&quot;;[.F252])-2)" office:value-type="string" office:string-value="The identities have been revealed." calcext:value-type="string">
            <text:p>The identities have been reveal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2];LEN([.F252])-SEARCH(&quot;\&quot;;[.F252])+1)" office:value-type="string" office:string-value="\mod_assign\event\identities_revealed" calcext:value-type="string">
            <text:p>\mod_assign\event\identities_revealed</text:p>
          </table:table-cell>
          <table:table-cell table:style-name="ce2" office:value-type="string" calcext:value-type="string">
            <text:p><text:a xlink:href="http://localhost:8000/report/eventlist/eventdetail.php?eventname=%5Cmod_assign%5Cevent%5Cidentities_revealed" xlink:type="simple">The identities have been revealed.</text:a></text:p>
            <text:p>\mod_assign\event\identities_reveal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3];SEARCH(&quot;\&quot;;[.F253])-2)" office:value-type="string" office:string-value="The allocated marker has been updated." calcext:value-type="string">
            <text:p>The allocated marker has been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3];LEN([.F253])-SEARCH(&quot;\&quot;;[.F253])+1)" office:value-type="string" office:string-value="\mod_assign\event\marker_updated" calcext:value-type="string">
            <text:p>\mod_assign\event\marker_upd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marker_updated" xlink:type="simple">The allocated marker has been updated.</text:a></text:p>
            <text:p>\mod_assign\event\marker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4];SEARCH(&quot;\&quot;;[.F254])-2)" office:value-type="string" office:string-value="Remove submission confirmation viewed." calcext:value-type="string">
            <text:p>Remove submission confirmation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4];LEN([.F254])-SEARCH(&quot;\&quot;;[.F254])+1)" office:value-type="string" office:string-value="\mod_assign\event\remove_submission_form_viewed" calcext:value-type="string">
            <text:p>\mod_assign\event\remove_submission_form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remove_submission_form_viewed" xlink:type="simple">Remove submission confirmation viewed.</text:a></text:p>
            <text:p>\mod_assign\event\remove_submiss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5];SEARCH(&quot;\&quot;;[.F255])-2)" office:value-type="string" office:string-value="Reveal identities confirmation page viewed." calcext:value-type="string">
            <text:p>Reveal identities confirmation page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55];LEN([.F255])-SEARCH(&quot;\&quot;;[.F255])+1)" office:value-type="string" office:string-value="\mod_assign\event\reveal_identities_confirmation_page_viewed" calcext:value-type="string">
            <text:p>\mod_assign\event\reveal_identities_confirmation_page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reveal_identities_confirmation_page_viewed" xlink:type="simple">Reveal identities confirmation page viewed.</text:a></text:p>
            <text:p>\mod_assign\event\reveal_identities_confirmation_page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6];SEARCH(&quot;\&quot;;[.F256])-2)" office:value-type="string" office:string-value="The user has accepted the statement of the submission." calcext:value-type="string">
            <text:p>The user has accepted the statement of the submission.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56];LEN([.F256])-SEARCH(&quot;\&quot;;[.F256])+1)" office:value-type="string" office:string-value="\mod_assign\event\statement_accepted" calcext:value-type="string">
            <text:p>\mod_assign\event\statement_accepted</text:p>
          </table:table-cell>
          <table:table-cell table:style-name="ce2" office:value-type="string" calcext:value-type="string">
            <text:p><text:a xlink:href="http://localhost:8000/report/eventlist/eventdetail.php?eventname=%5Cmod_assign%5Cevent%5Cstatement_accepted" xlink:type="simple">The user has accepted the statement of the submission.</text:a></text:p>
            <text:p>\mod_assign\event\statement_accep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7];SEARCH(&quot;\&quot;;[.F257])-2)" office:value-type="string" office:string-value="Submission confirmation form viewed." calcext:value-type="string">
            <text:p>Submission confirmation form view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57];LEN([.F257])-SEARCH(&quot;\&quot;;[.F257])+1)" office:value-type="string" office:string-value="\mod_assign\event\submission_confirmation_form_viewed" calcext:value-type="string">
            <text:p>\mod_assign\event\submission_confirmation_form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confirmation_form_viewed" xlink:type="simple">Submission confirmation form viewed.</text:a></text:p>
            <text:p>\mod_assign\event\submission_confirmat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8];SEARCH(&quot;\&quot;;[.F258])-2)" office:value-type="string" office:string-value="The user duplicated their submission." calcext:value-type="string">
            <text:p>The user duplicated their submission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58];LEN([.F258])-SEARCH(&quot;\&quot;;[.F258])+1)" office:value-type="string" office:string-value="\mod_assign\event\submission_duplicated" calcext:value-type="string">
            <text:p>\mod_assign\event\submission_duplic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duplicated" xlink:type="simple">The user duplicated their submission.</text:a></text:p>
            <text:p>\mod_assign\event\submission_duplic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59];SEARCH(&quot;\&quot;;[.F259])-2)" office:value-type="string" office:string-value="Submission form viewed." calcext:value-type="string">
            <text:p>Submission form view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59];LEN([.F259])-SEARCH(&quot;\&quot;;[.F259])+1)" office:value-type="string" office:string-value="\mod_assign\event\submission_form_viewed" calcext:value-type="string">
            <text:p>\mod_assign\event\submission_form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form_viewed" xlink:type="simple">Submission form viewed.</text:a></text:p>
            <text:p>\mod_assign\event\submission_form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0];SEARCH(&quot;\&quot;;[.F260])-2)" office:value-type="string" office:string-value="The submission has been graded." calcext:value-type="string">
            <text:p>The submission has been graded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60];LEN([.F260])-SEARCH(&quot;\&quot;;[.F260])+1)" office:value-type="string" office:string-value="\mod_assign\event\submission_graded" calcext:value-type="string">
            <text:p>\mod_assign\event\submission_grad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graded" xlink:type="simple">The submission has been graded.</text:a></text:p>
            <text:p>\mod_assign\event\submission_grad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grad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1];SEARCH(&quot;\&quot;;[.F261])-2)" office:value-type="string" office:string-value="The submissions have been locked for a user." calcext:value-type="string">
            <text:p>The submissions have been locked for a user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61];LEN([.F261])-SEARCH(&quot;\&quot;;[.F261])+1)" office:value-type="string" office:string-value="\mod_assign\event\submission_locked" calcext:value-type="string">
            <text:p>\mod_assign\event\submission_lock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locked" xlink:type="simple">The submissions have been locked for a user.</text:a></text:p>
            <text:p>\mod_assign\event\submission_lock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2];SEARCH(&quot;\&quot;;[.F262])-2)" office:value-type="string" office:string-value="The status of the submission has been updated." calcext:value-type="string">
            <text:p>The status of the submission has been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62];LEN([.F262])-SEARCH(&quot;\&quot;;[.F262])+1)" office:value-type="string" office:string-value="\mod_assign\event\submission_status_updated" calcext:value-type="string">
            <text:p>\mod_assign\event\submission_status_upd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status_updated" xlink:type="simple">The status of the submission has been updated.</text:a></text:p>
            <text:p>\mod_assign\event\submission_status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3];SEARCH(&quot;\&quot;;[.F263])-2)" office:value-type="string" office:string-value="The status of the submission has been viewed." calcext:value-type="string">
            <text:p>The status of the submission has been view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63];LEN([.F263])-SEARCH(&quot;\&quot;;[.F263])+1)" office:value-type="string" office:string-value="\mod_assign\event\submission_status_viewed" calcext:value-type="string">
            <text:p>\mod_assign\event\submission_status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status_viewed" xlink:type="simple">The status of the submission has been viewed.</text:a></text:p>
            <text:p>\mod_assign\event\submission_status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4];SEARCH(&quot;\&quot;;[.F264])-2)" office:value-type="string" office:string-value="The submissions have been unlocked for a user." calcext:value-type="string">
            <text:p>The submissions have been unlocked for a user.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64];LEN([.F264])-SEARCH(&quot;\&quot;;[.F264])+1)" office:value-type="string" office:string-value="\mod_assign\event\submission_unlocked" calcext:value-type="string">
            <text:p>\mod_assign\event\submission_unlock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unlocked" xlink:type="simple">The submissions have been unlocked for a user.</text:a></text:p>
            <text:p>\mod_assign\event\submission_unlock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5];SEARCH(&quot;\&quot;;[.F265])-2)" office:value-type="string" office:string-value="Submission viewed." calcext:value-type="string">
            <text:p>Submission view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65];LEN([.F265])-SEARCH(&quot;\&quot;;[.F265])+1)" office:value-type="string" office:string-value="\mod_assign\event\submission_viewed" calcext:value-type="string">
            <text:p>\mod_assign\event\submission_viewed</text:p>
          </table:table-cell>
          <table:table-cell table:style-name="ce2" office:value-type="string" calcext:value-type="string">
            <text:p><text:a xlink:href="http://localhost:8000/report/eventlist/eventdetail.php?eventname=%5Cmod_assign%5Cevent%5Csubmission_viewed" xlink:type="simple">Submission viewed.</text:a></text:p>
            <text:p>\mod_assign\event\submission_view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6];SEARCH(&quot;\&quot;;[.F266])-2)" office:value-type="string" office:string-value="Assignment override created" calcext:value-type="string">
            <text:p>Assignment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66];LEN([.F266])-SEARCH(&quot;\&quot;;[.F266])+1)" office:value-type="string" office:string-value="\mod_assign\event\user_override_created" calcext:value-type="string">
            <text:p>\mod_assign\event\user_override_cre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user_override_created" xlink:type="simple">Assignment override created</text:a></text:p>
            <text:p>\mod_assign\event\user_override_cre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7];SEARCH(&quot;\&quot;;[.F267])-2)" office:value-type="string" office:string-value="Assignment override deleted" calcext:value-type="string">
            <text:p>Assignment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67];LEN([.F267])-SEARCH(&quot;\&quot;;[.F267])+1)" office:value-type="string" office:string-value="\mod_assign\event\user_override_deleted" calcext:value-type="string">
            <text:p>\mod_assign\event\user_override_deleted</text:p>
          </table:table-cell>
          <table:table-cell table:style-name="ce2" office:value-type="string" calcext:value-type="string">
            <text:p><text:a xlink:href="http://localhost:8000/report/eventlist/eventdetail.php?eventname=%5Cmod_assign%5Cevent%5Cuser_override_deleted" xlink:type="simple">Assignment override deleted</text:a></text:p>
            <text:p>\mod_assign\event\user_override_dele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8];SEARCH(&quot;\&quot;;[.F268])-2)" office:value-type="string" office:string-value="Assignment override updated" calcext:value-type="string">
            <text:p>Assignment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68];LEN([.F268])-SEARCH(&quot;\&quot;;[.F268])+1)" office:value-type="string" office:string-value="\mod_assign\event\user_override_updated" calcext:value-type="string">
            <text:p>\mod_assign\event\user_override_upd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user_override_updated" xlink:type="simple">Assignment override updated</text:a></text:p>
            <text:p>\mod_assign\event\user_overrid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_override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69];SEARCH(&quot;\&quot;;[.F269])-2)" office:value-type="string" office:string-value="The state of the workflow has been updated." calcext:value-type="string">
            <text:p>The state of the workflow has been updat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69];LEN([.F269])-SEARCH(&quot;\&quot;;[.F269])+1)" office:value-type="string" office:string-value="\mod_assign\event\workflow_state_updated" calcext:value-type="string">
            <text:p>\mod_assign\event\workflow_state_updated</text:p>
          </table:table-cell>
          <table:table-cell table:style-name="ce2" office:value-type="string" calcext:value-type="string">
            <text:p><text:a xlink:href="http://localhost:8000/report/eventlist/eventdetail.php?eventname=%5Cmod_assign%5Cevent%5Cworkflow_state_updated" xlink:type="simple">The state of the workflow has been updated.</text:a></text:p>
            <text:p>\mod_assign\event\workflow_state_updated</text:p>
          </table:table-cell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0];SEARCH(&quot;\&quot;;[.F270])-2)" office:value-type="string" office:string-value="Chapter created" calcext:value-type="string">
            <text:p>Chapter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70];LEN([.F270])-SEARCH(&quot;\&quot;;[.F270])+1)" office:value-type="string" office:string-value="\mod_book\event\chapter_created" calcext:value-type="string">
            <text:p>\mod_book\event\chapter_created</text:p>
          </table:table-cell>
          <table:table-cell table:style-name="ce2" office:value-type="string" calcext:value-type="string">
            <text:p><text:a xlink:href="http://localhost:8000/report/eventlist/eventdetail.php?eventname=%5Cmod_book%5Cevent%5Cchapter_created" xlink:type="simple">Chapter created</text:a></text:p>
            <text:p>\mod_book\event\chapter_crea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1];SEARCH(&quot;\&quot;;[.F271])-2)" office:value-type="string" office:string-value="Chapter deleted" calcext:value-type="string">
            <text:p>Chapter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71];LEN([.F271])-SEARCH(&quot;\&quot;;[.F271])+1)" office:value-type="string" office:string-value="\mod_book\event\chapter_deleted" calcext:value-type="string">
            <text:p>\mod_book\event\chapter_deleted</text:p>
          </table:table-cell>
          <table:table-cell table:style-name="ce2" office:value-type="string" calcext:value-type="string">
            <text:p><text:a xlink:href="http://localhost:8000/report/eventlist/eventdetail.php?eventname=%5Cmod_book%5Cevent%5Cchapter_deleted" xlink:type="simple">Chapter deleted</text:a></text:p>
            <text:p>\mod_book\event\chapter_dele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2];SEARCH(&quot;\&quot;;[.F272])-2)" office:value-type="string" office:string-value="Chapter updated" calcext:value-type="string">
            <text:p>Chapter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72];LEN([.F272])-SEARCH(&quot;\&quot;;[.F272])+1)" office:value-type="string" office:string-value="\mod_book\event\chapter_updated" calcext:value-type="string">
            <text:p>\mod_book\event\chapter_updated</text:p>
          </table:table-cell>
          <table:table-cell table:style-name="ce2" office:value-type="string" calcext:value-type="string">
            <text:p><text:a xlink:href="http://localhost:8000/report/eventlist/eventdetail.php?eventname=%5Cmod_book%5Cevent%5Cchapter_updated" xlink:type="simple">Chapter updated</text:a></text:p>
            <text:p>\mod_book\event\chapter_updat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3];SEARCH(&quot;\&quot;;[.F273])-2)" office:value-type="string" office:string-value="Chapter viewed" calcext:value-type="string">
            <text:p>Chapter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73];LEN([.F273])-SEARCH(&quot;\&quot;;[.F273])+1)" office:value-type="string" office:string-value="\mod_book\event\chapter_viewed" calcext:value-type="string">
            <text:p>\mod_book\event\chapter_viewed</text:p>
          </table:table-cell>
          <table:table-cell table:style-name="ce2" office:value-type="string" calcext:value-type="string">
            <text:p><text:a xlink:href="http://localhost:8000/report/eventlist/eventdetail.php?eventname=%5Cmod_book%5Cevent%5Cchapter_viewed" xlink:type="simple">Chapter viewed</text:a></text:p>
            <text:p>\mod_book\event\chapter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4];SEARCH(&quot;\&quot;;[.F274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74];LEN([.F274])-SEARCH(&quot;\&quot;;[.F274])+1)" office:value-type="string" office:string-value="\mod_book\event\course_module_instance_list_viewed" calcext:value-type="string">
            <text:p>\mod_book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book%5Cevent%5Ccourse_module_instance_list_viewed" xlink:type="simple">Course module instance list viewed</text:a></text:p>
            <text:p>\mod_book\event\course_module_instance_list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5];SEARCH(&quot;\&quot;;[.F275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75];LEN([.F275])-SEARCH(&quot;\&quot;;[.F275])+1)" office:value-type="string" office:string-value="\mod_book\event\course_module_viewed" calcext:value-type="string">
            <text:p>\mod_book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book%5Cevent%5Ccourse_module_viewed" xlink:type="simple">Course module viewed</text:a></text:p>
            <text:p>\mod_book\event\course_module_viewe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4">
          <table:table-cell table:style-name="ce13"/>
          <table:table-cell table:style-name="ce13" table:formula="of:=LEFT([.F276];SEARCH(&quot;\&quot;;[.F276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76];LEN([.F276])-SEARCH(&quot;\&quot;;[.F276])+1)" office:value-type="string" office:string-value="\mod_chat\event\course_module_instance_list_viewed" calcext:value-type="string">
            <text:p>\mod_chat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chat%5Cevent%5Ccourse_module_instance_list_viewed" xlink:type="simple">Course module instance list viewed</text:a></text:p>
            <text:p>\mod_chat\event\course_module_instance_list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7];SEARCH(&quot;\&quot;;[.F277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77];LEN([.F277])-SEARCH(&quot;\&quot;;[.F277])+1)" office:value-type="string" office:string-value="\mod_chat\event\course_module_viewed" calcext:value-type="string">
            <text:p>\mod_chat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chat%5Cevent%5Ccourse_module_viewed" xlink:type="simple">Course module viewed</text:a></text:p>
            <text:p>\mod_chat\event\course_module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8];SEARCH(&quot;\&quot;;[.F278])-2)" office:value-type="string" office:string-value="Message sent" calcext:value-type="string">
            <text:p>Message sent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78];LEN([.F278])-SEARCH(&quot;\&quot;;[.F278])+1)" office:value-type="string" office:string-value="\mod_chat\event\message_sent" calcext:value-type="string">
            <text:p>\mod_chat\event\message_sent</text:p>
          </table:table-cell>
          <table:table-cell table:style-name="ce2" office:value-type="string" calcext:value-type="string">
            <text:p><text:a xlink:href="http://localhost:8000/report/eventlist/eventdetail.php?eventname=%5Cmod_chat%5Cevent%5Cmessage_sent" xlink:type="simple">Message sent</text:a></text:p>
            <text:p>\mod_chat\event\message_sent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at_message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79];SEARCH(&quot;\&quot;;[.F279])-2)" office:value-type="string" office:string-value="Sessions viewed" calcext:value-type="string">
            <text:p>Sessions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79];LEN([.F279])-SEARCH(&quot;\&quot;;[.F279])+1)" office:value-type="string" office:string-value="\mod_chat\event\sessions_viewed" calcext:value-type="string">
            <text:p>\mod_chat\event\sessions_viewed</text:p>
          </table:table-cell>
          <table:table-cell table:style-name="ce2" office:value-type="string" calcext:value-type="string">
            <text:p><text:a xlink:href="http://localhost:8000/report/eventlist/eventdetail.php?eventname=%5Cmod_chat%5Cevent%5Csessions_viewed" xlink:type="simple">Sessions viewed</text:a></text:p>
            <text:p>\mod_chat\event\sessions_viewe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at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0];SEARCH(&quot;\&quot;;[.F280])-2)" office:value-type="string" office:string-value="Choice answer added" calcext:value-type="string">
            <text:p>Choice answer ad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0];LEN([.F280])-SEARCH(&quot;\&quot;;[.F280])+1)" office:value-type="string" office:string-value="\mod_choice\event\answer_created" calcext:value-type="string">
            <text:p>\mod_choice\event\answer_created</text:p>
          </table:table-cell>
          <table:table-cell table:style-name="ce2" office:value-type="string" calcext:value-type="string">
            <text:p><text:a xlink:href="http://localhost:8000/report/eventlist/eventdetail.php?eventname=%5Cmod_choice%5Cevent%5Canswer_created" xlink:type="simple">Choice answer added</text:a></text:p>
            <text:p>\mod_choice\event\answer_crea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oice_answers</text:p>
          </table:table-cell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1];SEARCH(&quot;\&quot;;[.F281])-2)" office:value-type="string" office:string-value="Choice answer deleted" calcext:value-type="string">
            <text:p>Choice answer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1];LEN([.F281])-SEARCH(&quot;\&quot;;[.F281])+1)" office:value-type="string" office:string-value="\mod_choice\event\answer_deleted" calcext:value-type="string">
            <text:p>\mod_choice\event\answer_deleted</text:p>
          </table:table-cell>
          <table:table-cell table:style-name="ce2" office:value-type="string" calcext:value-type="string">
            <text:p><text:a xlink:href="http://localhost:8000/report/eventlist/eventdetail.php?eventname=%5Cmod_choice%5Cevent%5Canswer_deleted" xlink:type="simple">Choice answer deleted</text:a></text:p>
            <text:p>\mod_choice\event\answer_dele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hoice_answer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2];SEARCH(&quot;\&quot;;[.F282])-2)" office:value-type="string" office:string-value="Choice made (no longer in use)" calcext:value-type="string">
            <text:p>Choice made (no longer in use)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2];LEN([.F282])-SEARCH(&quot;\&quot;;[.F282])+1)" office:value-type="string" office:string-value="\mod_choice\event\answer_submitted" calcext:value-type="string">
            <text:p>\mod_choice\event\answer_submitted</text:p>
          </table:table-cell>
          <table:table-cell table:style-name="ce2" office:value-type="string" calcext:value-type="string">
            <text:p><text:a xlink:href="http://localhost:8000/report/eventlist/eventdetail.php?eventname=%5Cmod_choice%5Cevent%5Canswer_submitted" xlink:type="simple">Choice made (no longer in use)</text:a></text:p>
            <text:p>\mod_choice\event\answer_submit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3];SEARCH(&quot;\&quot;;[.F283])-2)" office:value-type="string" office:string-value="Choice updated (no longer in use)" calcext:value-type="string">
            <text:p>Choice updated (no longer in use)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3];LEN([.F283])-SEARCH(&quot;\&quot;;[.F283])+1)" office:value-type="string" office:string-value="\mod_choice\event\answer_updated" calcext:value-type="string">
            <text:p>\mod_choice\event\answer_updated</text:p>
          </table:table-cell>
          <table:table-cell table:style-name="ce2" office:value-type="string" calcext:value-type="string">
            <text:p><text:a xlink:href="http://localhost:8000/report/eventlist/eventdetail.php?eventname=%5Cmod_choice%5Cevent%5Canswer_updated" xlink:type="simple">Choice updated (no longer in use)</text:a></text:p>
            <text:p>\mod_choice\event\answer_updat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4];SEARCH(&quot;\&quot;;[.F284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84];LEN([.F284])-SEARCH(&quot;\&quot;;[.F284])+1)" office:value-type="string" office:string-value="\mod_choice\event\course_module_instance_list_viewed" calcext:value-type="string">
            <text:p>\mod_choice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choice%5Cevent%5Ccourse_module_instance_list_viewed" xlink:type="simple">Course module instance list viewed</text:a></text:p>
            <text:p>\mod_choice\event\course_module_instance_list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5];SEARCH(&quot;\&quot;;[.F285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85];LEN([.F285])-SEARCH(&quot;\&quot;;[.F285])+1)" office:value-type="string" office:string-value="\mod_choice\event\course_module_viewed" calcext:value-type="string">
            <text:p>\mod_choice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choice%5Cevent%5Ccourse_module_viewed" xlink:type="simple">Course module viewed</text:a></text:p>
            <text:p>\mod_choice\event\course_module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6];SEARCH(&quot;\&quot;;[.F286])-2)" office:value-type="string" office:string-value="Choice report downloaded" calcext:value-type="string">
            <text:p>Choice report downloa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86];LEN([.F286])-SEARCH(&quot;\&quot;;[.F286])+1)" office:value-type="string" office:string-value="\mod_choice\event\report_downloaded" calcext:value-type="string">
            <text:p>\mod_choice\event\report_downloaded</text:p>
          </table:table-cell>
          <table:table-cell table:style-name="ce2" office:value-type="string" calcext:value-type="string">
            <text:p><text:a xlink:href="http://localhost:8000/report/eventlist/eventdetail.php?eventname=%5Cmod_choice%5Cevent%5Creport_downloaded" xlink:type="simple">Choice report downloaded</text:a></text:p>
            <text:p>\mod_choice\event\report_download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7];SEARCH(&quot;\&quot;;[.F287])-2)" office:value-type="string" office:string-value="Choice report viewed" calcext:value-type="string">
            <text:p>Choice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87];LEN([.F287])-SEARCH(&quot;\&quot;;[.F287])+1)" office:value-type="string" office:string-value="\mod_choice\event\report_viewed" calcext:value-type="string">
            <text:p>\mod_choice\event\report_viewed</text:p>
          </table:table-cell>
          <table:table-cell table:style-name="ce2" office:value-type="string" calcext:value-type="string">
            <text:p><text:a xlink:href="http://localhost:8000/report/eventlist/eventdetail.php?eventname=%5Cmod_choice%5Cevent%5Creport_viewed" xlink:type="simple">Choice report viewed</text:a></text:p>
            <text:p>\mod_choice\event\report_viewe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choic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8];SEARCH(&quot;\&quot;;[.F288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8];LEN([.F288])-SEARCH(&quot;\&quot;;[.F288])+1)" office:value-type="string" office:string-value="\mod_data\event\comment_created" calcext:value-type="string">
            <text:p>\mod_data\event\comment_created</text:p>
          </table:table-cell>
          <table:table-cell table:style-name="ce2" office:value-type="string" calcext:value-type="string">
            <text:p><text:a xlink:href="http://localhost:8000/report/eventlist/eventdetail.php?eventname=%5Cmod_data%5Cevent%5Ccomment_created" xlink:type="simple">Comment created</text:a></text:p>
            <text:p>\mod_data\event\comment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89];SEARCH(&quot;\&quot;;[.F289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89];LEN([.F289])-SEARCH(&quot;\&quot;;[.F289])+1)" office:value-type="string" office:string-value="\mod_data\event\comment_deleted" calcext:value-type="string">
            <text:p>\mod_data\event\comment_deleted</text:p>
          </table:table-cell>
          <table:table-cell table:style-name="ce2" office:value-type="string" calcext:value-type="string">
            <text:p><text:a xlink:href="http://localhost:8000/report/eventlist/eventdetail.php?eventname=%5Cmod_data%5Cevent%5Ccomment_deleted" xlink:type="simple">Comment deleted</text:a></text:p>
            <text:p>\mod_data\event\comment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0];SEARCH(&quot;\&quot;;[.F290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90];LEN([.F290])-SEARCH(&quot;\&quot;;[.F290])+1)" office:value-type="string" office:string-value="\mod_data\event\course_module_instance_list_viewed" calcext:value-type="string">
            <text:p>\mod_data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data%5Cevent%5Ccourse_module_instance_list_viewed" xlink:type="simple">Course module instance list viewed</text:a></text:p>
            <text:p>\mod_data\event\course_module_instance_list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1];SEARCH(&quot;\&quot;;[.F291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291];LEN([.F291])-SEARCH(&quot;\&quot;;[.F291])+1)" office:value-type="string" office:string-value="\mod_data\event\course_module_viewed" calcext:value-type="string">
            <text:p>\mod_data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data%5Cevent%5Ccourse_module_viewed" xlink:type="simple">Course module viewed</text:a></text:p>
            <text:p>\mod_data\event\course_module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2];SEARCH(&quot;\&quot;;[.F292])-2)" office:value-type="string" office:string-value="Field created" calcext:value-type="string">
            <text:p>Field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92];LEN([.F292])-SEARCH(&quot;\&quot;;[.F292])+1)" office:value-type="string" office:string-value="\mod_data\event\field_created" calcext:value-type="string">
            <text:p>\mod_data\event\field_created</text:p>
          </table:table-cell>
          <table:table-cell table:style-name="ce2" office:value-type="string" calcext:value-type="string">
            <text:p><text:a xlink:href="http://localhost:8000/report/eventlist/eventdetail.php?eventname=%5Cmod_data%5Cevent%5Cfield_created" xlink:type="simple">Field created</text:a></text:p>
            <text:p>\mod_data\event\field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3];SEARCH(&quot;\&quot;;[.F293])-2)" office:value-type="string" office:string-value="Field deleted" calcext:value-type="string">
            <text:p>Field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93];LEN([.F293])-SEARCH(&quot;\&quot;;[.F293])+1)" office:value-type="string" office:string-value="\mod_data\event\field_deleted" calcext:value-type="string">
            <text:p>\mod_data\event\field_deleted</text:p>
          </table:table-cell>
          <table:table-cell table:style-name="ce2" office:value-type="string" calcext:value-type="string">
            <text:p><text:a xlink:href="http://localhost:8000/report/eventlist/eventdetail.php?eventname=%5Cmod_data%5Cevent%5Cfield_deleted" xlink:type="simple">Field deleted</text:a></text:p>
            <text:p>\mod_data\event\field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4];SEARCH(&quot;\&quot;;[.F294])-2)" office:value-type="string" office:string-value="Field updated" calcext:value-type="string">
            <text:p>Field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94];LEN([.F294])-SEARCH(&quot;\&quot;;[.F294])+1)" office:value-type="string" office:string-value="\mod_data\event\field_updated" calcext:value-type="string">
            <text:p>\mod_data\event\field_updated</text:p>
          </table:table-cell>
          <table:table-cell table:style-name="ce2" office:value-type="string" calcext:value-type="string">
            <text:p><text:a xlink:href="http://localhost:8000/report/eventlist/eventdetail.php?eventname=%5Cmod_data%5Cevent%5Cfield_updated" xlink:type="simple">Field updated</text:a></text:p>
            <text:p>\mod_data\event\field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data_fiel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5];SEARCH(&quot;\&quot;;[.F295])-2)" office:value-type="string" office:string-value="Record created" calcext:value-type="string">
            <text:p>Record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95];LEN([.F295])-SEARCH(&quot;\&quot;;[.F295])+1)" office:value-type="string" office:string-value="\mod_data\event\record_created" calcext:value-type="string">
            <text:p>\mod_data\event\record_created</text:p>
          </table:table-cell>
          <table:table-cell table:style-name="ce2" office:value-type="string" calcext:value-type="string">
            <text:p><text:a xlink:href="http://localhost:8000/report/eventlist/eventdetail.php?eventname=%5Cmod_data%5Cevent%5Crecord_created" xlink:type="simple">Record created</text:a></text:p>
            <text:p>\mod_data\event\record_cre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6];SEARCH(&quot;\&quot;;[.F296])-2)" office:value-type="string" office:string-value="Record deleted" calcext:value-type="string">
            <text:p>Record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96];LEN([.F296])-SEARCH(&quot;\&quot;;[.F296])+1)" office:value-type="string" office:string-value="\mod_data\event\record_deleted" calcext:value-type="string">
            <text:p>\mod_data\event\record_deleted</text:p>
          </table:table-cell>
          <table:table-cell table:style-name="ce2" office:value-type="string" calcext:value-type="string">
            <text:p><text:a xlink:href="http://localhost:8000/report/eventlist/eventdetail.php?eventname=%5Cmod_data%5Cevent%5Crecord_deleted" xlink:type="simple">Record deleted</text:a></text:p>
            <text:p>\mod_data\event\record_dele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7];SEARCH(&quot;\&quot;;[.F297])-2)" office:value-type="string" office:string-value="Record updated" calcext:value-type="string">
            <text:p>Record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297];LEN([.F297])-SEARCH(&quot;\&quot;;[.F297])+1)" office:value-type="string" office:string-value="\mod_data\event\record_updated" calcext:value-type="string">
            <text:p>\mod_data\event\record_updated</text:p>
          </table:table-cell>
          <table:table-cell table:style-name="ce2" office:value-type="string" calcext:value-type="string">
            <text:p><text:a xlink:href="http://localhost:8000/report/eventlist/eventdetail.php?eventname=%5Cmod_data%5Cevent%5Crecord_updated" xlink:type="simple">Record updated</text:a></text:p>
            <text:p>\mod_data\event\record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data_record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8];SEARCH(&quot;\&quot;;[.F298])-2)" office:value-type="string" office:string-value="Template updated" calcext:value-type="string">
            <text:p>Templat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98];LEN([.F298])-SEARCH(&quot;\&quot;;[.F298])+1)" office:value-type="string" office:string-value="\mod_data\event\template_updated" calcext:value-type="string">
            <text:p>\mod_data\event\template_updated</text:p>
          </table:table-cell>
          <table:table-cell table:style-name="ce2" office:value-type="string" calcext:value-type="string">
            <text:p><text:a xlink:href="http://localhost:8000/report/eventlist/eventdetail.php?eventname=%5Cmod_data%5Cevent%5Ctemplate_updated" xlink:type="simple">Template updated</text:a></text:p>
            <text:p>\mod_data\event\template_updat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299];SEARCH(&quot;\&quot;;[.F299])-2)" office:value-type="string" office:string-value="Templates viewed" calcext:value-type="string">
            <text:p>Templates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299];LEN([.F299])-SEARCH(&quot;\&quot;;[.F299])+1)" office:value-type="string" office:string-value="\mod_data\event\template_viewed" calcext:value-type="string">
            <text:p>\mod_data\event\template_viewed</text:p>
          </table:table-cell>
          <table:table-cell table:style-name="ce2" office:value-type="string" calcext:value-type="string">
            <text:p><text:a xlink:href="http://localhost:8000/report/eventlist/eventdetail.php?eventname=%5Cmod_data%5Cevent%5Ctemplate_viewed" xlink:type="simple">Templates viewed</text:a></text:p>
            <text:p>\mod_data\event\template_viewed</text:p>
          </table:table-cell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0];SEARCH(&quot;\&quot;;[.F300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00];LEN([.F300])-SEARCH(&quot;\&quot;;[.F300])+1)" office:value-type="string" office:string-value="\mod_feedback\event\course_module_instance_list_viewed" calcext:value-type="string">
            <text:p>\mod_feedback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feedback%5Cevent%5Ccourse_module_instance_list_viewed" xlink:type="simple">Course module instance list viewed</text:a></text:p>
            <text:p>\mod_feedback\event\course_module_instance_list_view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1];SEARCH(&quot;\&quot;;[.F301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01];LEN([.F301])-SEARCH(&quot;\&quot;;[.F301])+1)" office:value-type="string" office:string-value="\mod_feedback\event\course_module_viewed" calcext:value-type="string">
            <text:p>\mod_feedback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feedback%5Cevent%5Ccourse_module_viewed" xlink:type="simple">Course module viewed</text:a></text:p>
            <text:p>\mod_feedback\event\course_module_view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2];SEARCH(&quot;\&quot;;[.F302])-2)" office:value-type="string" office:string-value="Response deleted" calcext:value-type="string">
            <text:p>Response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02];LEN([.F302])-SEARCH(&quot;\&quot;;[.F302])+1)" office:value-type="string" office:string-value="\mod_feedback\event\response_deleted" calcext:value-type="string">
            <text:p>\mod_feedback\event\response_deleted</text:p>
          </table:table-cell>
          <table:table-cell table:style-name="ce2" office:value-type="string" calcext:value-type="string">
            <text:p><text:a xlink:href="http://localhost:8000/report/eventlist/eventdetail.php?eventname=%5Cmod_feedback%5Cevent%5Cresponse_deleted" xlink:type="simple">Response deleted</text:a></text:p>
            <text:p>\mod_feedback\event\response_delet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eedback_completed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3];SEARCH(&quot;\&quot;;[.F303])-2)" office:value-type="string" office:string-value="Response submitted" calcext:value-type="string">
            <text:p>Response submit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03];LEN([.F303])-SEARCH(&quot;\&quot;;[.F303])+1)" office:value-type="string" office:string-value="\mod_feedback\event\response_submitted" calcext:value-type="string">
            <text:p>\mod_feedback\event\response_submitted</text:p>
          </table:table-cell>
          <table:table-cell table:style-name="ce2" office:value-type="string" calcext:value-type="string">
            <text:p><text:a xlink:href="http://localhost:8000/report/eventlist/eventdetail.php?eventname=%5Cmod_feedback%5Cevent%5Cresponse_submitted" xlink:type="simple">Response submitted</text:a></text:p>
            <text:p>\mod_feedback\event\response_submitted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eedback_completed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4];SEARCH(&quot;\&quot;;[.F304])-2)" office:value-type="string" office:string-value="Zip archive of folder downloaded" calcext:value-type="string">
            <text:p>Zip archive of folder downloa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04];LEN([.F304])-SEARCH(&quot;\&quot;;[.F304])+1)" office:value-type="string" office:string-value="\mod_folder\event\all_files_downloaded" calcext:value-type="string">
            <text:p>\mod_folder\event\all_files_downloaded</text:p>
          </table:table-cell>
          <table:table-cell table:style-name="ce2" office:value-type="string" calcext:value-type="string">
            <text:p><text:a xlink:href="http://localhost:8000/report/eventlist/eventdetail.php?eventname=%5Cmod_folder%5Cevent%5Call_files_downloaded" xlink:type="simple">Zip archive of folder downloaded</text:a></text:p>
            <text:p>\mod_folder\event\all_files_download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5];SEARCH(&quot;\&quot;;[.F305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05];LEN([.F305])-SEARCH(&quot;\&quot;;[.F305])+1)" office:value-type="string" office:string-value="\mod_folder\event\course_module_instance_list_viewed" calcext:value-type="string">
            <text:p>\mod_folder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folder%5Cevent%5Ccourse_module_instance_list_viewed" xlink:type="simple">Course module instance list viewed</text:a></text:p>
            <text:p>\mod_folder\event\course_module_instance_list_view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6];SEARCH(&quot;\&quot;;[.F306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06];LEN([.F306])-SEARCH(&quot;\&quot;;[.F306])+1)" office:value-type="string" office:string-value="\mod_folder\event\course_module_viewed" calcext:value-type="string">
            <text:p>\mod_folder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folder%5Cevent%5Ccourse_module_viewed" xlink:type="simple">Course module viewed</text:a></text:p>
            <text:p>\mod_folder\event\course_module_view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7];SEARCH(&quot;\&quot;;[.F307])-2)" office:value-type="string" office:string-value="Folder updated" calcext:value-type="string">
            <text:p>Folder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07];LEN([.F307])-SEARCH(&quot;\&quot;;[.F307])+1)" office:value-type="string" office:string-value="\mod_folder\event\folder_updated" calcext:value-type="string">
            <text:p>\mod_folder\event\folder_updated</text:p>
          </table:table-cell>
          <table:table-cell table:style-name="ce2" office:value-type="string" calcext:value-type="string">
            <text:p><text:a xlink:href="http://localhost:8000/report/eventlist/eventdetail.php?eventname=%5Cmod_folder%5Cevent%5Cfolder_updated" xlink:type="simple">Folder updated</text:a></text:p>
            <text:p>\mod_folder\event\folder_updated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lder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8];SEARCH(&quot;\&quot;;[.F308])-2)" office:value-type="string" office:string-value="Some content has been posted." calcext:value-type="string">
            <text:p>Some content has been pos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08];LEN([.F308])-SEARCH(&quot;\&quot;;[.F308])+1)" office:value-type="string" office:string-value="\mod_forum\event\assessable_uploaded" calcext:value-type="string">
            <text:p>\mod_forum\event\assessable_uploaded</text:p>
          </table:table-cell>
          <table:table-cell table:style-name="ce2" office:value-type="string" calcext:value-type="string">
            <text:p><text:a xlink:href="http://localhost:8000/report/eventlist/eventdetail.php?eventname=%5Cmod_forum%5Cevent%5Cassessable_uploaded" xlink:type="simple">Some content has been posted.</text:a></text:p>
            <text:p>\mod_forum\event\assessable_upload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09];SEARCH(&quot;\&quot;;[.F309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09];LEN([.F309])-SEARCH(&quot;\&quot;;[.F309])+1)" office:value-type="string" office:string-value="\mod_forum\event\course_module_instance_list_viewed" calcext:value-type="string">
            <text:p>\mod_forum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forum%5Cevent%5Ccourse_module_instance_list_viewed" xlink:type="simple">Course module instance list viewed</text:a></text:p>
            <text:p>\mod_forum\event\course_module_instance_list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0];SEARCH(&quot;\&quot;;[.F310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10];LEN([.F310])-SEARCH(&quot;\&quot;;[.F310])+1)" office:value-type="string" office:string-value="\mod_forum\event\course_module_viewed" calcext:value-type="string">
            <text:p>\mod_forum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forum%5Cevent%5Ccourse_module_viewed" xlink:type="simple">Course module viewed</text:a></text:p>
            <text:p>\mod_forum\event\course_module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1];SEARCH(&quot;\&quot;;[.F311])-2)" office:value-type="string" office:string-value="Course searched" calcext:value-type="string">
            <text:p>Course search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11];LEN([.F311])-SEARCH(&quot;\&quot;;[.F311])+1)" office:value-type="string" office:string-value="\mod_forum\event\course_searched" calcext:value-type="string">
            <text:p>\mod_forum\event\course_searched</text:p>
          </table:table-cell>
          <table:table-cell table:style-name="ce2" office:value-type="string" calcext:value-type="string">
            <text:p><text:a xlink:href="http://localhost:8000/report/eventlist/eventdetail.php?eventname=%5Cmod_forum%5Cevent%5Ccourse_searched" xlink:type="simple">Course searched</text:a></text:p>
            <text:p>\mod_forum\event\course_search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2];SEARCH(&quot;\&quot;;[.F312])-2)" office:value-type="string" office:string-value="Discussion created" calcext:value-type="string">
            <text:p>Discussio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12];LEN([.F312])-SEARCH(&quot;\&quot;;[.F312])+1)" office:value-type="string" office:string-value="\mod_forum\event\discussion_created" calcext:value-type="string">
            <text:p>\mod_forum\event\discussion_creat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created" xlink:type="simple">Discussion created</text:a></text:p>
            <text:p>\mod_forum\event\discuss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3];SEARCH(&quot;\&quot;;[.F313])-2)" office:value-type="string" office:string-value="Discussion deleted" calcext:value-type="string">
            <text:p>Discuss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13];LEN([.F313])-SEARCH(&quot;\&quot;;[.F313])+1)" office:value-type="string" office:string-value="\mod_forum\event\discussion_deleted" calcext:value-type="string">
            <text:p>\mod_forum\event\discussion_delet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deleted" xlink:type="simple">Discussion deleted</text:a></text:p>
            <text:p>\mod_forum\event\discuss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4];SEARCH(&quot;\&quot;;[.F314])-2)" office:value-type="string" office:string-value="Discussion moved" calcext:value-type="string">
            <text:p>Discussion 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14];LEN([.F314])-SEARCH(&quot;\&quot;;[.F314])+1)" office:value-type="string" office:string-value="\mod_forum\event\discussion_moved" calcext:value-type="string">
            <text:p>\mod_forum\event\discussion_mov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moved" xlink:type="simple">Discussion moved</text:a></text:p>
            <text:p>\mod_forum\event\discussion_mov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5];SEARCH(&quot;\&quot;;[.F315])-2)" office:value-type="string" office:string-value="Discussion pinned" calcext:value-type="string">
            <text:p>Discussion pinn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15];LEN([.F315])-SEARCH(&quot;\&quot;;[.F315])+1)" office:value-type="string" office:string-value="\mod_forum\event\discussion_pinned" calcext:value-type="string">
            <text:p>\mod_forum\event\discussion_pinn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pinned" xlink:type="simple">Discussion pinned</text:a></text:p>
            <text:p>\mod_forum\event\discussion_pinn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6];SEARCH(&quot;\&quot;;[.F316])-2)" office:value-type="string" office:string-value="Discussion subscription created" calcext:value-type="string">
            <text:p>Discussion subscriptio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16];LEN([.F316])-SEARCH(&quot;\&quot;;[.F316])+1)" office:value-type="string" office:string-value="\mod_forum\event\discussion_subscription_created" calcext:value-type="string">
            <text:p>\mod_forum\event\discussion_subscription_creat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subscription_created" xlink:type="simple">Discussion subscription created</text:a></text:p>
            <text:p>\mod_forum\event\discussion_subscript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discussion_sub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7];SEARCH(&quot;\&quot;;[.F317])-2)" office:value-type="string" office:string-value="Discussion subscription deleted" calcext:value-type="string">
            <text:p>Discussion subscript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17];LEN([.F317])-SEARCH(&quot;\&quot;;[.F317])+1)" office:value-type="string" office:string-value="\mod_forum\event\discussion_subscription_deleted" calcext:value-type="string">
            <text:p>\mod_forum\event\discussion_subscription_delet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subscription_deleted" xlink:type="simple">Discussion subscription deleted</text:a></text:p>
            <text:p>\mod_forum\event\discussion_subscript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discussion_sub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8];SEARCH(&quot;\&quot;;[.F318])-2)" office:value-type="string" office:string-value="Discussion unpinned" calcext:value-type="string">
            <text:p>Discussion unpinn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18];LEN([.F318])-SEARCH(&quot;\&quot;;[.F318])+1)" office:value-type="string" office:string-value="\mod_forum\event\discussion_unpinned" calcext:value-type="string">
            <text:p>\mod_forum\event\discussion_unpinn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unpinned" xlink:type="simple">Discussion unpinned</text:a></text:p>
            <text:p>\mod_forum\event\discussion_unpinn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19];SEARCH(&quot;\&quot;;[.F319])-2)" office:value-type="string" office:string-value="Discussion updated" calcext:value-type="string">
            <text:p>Discussion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19];LEN([.F319])-SEARCH(&quot;\&quot;;[.F319])+1)" office:value-type="string" office:string-value="\mod_forum\event\discussion_updated" calcext:value-type="string">
            <text:p>\mod_forum\event\discussion_updat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updated" xlink:type="simple">Discussion updated</text:a></text:p>
            <text:p>\mod_forum\event\discussion_upd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0];SEARCH(&quot;\&quot;;[.F320])-2)" office:value-type="string" office:string-value="Discussion viewed" calcext:value-type="string">
            <text:p>Discussion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20];LEN([.F320])-SEARCH(&quot;\&quot;;[.F320])+1)" office:value-type="string" office:string-value="\mod_forum\event\discussion_viewed" calcext:value-type="string">
            <text:p>\mod_forum\event\discussion_viewed</text:p>
          </table:table-cell>
          <table:table-cell table:style-name="ce2" office:value-type="string" calcext:value-type="string">
            <text:p><text:a xlink:href="http://localhost:8000/report/eventlist/eventdetail.php?eventname=%5Cmod_forum%5Cevent%5Cdiscussion_viewed" xlink:type="simple">Discussion viewed</text:a></text:p>
            <text:p>\mod_forum\event\discussion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forum_discu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1];SEARCH(&quot;\&quot;;[.F321])-2)" office:value-type="string" office:string-value="Post created" calcext:value-type="string">
            <text:p>Pos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21];LEN([.F321])-SEARCH(&quot;\&quot;;[.F321])+1)" office:value-type="string" office:string-value="\mod_forum\event\post_created" calcext:value-type="string">
            <text:p>\mod_forum\event\post_created</text:p>
          </table:table-cell>
          <table:table-cell table:style-name="ce2" office:value-type="string" calcext:value-type="string">
            <text:p><text:a xlink:href="http://localhost:8000/report/eventlist/eventdetail.php?eventname=%5Cmod_forum%5Cevent%5Cpost_created" xlink:type="simple">Post created</text:a></text:p>
            <text:p>\mod_forum\event\post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2];SEARCH(&quot;\&quot;;[.F322])-2)" office:value-type="string" office:string-value="Post deleted" calcext:value-type="string">
            <text:p>Pos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22];LEN([.F322])-SEARCH(&quot;\&quot;;[.F322])+1)" office:value-type="string" office:string-value="\mod_forum\event\post_deleted" calcext:value-type="string">
            <text:p>\mod_forum\event\post_deleted</text:p>
          </table:table-cell>
          <table:table-cell table:style-name="ce2" office:value-type="string" calcext:value-type="string">
            <text:p><text:a xlink:href="http://localhost:8000/report/eventlist/eventdetail.php?eventname=%5Cmod_forum%5Cevent%5Cpost_deleted" xlink:type="simple">Post deleted</text:a></text:p>
            <text:p>\mod_forum\event\post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3];SEARCH(&quot;\&quot;;[.F323])-2)" office:value-type="string" office:string-value="Post updated" calcext:value-type="string">
            <text:p>Post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23];LEN([.F323])-SEARCH(&quot;\&quot;;[.F323])+1)" office:value-type="string" office:string-value="\mod_forum\event\post_updated" calcext:value-type="string">
            <text:p>\mod_forum\event\post_updated</text:p>
          </table:table-cell>
          <table:table-cell table:style-name="ce2" office:value-type="string" calcext:value-type="string">
            <text:p><text:a xlink:href="http://localhost:8000/report/eventlist/eventdetail.php?eventname=%5Cmod_forum%5Cevent%5Cpost_updated" xlink:type="simple">Post updated</text:a></text:p>
            <text:p>\mod_forum\event\post_upd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forum_pos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4];SEARCH(&quot;\&quot;;[.F324])-2)" office:value-type="string" office:string-value="Read tracking disabled" calcext:value-type="string">
            <text:p>Read tracking dis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24];LEN([.F324])-SEARCH(&quot;\&quot;;[.F324])+1)" office:value-type="string" office:string-value="\mod_forum\event\readtracking_disabled" calcext:value-type="string">
            <text:p>\mod_forum\event\readtracking_disabled</text:p>
          </table:table-cell>
          <table:table-cell table:style-name="ce2" office:value-type="string" calcext:value-type="string">
            <text:p><text:a xlink:href="http://localhost:8000/report/eventlist/eventdetail.php?eventname=%5Cmod_forum%5Cevent%5Creadtracking_disabled" xlink:type="simple">Read tracking disabled</text:a></text:p>
            <text:p>\mod_forum\event\readtracking_disabl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5];SEARCH(&quot;\&quot;;[.F325])-2)" office:value-type="string" office:string-value="Read tracking enabled" calcext:value-type="string">
            <text:p>Read tracking en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25];LEN([.F325])-SEARCH(&quot;\&quot;;[.F325])+1)" office:value-type="string" office:string-value="\mod_forum\event\readtracking_enabled" calcext:value-type="string">
            <text:p>\mod_forum\event\readtracking_enabled</text:p>
          </table:table-cell>
          <table:table-cell table:style-name="ce2" office:value-type="string" calcext:value-type="string">
            <text:p><text:a xlink:href="http://localhost:8000/report/eventlist/eventdetail.php?eventname=%5Cmod_forum%5Cevent%5Creadtracking_enabled" xlink:type="simple">Read tracking enabled</text:a></text:p>
            <text:p>\mod_forum\event\readtracking_enabl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6];SEARCH(&quot;\&quot;;[.F326])-2)" office:value-type="string" office:string-value="Subscribers viewed" calcext:value-type="string">
            <text:p>Subscribers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26];LEN([.F326])-SEARCH(&quot;\&quot;;[.F326])+1)" office:value-type="string" office:string-value="\mod_forum\event\subscribers_viewed" calcext:value-type="string">
            <text:p>\mod_forum\event\subscribers_viewed</text:p>
          </table:table-cell>
          <table:table-cell table:style-name="ce2" office:value-type="string" calcext:value-type="string">
            <text:p><text:a xlink:href="http://localhost:8000/report/eventlist/eventdetail.php?eventname=%5Cmod_forum%5Cevent%5Csubscribers_viewed" xlink:type="simple">Subscribers viewed</text:a></text:p>
            <text:p>\mod_forum\event\subscribers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7];SEARCH(&quot;\&quot;;[.F327])-2)" office:value-type="string" office:string-value="Subscription created" calcext:value-type="string">
            <text:p>Subscriptio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27];LEN([.F327])-SEARCH(&quot;\&quot;;[.F327])+1)" office:value-type="string" office:string-value="\mod_forum\event\subscription_created" calcext:value-type="string">
            <text:p>\mod_forum\event\subscription_created</text:p>
          </table:table-cell>
          <table:table-cell table:style-name="ce2" office:value-type="string" calcext:value-type="string">
            <text:p><text:a xlink:href="http://localhost:8000/report/eventlist/eventdetail.php?eventname=%5Cmod_forum%5Cevent%5Csubscription_created" xlink:type="simple">Subscription created</text:a></text:p>
            <text:p>\mod_forum\event\subscription_crea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forum_subscrip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8];SEARCH(&quot;\&quot;;[.F328])-2)" office:value-type="string" office:string-value="Subscription deleted" calcext:value-type="string">
            <text:p>Subscript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28];LEN([.F328])-SEARCH(&quot;\&quot;;[.F328])+1)" office:value-type="string" office:string-value="\mod_forum\event\subscription_deleted" calcext:value-type="string">
            <text:p>\mod_forum\event\subscription_deleted</text:p>
          </table:table-cell>
          <table:table-cell table:style-name="ce2" office:value-type="string" calcext:value-type="string">
            <text:p><text:a xlink:href="http://localhost:8000/report/eventlist/eventdetail.php?eventname=%5Cmod_forum%5Cevent%5Csubscription_deleted" xlink:type="simple">Subscription deleted</text:a></text:p>
            <text:p>\mod_forum\event\subscription_delet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forum_subscrip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29];SEARCH(&quot;\&quot;;[.F329])-2)" office:value-type="string" office:string-value="User report viewed" calcext:value-type="string">
            <text:p>User repor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29];LEN([.F329])-SEARCH(&quot;\&quot;;[.F329])+1)" office:value-type="string" office:string-value="\mod_forum\event\user_report_viewed" calcext:value-type="string">
            <text:p>\mod_forum\event\user_report_viewed</text:p>
          </table:table-cell>
          <table:table-cell table:style-name="ce2" office:value-type="string" calcext:value-type="string">
            <text:p><text:a xlink:href="http://localhost:8000/report/eventlist/eventdetail.php?eventname=%5Cmod_forum%5Cevent%5Cuser_report_viewed" xlink:type="simple">User report viewed</text:a></text:p>
            <text:p>\mod_forum\event\user_report_viewed</text:p>
          </table:table-cell>
          <table:table-cell table:style-name="ce5" office:value-type="string" calcext:value-type="string">
            <text:p>Forum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0];SEARCH(&quot;\&quot;;[.F330])-2)" office:value-type="string" office:string-value="Category has been created" calcext:value-type="string">
            <text:p>Category has bee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0];LEN([.F330])-SEARCH(&quot;\&quot;;[.F330])+1)" office:value-type="string" office:string-value="\mod_glossary\event\category_created" calcext:value-type="string">
            <text:p>\mod_glossary\event\category_crea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ategory_created" xlink:type="simple">Category has been created</text:a></text:p>
            <text:p>\mod_glossary\event\category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1];SEARCH(&quot;\&quot;;[.F331])-2)" office:value-type="string" office:string-value="Category has been deleted" calcext:value-type="string">
            <text:p>Category has bee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1];LEN([.F331])-SEARCH(&quot;\&quot;;[.F331])+1)" office:value-type="string" office:string-value="\mod_glossary\event\category_deleted" calcext:value-type="string">
            <text:p>\mod_glossary\event\category_dele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ategory_deleted" xlink:type="simple">Category has been deleted</text:a></text:p>
            <text:p>\mod_glossary\event\category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2];SEARCH(&quot;\&quot;;[.F332])-2)" office:value-type="string" office:string-value="Category has been updated" calcext:value-type="string">
            <text:p>Category has been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2];LEN([.F332])-SEARCH(&quot;\&quot;;[.F332])+1)" office:value-type="string" office:string-value="\mod_glossary\event\category_updated" calcext:value-type="string">
            <text:p>\mod_glossary\event\category_upda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ategory_updated" xlink:type="simple">Category has been updated</text:a></text:p>
            <text:p>\mod_glossary\event\category_upd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catego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3];SEARCH(&quot;\&quot;;[.F333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3];LEN([.F333])-SEARCH(&quot;\&quot;;[.F333])+1)" office:value-type="string" office:string-value="\mod_glossary\event\comment_created" calcext:value-type="string">
            <text:p>\mod_glossary\event\comment_crea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omment_created" xlink:type="simple">Comment created</text:a></text:p>
            <text:p>\mod_glossary\event\comment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4];SEARCH(&quot;\&quot;;[.F334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4];LEN([.F334])-SEARCH(&quot;\&quot;;[.F334])+1)" office:value-type="string" office:string-value="\mod_glossary\event\comment_deleted" calcext:value-type="string">
            <text:p>\mod_glossary\event\comment_dele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omment_deleted" xlink:type="simple">Comment deleted</text:a></text:p>
            <text:p>\mod_glossary\event\comment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5];SEARCH(&quot;\&quot;;[.F335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35];LEN([.F335])-SEARCH(&quot;\&quot;;[.F335])+1)" office:value-type="string" office:string-value="\mod_glossary\event\course_module_instance_list_viewed" calcext:value-type="string">
            <text:p>\mod_glossary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ourse_module_instance_list_viewed" xlink:type="simple">Course module instance list viewed</text:a></text:p>
            <text:p>\mod_glossary\event\course_module_instance_list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6];SEARCH(&quot;\&quot;;[.F336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36];LEN([.F336])-SEARCH(&quot;\&quot;;[.F336])+1)" office:value-type="string" office:string-value="\mod_glossary\event\course_module_viewed" calcext:value-type="string">
            <text:p>\mod_glossary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course_module_viewed" xlink:type="simple">Course module viewed</text:a></text:p>
            <text:p>\mod_glossary\event\course_module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7];SEARCH(&quot;\&quot;;[.F337])-2)" office:value-type="string" office:string-value="Entry has been approved" calcext:value-type="string">
            <text:p>Entry has been approv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37];LEN([.F337])-SEARCH(&quot;\&quot;;[.F337])+1)" office:value-type="string" office:string-value="\mod_glossary\event\entry_approved" calcext:value-type="string">
            <text:p>\mod_glossary\event\entry_approv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approved" xlink:type="simple">Entry has been approved</text:a></text:p>
            <text:p>\mod_glossary\event\entry_approv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8];SEARCH(&quot;\&quot;;[.F338])-2)" office:value-type="string" office:string-value="Entry has been created" calcext:value-type="string">
            <text:p>Entry has bee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8];LEN([.F338])-SEARCH(&quot;\&quot;;[.F338])+1)" office:value-type="string" office:string-value="\mod_glossary\event\entry_created" calcext:value-type="string">
            <text:p>\mod_glossary\event\entry_crea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created" xlink:type="simple">Entry has been created</text:a></text:p>
            <text:p>\mod_glossary\event\entry_cre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39];SEARCH(&quot;\&quot;;[.F339])-2)" office:value-type="string" office:string-value="Entry has been deleted" calcext:value-type="string">
            <text:p>Entry has bee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39];LEN([.F339])-SEARCH(&quot;\&quot;;[.F339])+1)" office:value-type="string" office:string-value="\mod_glossary\event\entry_deleted" calcext:value-type="string">
            <text:p>\mod_glossary\event\entry_dele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deleted" xlink:type="simple">Entry has been deleted</text:a></text:p>
            <text:p>\mod_glossary\event\entry_dele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0];SEARCH(&quot;\&quot;;[.F340])-2)" office:value-type="string" office:string-value="Entry has been disapproved" calcext:value-type="string">
            <text:p>Entry has been disapprov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0];LEN([.F340])-SEARCH(&quot;\&quot;;[.F340])+1)" office:value-type="string" office:string-value="\mod_glossary\event\entry_disapproved" calcext:value-type="string">
            <text:p>\mod_glossary\event\entry_disapprov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disapproved" xlink:type="simple">Entry has been disapproved</text:a></text:p>
            <text:p>\mod_glossary\event\entry_disapprov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1];SEARCH(&quot;\&quot;;[.F341])-2)" office:value-type="string" office:string-value="Entry has been updated" calcext:value-type="string">
            <text:p>Entry has been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41];LEN([.F341])-SEARCH(&quot;\&quot;;[.F341])+1)" office:value-type="string" office:string-value="\mod_glossary\event\entry_updated" calcext:value-type="string">
            <text:p>\mod_glossary\event\entry_updat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updated" xlink:type="simple">Entry has been updated</text:a></text:p>
            <text:p>\mod_glossary\event\entry_updat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2];SEARCH(&quot;\&quot;;[.F342])-2)" office:value-type="string" office:string-value="Entry has been viewed" calcext:value-type="string">
            <text:p>Entry has been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2];LEN([.F342])-SEARCH(&quot;\&quot;;[.F342])+1)" office:value-type="string" office:string-value="\mod_glossary\event\entry_viewed" calcext:value-type="string">
            <text:p>\mod_glossary\event\entry_viewed</text:p>
          </table:table-cell>
          <table:table-cell table:style-name="ce2" office:value-type="string" calcext:value-type="string">
            <text:p><text:a xlink:href="http://localhost:8000/report/eventlist/eventdetail.php?eventname=%5Cmod_glossary%5Cevent%5Centry_viewed" xlink:type="simple">Entry has been viewed</text:a></text:p>
            <text:p>\mod_glossary\event\entry_viewed</text:p>
          </table:table-cell>
          <table:table-cell table:style-name="ce5" office:value-type="string" calcext:value-type="string">
            <text:p>Glossar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glossary_entri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3];SEARCH(&quot;\&quot;;[.F343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3];LEN([.F343])-SEARCH(&quot;\&quot;;[.F343])+1)" office:value-type="string" office:string-value="\mod_h5pactivity\event\course_module_instance_list_viewed" calcext:value-type="string">
            <text:p>\mod_h5pactivity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h5pactivity%5Cevent%5Ccourse_module_instance_list_viewed" xlink:type="simple">Course module instance list viewed</text:a></text:p>
            <text:p>\mod_h5pactivity\event\course_module_instance_list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4];SEARCH(&quot;\&quot;;[.F344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4];LEN([.F344])-SEARCH(&quot;\&quot;;[.F344])+1)" office:value-type="string" office:string-value="\mod_h5pactivity\event\course_module_viewed" calcext:value-type="string">
            <text:p>\mod_h5pactivity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h5pactivity%5Cevent%5Ccourse_module_viewed" xlink:type="simple">Course module viewed</text:a></text:p>
            <text:p>\mod_h5pactivity\event\course_module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h5pactivit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5];SEARCH(&quot;\&quot;;[.F345])-2)" office:value-type="string" office:string-value="Report viewed" calcext:value-type="string">
            <text:p>Repor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5];LEN([.F345])-SEARCH(&quot;\&quot;;[.F345])+1)" office:value-type="string" office:string-value="\mod_h5pactivity\event\report_viewed" calcext:value-type="string">
            <text:p>\mod_h5pactivity\event\report_viewed</text:p>
          </table:table-cell>
          <table:table-cell table:style-name="ce2" office:value-type="string" calcext:value-type="string">
            <text:p><text:a xlink:href="http://localhost:8000/report/eventlist/eventdetail.php?eventname=%5Cmod_h5pactivity%5Cevent%5Creport_viewed" xlink:type="simple">Report viewed</text:a></text:p>
            <text:p>\mod_h5pactivity\event\report_view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h5pactivity</text:p>
          </table:table-cell>
          <table:table-cell table:style-name="ce5" office:value-type="float" office:value="3.9" calcext:value-type="float">
            <text:p>3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6];SEARCH(&quot;\&quot;;[.F346])-2)" office:value-type="string" office:string-value="xAPI statement received" calcext:value-type="string">
            <text:p>xAPI statement receiv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6];LEN([.F346])-SEARCH(&quot;\&quot;;[.F346])+1)" office:value-type="string" office:string-value="\mod_h5pactivity\event\statement_received" calcext:value-type="string">
            <text:p>\mod_h5pactivity\event\statement_received</text:p>
          </table:table-cell>
          <table:table-cell table:style-name="ce2" office:value-type="string" calcext:value-type="string">
            <text:p><text:a xlink:href="http://localhost:8000/report/eventlist/eventdetail.php?eventname=%5Cmod_h5pactivity%5Cevent%5Cstatement_received" xlink:type="simple">xAPI statement received</text:a></text:p>
            <text:p>\mod_h5pactivity\event\statement_received</text:p>
          </table:table-cell>
          <table:table-cell table:style-name="ce5" office:value-type="string" calcext:value-type="string">
            <text:p>H5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h5pactivit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7];SEARCH(&quot;\&quot;;[.F347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7];LEN([.F347])-SEARCH(&quot;\&quot;;[.F347])+1)" office:value-type="string" office:string-value="\mod_imscp\event\course_module_instance_list_viewed" calcext:value-type="string">
            <text:p>\mod_imscp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imscp%5Cevent%5Ccourse_module_instance_list_viewed" xlink:type="simple">Course module instance list viewed</text:a></text:p>
            <text:p>\mod_imscp\event\course_module_instance_list_viewed</text:p>
          </table:table-cell>
          <table:table-cell table:style-name="ce5" office:value-type="string" calcext:value-type="string">
            <text:p>IMS content pack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8];SEARCH(&quot;\&quot;;[.F348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8];LEN([.F348])-SEARCH(&quot;\&quot;;[.F348])+1)" office:value-type="string" office:string-value="\mod_imscp\event\course_module_viewed" calcext:value-type="string">
            <text:p>\mod_imscp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imscp%5Cevent%5Ccourse_module_viewed" xlink:type="simple">Course module viewed</text:a></text:p>
            <text:p>\mod_imscp\event\course_module_viewed</text:p>
          </table:table-cell>
          <table:table-cell table:style-name="ce5" office:value-type="string" calcext:value-type="string">
            <text:p>IMS content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imscp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49];SEARCH(&quot;\&quot;;[.F349])-2)" office:value-type="string" office:string-value="Content page viewed" calcext:value-type="string">
            <text:p>Content pag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49];LEN([.F349])-SEARCH(&quot;\&quot;;[.F349])+1)" office:value-type="string" office:string-value="\mod_lesson\event\content_page_viewed" calcext:value-type="string">
            <text:p>\mod_lesson\event\content_page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content_page_viewed" xlink:type="simple">Content page viewed</text:a></text:p>
            <text:p>\mod_lesson\event\content_page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0];SEARCH(&quot;\&quot;;[.F350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50];LEN([.F350])-SEARCH(&quot;\&quot;;[.F350])+1)" office:value-type="string" office:string-value="\mod_lesson\event\course_module_instance_list_viewed" calcext:value-type="string">
            <text:p>\mod_lesson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course_module_instance_list_viewed" xlink:type="simple">Course module instance list viewed</text:a></text:p>
            <text:p>\mod_lesson\event\course_module_instance_list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1];SEARCH(&quot;\&quot;;[.F351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51];LEN([.F351])-SEARCH(&quot;\&quot;;[.F351])+1)" office:value-type="string" office:string-value="\mod_lesson\event\course_module_viewed" calcext:value-type="string">
            <text:p>\mod_lesson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course_module_viewed" xlink:type="simple">Course module viewed</text:a></text:p>
            <text:p>\mod_lesson\event\course_module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2];SEARCH(&quot;\&quot;;[.F352])-2)" office:value-type="string" office:string-value="Essay assessed" calcext:value-type="string">
            <text:p>Essay assess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52];LEN([.F352])-SEARCH(&quot;\&quot;;[.F352])+1)" office:value-type="string" office:string-value="\mod_lesson\event\essay_assessed" calcext:value-type="string">
            <text:p>\mod_lesson\event\essay_assessed</text:p>
          </table:table-cell>
          <table:table-cell table:style-name="ce2" office:value-type="string" calcext:value-type="string">
            <text:p><text:a xlink:href="http://localhost:8000/report/eventlist/eventdetail.php?eventname=%5Cmod_lesson%5Cevent%5Cessay_assessed" xlink:type="simple">Essay assessed</text:a></text:p>
            <text:p>\mod_lesson\event\essay_assess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gra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3];SEARCH(&quot;\&quot;;[.F353])-2)" office:value-type="string" office:string-value="Essay attempt viewed" calcext:value-type="string">
            <text:p>Essay attemp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53];LEN([.F353])-SEARCH(&quot;\&quot;;[.F353])+1)" office:value-type="string" office:string-value="\mod_lesson\event\essay_attempt_viewed" calcext:value-type="string">
            <text:p>\mod_lesson\event\essay_attempt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essay_attempt_viewed" xlink:type="simple">Essay attempt viewed</text:a></text:p>
            <text:p>\mod_lesson\event\essay_attempt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4];SEARCH(&quot;\&quot;;[.F354])-2)" office:value-type="string" office:string-value="Lesson override created" calcext:value-type="string">
            <text:p>Lesson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54];LEN([.F354])-SEARCH(&quot;\&quot;;[.F354])+1)" office:value-type="string" office:string-value="\mod_lesson\event\group_override_created" calcext:value-type="string">
            <text:p>\mod_lesson\event\group_override_cre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group_override_created" xlink:type="simple">Lesson override created</text:a></text:p>
            <text:p>\mod_lesson\event\group_overrid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5];SEARCH(&quot;\&quot;;[.F355])-2)" office:value-type="string" office:string-value="Lesson override deleted" calcext:value-type="string">
            <text:p>Lesson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55];LEN([.F355])-SEARCH(&quot;\&quot;;[.F355])+1)" office:value-type="string" office:string-value="\mod_lesson\event\group_override_deleted" calcext:value-type="string">
            <text:p>\mod_lesson\event\group_override_deleted</text:p>
          </table:table-cell>
          <table:table-cell table:style-name="ce2" office:value-type="string" calcext:value-type="string">
            <text:p><text:a xlink:href="http://localhost:8000/report/eventlist/eventdetail.php?eventname=%5Cmod_lesson%5Cevent%5Cgroup_override_deleted" xlink:type="simple">Lesson override deleted</text:a></text:p>
            <text:p>\mod_lesson\event\group_overrid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6];SEARCH(&quot;\&quot;;[.F356])-2)" office:value-type="string" office:string-value="Lesson override updated" calcext:value-type="string">
            <text:p>Lesson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56];LEN([.F356])-SEARCH(&quot;\&quot;;[.F356])+1)" office:value-type="string" office:string-value="\mod_lesson\event\group_override_updated" calcext:value-type="string">
            <text:p>\mod_lesson\event\group_override_upd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group_override_updated" xlink:type="simple">Lesson override updated</text:a></text:p>
            <text:p>\mod_lesson\event\group_overrid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357];SEARCH(&quot;\&quot;;[.F357])-2)" office:value-type="string" office:string-value="Lesson high score added" calcext:value-type="string">
            <text:p>Lesson high score ad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57];LEN([.F357])-SEARCH(&quot;\&quot;;[.F357])+1)" office:value-type="string" office:string-value="\mod_lesson\event\highscore_added" calcext:value-type="string">
            <text:p>\mod_lesson\event\highscore_added</text:p>
          </table:table-cell>
          <table:table-cell table:style-name="ce2" office:value-type="string" calcext:value-type="string">
            <text:p><text:a xlink:href="http://localhost:8000/report/eventlist/eventdetail.php?eventname=%5Cmod_lesson%5Cevent%5Chighscore_added" xlink:type="simple">Lesson high score added</text:a></text:p>
            <text:p>\mod_lesson\event\highscore_add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high_scor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358];SEARCH(&quot;\&quot;;[.F358])-2)" office:value-type="string" office:string-value="Lesson high scores viewed" calcext:value-type="string">
            <text:p>Lesson high scores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58];LEN([.F358])-SEARCH(&quot;\&quot;;[.F358])+1)" office:value-type="string" office:string-value="\mod_lesson\event\highscores_viewed" calcext:value-type="string">
            <text:p>\mod_lesson\event\highscores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highscores_viewed" xlink:type="simple">Lesson high scores viewed</text:a></text:p>
            <text:p>\mod_lesson\event\highscores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59];SEARCH(&quot;\&quot;;[.F359])-2)" office:value-type="string" office:string-value="Lesson ended" calcext:value-type="string">
            <text:p>Lesson en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59];LEN([.F359])-SEARCH(&quot;\&quot;;[.F359])+1)" office:value-type="string" office:string-value="\mod_lesson\event\lesson_ended" calcext:value-type="string">
            <text:p>\mod_lesson\event\lesson_ended</text:p>
          </table:table-cell>
          <table:table-cell table:style-name="ce2" office:value-type="string" calcext:value-type="string">
            <text:p><text:a xlink:href="http://localhost:8000/report/eventlist/eventdetail.php?eventname=%5Cmod_lesson%5Cevent%5Clesson_ended" xlink:type="simple">Lesson ended</text:a></text:p>
            <text:p>\mod_lesson\event\lesson_end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0];SEARCH(&quot;\&quot;;[.F360])-2)" office:value-type="string" office:string-value="Lesson restarted" calcext:value-type="string">
            <text:p>Lesson restar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60];LEN([.F360])-SEARCH(&quot;\&quot;;[.F360])+1)" office:value-type="string" office:string-value="\mod_lesson\event\lesson_restarted" calcext:value-type="string">
            <text:p>\mod_lesson\event\lesson_restarted</text:p>
          </table:table-cell>
          <table:table-cell table:style-name="ce2" office:value-type="string" calcext:value-type="string">
            <text:p><text:a xlink:href="http://localhost:8000/report/eventlist/eventdetail.php?eventname=%5Cmod_lesson%5Cevent%5Clesson_restarted" xlink:type="simple">Lesson restarted</text:a></text:p>
            <text:p>\mod_lesson\event\lesson_restar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1];SEARCH(&quot;\&quot;;[.F361])-2)" office:value-type="string" office:string-value="Lesson resumed" calcext:value-type="string">
            <text:p>Lesson resum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61];LEN([.F361])-SEARCH(&quot;\&quot;;[.F361])+1)" office:value-type="string" office:string-value="\mod_lesson\event\lesson_resumed" calcext:value-type="string">
            <text:p>\mod_lesson\event\lesson_resumed</text:p>
          </table:table-cell>
          <table:table-cell table:style-name="ce2" office:value-type="string" calcext:value-type="string">
            <text:p><text:a xlink:href="http://localhost:8000/report/eventlist/eventdetail.php?eventname=%5Cmod_lesson%5Cevent%5Clesson_resumed" xlink:type="simple">Lesson resumed</text:a></text:p>
            <text:p>\mod_lesson\event\lesson_resum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2];SEARCH(&quot;\&quot;;[.F362])-2)" office:value-type="string" office:string-value="Lesson started" calcext:value-type="string">
            <text:p>Lesson star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62];LEN([.F362])-SEARCH(&quot;\&quot;;[.F362])+1)" office:value-type="string" office:string-value="\mod_lesson\event\lesson_started" calcext:value-type="string">
            <text:p>\mod_lesson\event\lesson_started</text:p>
          </table:table-cell>
          <table:table-cell table:style-name="ce2" office:value-type="string" calcext:value-type="string">
            <text:p><text:a xlink:href="http://localhost:8000/report/eventlist/eventdetail.php?eventname=%5Cmod_lesson%5Cevent%5Clesson_started" xlink:type="simple">Lesson started</text:a></text:p>
            <text:p>\mod_lesson\event\lesson_star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3];SEARCH(&quot;\&quot;;[.F363])-2)" office:value-type="string" office:string-value="Page created" calcext:value-type="string">
            <text:p>Pag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63];LEN([.F363])-SEARCH(&quot;\&quot;;[.F363])+1)" office:value-type="string" office:string-value="\mod_lesson\event\page_created" calcext:value-type="string">
            <text:p>\mod_lesson\event\page_cre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page_created" xlink:type="simple">Page created</text:a></text:p>
            <text:p>\mod_lesson\event\pag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4];SEARCH(&quot;\&quot;;[.F364])-2)" office:value-type="string" office:string-value="Page deleted" calcext:value-type="string">
            <text:p>Pag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64];LEN([.F364])-SEARCH(&quot;\&quot;;[.F364])+1)" office:value-type="string" office:string-value="\mod_lesson\event\page_deleted" calcext:value-type="string">
            <text:p>\mod_lesson\event\page_deleted</text:p>
          </table:table-cell>
          <table:table-cell table:style-name="ce2" office:value-type="string" calcext:value-type="string">
            <text:p><text:a xlink:href="http://localhost:8000/report/eventlist/eventdetail.php?eventname=%5Cmod_lesson%5Cevent%5Cpage_deleted" xlink:type="simple">Page deleted</text:a></text:p>
            <text:p>\mod_lesson\event\pag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5];SEARCH(&quot;\&quot;;[.F365])-2)" office:value-type="string" office:string-value="Page moved" calcext:value-type="string">
            <text:p>Page mov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65];LEN([.F365])-SEARCH(&quot;\&quot;;[.F365])+1)" office:value-type="string" office:string-value="\mod_lesson\event\page_moved" calcext:value-type="string">
            <text:p>\mod_lesson\event\page_moved</text:p>
          </table:table-cell>
          <table:table-cell table:style-name="ce2" office:value-type="string" calcext:value-type="string">
            <text:p><text:a xlink:href="http://localhost:8000/report/eventlist/eventdetail.php?eventname=%5Cmod_lesson%5Cevent%5Cpage_moved" xlink:type="simple">Page moved</text:a></text:p>
            <text:p>\mod_lesson\event\page_mov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6];SEARCH(&quot;\&quot;;[.F366])-2)" office:value-type="string" office:string-value="Page updated" calcext:value-type="string">
            <text:p>Pag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66];LEN([.F366])-SEARCH(&quot;\&quot;;[.F366])+1)" office:value-type="string" office:string-value="\mod_lesson\event\page_updated" calcext:value-type="string">
            <text:p>\mod_lesson\event\page_upd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page_updated" xlink:type="simple">Page updated</text:a></text:p>
            <text:p>\mod_lesson\event\pag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7];SEARCH(&quot;\&quot;;[.F367])-2)" office:value-type="string" office:string-value="Question answered" calcext:value-type="string">
            <text:p>Question answer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67];LEN([.F367])-SEARCH(&quot;\&quot;;[.F367])+1)" office:value-type="string" office:string-value="\mod_lesson\event\question_answered" calcext:value-type="string">
            <text:p>\mod_lesson\event\question_answered</text:p>
          </table:table-cell>
          <table:table-cell table:style-name="ce2" office:value-type="string" calcext:value-type="string">
            <text:p><text:a xlink:href="http://localhost:8000/report/eventlist/eventdetail.php?eventname=%5Cmod_lesson%5Cevent%5Cquestion_answered" xlink:type="simple">Question answered</text:a></text:p>
            <text:p>\mod_lesson\event\question_answer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8];SEARCH(&quot;\&quot;;[.F368])-2)" office:value-type="string" office:string-value="Question viewed" calcext:value-type="string">
            <text:p>Question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68];LEN([.F368])-SEARCH(&quot;\&quot;;[.F368])+1)" office:value-type="string" office:string-value="\mod_lesson\event\question_viewed" calcext:value-type="string">
            <text:p>\mod_lesson\event\question_viewed</text:p>
          </table:table-cell>
          <table:table-cell table:style-name="ce2" office:value-type="string" calcext:value-type="string">
            <text:p><text:a xlink:href="http://localhost:8000/report/eventlist/eventdetail.php?eventname=%5Cmod_lesson%5Cevent%5Cquestion_viewed" xlink:type="simple">Question viewed</text:a></text:p>
            <text:p>\mod_lesson\event\question_view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esson_pag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69];SEARCH(&quot;\&quot;;[.F369])-2)" office:value-type="string" office:string-value="Lesson override created" calcext:value-type="string">
            <text:p>Lesson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69];LEN([.F369])-SEARCH(&quot;\&quot;;[.F369])+1)" office:value-type="string" office:string-value="\mod_lesson\event\user_override_created" calcext:value-type="string">
            <text:p>\mod_lesson\event\user_override_cre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user_override_created" xlink:type="simple">Lesson override created</text:a></text:p>
            <text:p>\mod_lesson\event\user_override_cre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0];SEARCH(&quot;\&quot;;[.F370])-2)" office:value-type="string" office:string-value="Lesson override deleted" calcext:value-type="string">
            <text:p>Lesson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70];LEN([.F370])-SEARCH(&quot;\&quot;;[.F370])+1)" office:value-type="string" office:string-value="\mod_lesson\event\user_override_deleted" calcext:value-type="string">
            <text:p>\mod_lesson\event\user_override_deleted</text:p>
          </table:table-cell>
          <table:table-cell table:style-name="ce2" office:value-type="string" calcext:value-type="string">
            <text:p><text:a xlink:href="http://localhost:8000/report/eventlist/eventdetail.php?eventname=%5Cmod_lesson%5Cevent%5Cuser_override_deleted" xlink:type="simple">Lesson override deleted</text:a></text:p>
            <text:p>\mod_lesson\event\user_override_dele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1];SEARCH(&quot;\&quot;;[.F371])-2)" office:value-type="string" office:string-value="Lesson override updated" calcext:value-type="string">
            <text:p>Lesson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71];LEN([.F371])-SEARCH(&quot;\&quot;;[.F371])+1)" office:value-type="string" office:string-value="\mod_lesson\event\user_override_updated" calcext:value-type="string">
            <text:p>\mod_lesson\event\user_override_updated</text:p>
          </table:table-cell>
          <table:table-cell table:style-name="ce2" office:value-type="string" calcext:value-type="string">
            <text:p><text:a xlink:href="http://localhost:8000/report/eventlist/eventdetail.php?eventname=%5Cmod_lesson%5Cevent%5Cuser_override_updated" xlink:type="simple">Lesson override updated</text:a></text:p>
            <text:p>\mod_lesson\event\user_override_updated</text:p>
          </table:table-cell>
          <table:table-cell table:style-name="ce5" office:value-type="string" calcext:value-type="string">
            <text:p>Less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lesson_overrides</text:p>
          </table:table-cell>
          <table:table-cell table:style-name="ce5" office:value-type="float" office:value="2.9" calcext:value-type="float">
            <text:p>2.9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2];SEARCH(&quot;\&quot;;[.F372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72];LEN([.F372])-SEARCH(&quot;\&quot;;[.F372])+1)" office:value-type="string" office:string-value="\mod_lti\event\course_module_instance_list_viewed" calcext:value-type="string">
            <text:p>\mod_lti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lti%5Cevent%5Ccourse_module_instance_list_viewed" xlink:type="simple">Course module instance list viewed</text:a></text:p>
            <text:p>\mod_lti\event\course_module_instance_list_view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3];SEARCH(&quot;\&quot;;[.F373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73];LEN([.F373])-SEARCH(&quot;\&quot;;[.F373])+1)" office:value-type="string" office:string-value="\mod_lti\event\course_module_viewed" calcext:value-type="string">
            <text:p>\mod_lti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lti%5Cevent%5Ccourse_module_viewed" xlink:type="simple">Course module viewed</text:a></text:p>
            <text:p>\mod_lti\event\course_module_view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lti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4];SEARCH(&quot;\&quot;;[.F374])-2)" office:value-type="string" office:string-value="LTI unknown service API call." calcext:value-type="string">
            <text:p>LTI unknown service API call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74];LEN([.F374])-SEARCH(&quot;\&quot;;[.F374])+1)" office:value-type="string" office:string-value="\mod_lti\event\unknown_service_api_called" calcext:value-type="string">
            <text:p>\mod_lti\event\unknown_service_api_called</text:p>
          </table:table-cell>
          <table:table-cell table:style-name="ce2" office:value-type="string" calcext:value-type="string">
            <text:p><text:a xlink:href="http://localhost:8000/report/eventlist/eventdetail.php?eventname=%5Cmod_lti%5Cevent%5Cunknown_service_api_called" xlink:type="simple">LTI unknown service API call.</text:a></text:p>
            <text:p>\mod_lti\event\unknown_service_api_called</text:p>
          </table:table-cell>
          <table:table-cell table:style-name="ce5" office:value-type="string" calcext:value-type="string">
            <text:p>External too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lti_unknown_service_api_call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5];SEARCH(&quot;\&quot;;[.F375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75];LEN([.F375])-SEARCH(&quot;\&quot;;[.F375])+1)" office:value-type="string" office:string-value="\mod_page\event\course_module_instance_list_viewed" calcext:value-type="string">
            <text:p>\mod_page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page%5Cevent%5Ccourse_module_instance_list_viewed" xlink:type="simple">Course module instance list viewed</text:a></text:p>
            <text:p>\mod_page\event\course_module_instance_list_viewe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6];SEARCH(&quot;\&quot;;[.F376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76];LEN([.F376])-SEARCH(&quot;\&quot;;[.F376])+1)" office:value-type="string" office:string-value="\mod_page\event\course_module_viewed" calcext:value-type="string">
            <text:p>\mod_page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page%5Cevent%5Ccourse_module_viewed" xlink:type="simple">Course module viewed</text:a></text:p>
            <text:p>\mod_page\event\course_module_viewe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7];SEARCH(&quot;\&quot;;[.F377])-2)" office:value-type="string" office:string-value="Quiz attempt abandoned" calcext:value-type="string">
            <text:p>Quiz attempt abandon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77];LEN([.F377])-SEARCH(&quot;\&quot;;[.F377])+1)" office:value-type="string" office:string-value="\mod_quiz\event\attempt_abandoned" calcext:value-type="string">
            <text:p>\mod_quiz\event\attempt_abandon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abandoned" xlink:type="simple">Quiz attempt abandoned</text:a></text:p>
            <text:p>\mod_quiz\event\attempt_abandon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abandon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8];SEARCH(&quot;\&quot;;[.F378])-2)" office:value-type="string" office:string-value="Quiz attempt time limit exceeded" calcext:value-type="string">
            <text:p>Quiz attempt time limit exceed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78];LEN([.F378])-SEARCH(&quot;\&quot;;[.F378])+1)" office:value-type="string" office:string-value="\mod_quiz\event\attempt_becameoverdue" calcext:value-type="string">
            <text:p>\mod_quiz\event\attempt_becameoverdue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becameoverdue" xlink:type="simple">Quiz attempt time limit exceeded</text:a></text:p>
            <text:p>\mod_quiz\event\attempt_becameoverdue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overdue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79];SEARCH(&quot;\&quot;;[.F379])-2)" office:value-type="string" office:string-value="Quiz attempt deleted" calcext:value-type="string">
            <text:p>Quiz attempt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79];LEN([.F379])-SEARCH(&quot;\&quot;;[.F379])+1)" office:value-type="string" office:string-value="\mod_quiz\event\attempt_deleted" calcext:value-type="string">
            <text:p>\mod_quiz\event\attempt_delet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deleted" xlink:type="simple">Quiz attempt deleted</text:a></text:p>
            <text:p>\mod_quiz\event\attempt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0];SEARCH(&quot;\&quot;;[.F380])-2)" office:value-type="string" office:string-value="Quiz attempt preview started" calcext:value-type="string">
            <text:p>Quiz attempt preview sta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80];LEN([.F380])-SEARCH(&quot;\&quot;;[.F380])+1)" office:value-type="string" office:string-value="\mod_quiz\event\attempt_preview_started" calcext:value-type="string">
            <text:p>\mod_quiz\event\attempt_preview_start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preview_started" xlink:type="simple">Quiz attempt preview started</text:a></text:p>
            <text:p>\mod_quiz\event\attempt_preview_star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1];SEARCH(&quot;\&quot;;[.F381])-2)" office:value-type="string" office:string-value="Quiz attempt regraded" calcext:value-type="string">
            <text:p>Quiz attempt regrad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81];LEN([.F381])-SEARCH(&quot;\&quot;;[.F381])+1)" office:value-type="string" office:string-value="\mod_quiz\event\attempt_regraded" calcext:value-type="string">
            <text:p>\mod_quiz\event\attempt_regrad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regraded" xlink:type="simple">Quiz attempt regraded</text:a></text:p>
            <text:p>\mod_quiz\event\attempt_regrad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2];SEARCH(&quot;\&quot;;[.F382])-2)" office:value-type="string" office:string-value="Quiz attempt reviewed" calcext:value-type="string">
            <text:p>Quiz attempt re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82];LEN([.F382])-SEARCH(&quot;\&quot;;[.F382])+1)" office:value-type="string" office:string-value="\mod_quiz\event\attempt_reviewed" calcext:value-type="string">
            <text:p>\mod_quiz\event\attempt_re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reviewed" xlink:type="simple">Quiz attempt reviewed</text:a></text:p>
            <text:p>\mod_quiz\event\attempt_re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3];SEARCH(&quot;\&quot;;[.F383])-2)" office:value-type="string" office:string-value="Quiz attempt started" calcext:value-type="string">
            <text:p>Quiz attempt star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83];LEN([.F383])-SEARCH(&quot;\&quot;;[.F383])+1)" office:value-type="string" office:string-value="\mod_quiz\event\attempt_started" calcext:value-type="string">
            <text:p>\mod_quiz\event\attempt_start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started" xlink:type="simple">Quiz attempt started</text:a></text:p>
            <text:p>\mod_quiz\event\attempt_star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star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4];SEARCH(&quot;\&quot;;[.F384])-2)" office:value-type="string" office:string-value="Quiz attempt submitted" calcext:value-type="string">
            <text:p>Quiz attempt submit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84];LEN([.F384])-SEARCH(&quot;\&quot;;[.F384])+1)" office:value-type="string" office:string-value="\mod_quiz\event\attempt_submitted" calcext:value-type="string">
            <text:p>\mod_quiz\event\attempt_submitt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submitted" xlink:type="simple">Quiz attempt submitted</text:a></text:p>
            <text:p>\mod_quiz\event\attempt_submit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quiz_attempt_submitt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5];SEARCH(&quot;\&quot;;[.F385])-2)" office:value-type="string" office:string-value="Quiz attempt summary viewed" calcext:value-type="string">
            <text:p>Quiz attempt summary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85];LEN([.F385])-SEARCH(&quot;\&quot;;[.F385])+1)" office:value-type="string" office:string-value="\mod_quiz\event\attempt_summary_viewed" calcext:value-type="string">
            <text:p>\mod_quiz\event\attempt_summary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summary_viewed" xlink:type="simple">Quiz attempt summary viewed</text:a></text:p>
            <text:p>\mod_quiz\event\attempt_summary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6];SEARCH(&quot;\&quot;;[.F386])-2)" office:value-type="string" office:string-value="Quiz attempt viewed" calcext:value-type="string">
            <text:p>Quiz attemp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86];LEN([.F386])-SEARCH(&quot;\&quot;;[.F386])+1)" office:value-type="string" office:string-value="\mod_quiz\event\attempt_viewed" calcext:value-type="string">
            <text:p>\mod_quiz\event\attempt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attempt_viewed" xlink:type="simple">Quiz attempt viewed</text:a></text:p>
            <text:p>\mod_quiz\event\attemp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_attemp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7];SEARCH(&quot;\&quot;;[.F387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87];LEN([.F387])-SEARCH(&quot;\&quot;;[.F387])+1)" office:value-type="string" office:string-value="\mod_quiz\event\course_module_instance_list_viewed" calcext:value-type="string">
            <text:p>\mod_quiz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course_module_instance_list_viewed" xlink:type="simple">Course module instance list viewed</text:a></text:p>
            <text:p>\mod_quiz\event\course_module_instance_lis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8];SEARCH(&quot;\&quot;;[.F388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88];LEN([.F388])-SEARCH(&quot;\&quot;;[.F388])+1)" office:value-type="string" office:string-value="\mod_quiz\event\course_module_viewed" calcext:value-type="string">
            <text:p>\mod_quiz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course_module_viewed" xlink:type="simple">Course module viewed</text:a></text:p>
            <text:p>\mod_quiz\event\course_module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89];SEARCH(&quot;\&quot;;[.F389])-2)" office:value-type="string" office:string-value="Quiz edit page viewed" calcext:value-type="string">
            <text:p>Quiz edit page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89];LEN([.F389])-SEARCH(&quot;\&quot;;[.F389])+1)" office:value-type="string" office:string-value="\mod_quiz\event\edit_page_viewed" calcext:value-type="string">
            <text:p>\mod_quiz\event\edit_page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edit_page_viewed" xlink:type="simple">Quiz edit page viewed</text:a></text:p>
            <text:p>\mod_quiz\event\edit_page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0];SEARCH(&quot;\&quot;;[.F390])-2)" office:value-type="string" office:string-value="Quiz override created" calcext:value-type="string">
            <text:p>Quiz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0];LEN([.F390])-SEARCH(&quot;\&quot;;[.F390])+1)" office:value-type="string" office:string-value="\mod_quiz\event\group_override_created" calcext:value-type="string">
            <text:p>\mod_quiz\event\group_override_created</text:p>
          </table:table-cell>
          <table:table-cell table:style-name="ce2" office:value-type="string" calcext:value-type="string">
            <text:p><text:a xlink:href="http://localhost:8000/report/eventlist/eventdetail.php?eventname=%5Cmod_quiz%5Cevent%5Cgroup_override_created" xlink:type="simple">Quiz override created</text:a></text:p>
            <text:p>\mod_quiz\event\group_override_cre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1];SEARCH(&quot;\&quot;;[.F391])-2)" office:value-type="string" office:string-value="Quiz override deleted" calcext:value-type="string">
            <text:p>Quiz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1];LEN([.F391])-SEARCH(&quot;\&quot;;[.F391])+1)" office:value-type="string" office:string-value="\mod_quiz\event\group_override_deleted" calcext:value-type="string">
            <text:p>\mod_quiz\event\group_override_deleted</text:p>
          </table:table-cell>
          <table:table-cell table:style-name="ce2" office:value-type="string" calcext:value-type="string">
            <text:p><text:a xlink:href="http://localhost:8000/report/eventlist/eventdetail.php?eventname=%5Cmod_quiz%5Cevent%5Cgroup_override_deleted" xlink:type="simple">Quiz override deleted</text:a></text:p>
            <text:p>\mod_quiz\event\group_override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2];SEARCH(&quot;\&quot;;[.F392])-2)" office:value-type="string" office:string-value="Quiz override updated" calcext:value-type="string">
            <text:p>Quiz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2];LEN([.F392])-SEARCH(&quot;\&quot;;[.F392])+1)" office:value-type="string" office:string-value="\mod_quiz\event\group_override_updated" calcext:value-type="string">
            <text:p>\mod_quiz\event\group_override_updated</text:p>
          </table:table-cell>
          <table:table-cell table:style-name="ce2" office:value-type="string" calcext:value-type="string">
            <text:p><text:a xlink:href="http://localhost:8000/report/eventlist/eventdetail.php?eventname=%5Cmod_quiz%5Cevent%5Cgroup_override_updated" xlink:type="simple">Quiz override updated</text:a></text:p>
            <text:p>\mod_quiz\event\group_override_upd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3];SEARCH(&quot;\&quot;;[.F393])-2)" office:value-type="string" office:string-value="Question manually graded" calcext:value-type="string">
            <text:p>Question manually grad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93];LEN([.F393])-SEARCH(&quot;\&quot;;[.F393])+1)" office:value-type="string" office:string-value="\mod_quiz\event\question_manually_graded" calcext:value-type="string">
            <text:p>\mod_quiz\event\question_manually_graded</text:p>
          </table:table-cell>
          <table:table-cell table:style-name="ce2" office:value-type="string" calcext:value-type="string">
            <text:p><text:a xlink:href="http://localhost:8000/report/eventlist/eventdetail.php?eventname=%5Cmod_quiz%5Cevent%5Cquestion_manually_graded" xlink:type="simple">Question manually graded</text:a></text:p>
            <text:p>\mod_quiz\event\question_manually_grad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4];SEARCH(&quot;\&quot;;[.F394])-2)" office:value-type="string" office:string-value="Quiz report viewed" calcext:value-type="string">
            <text:p>Quiz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4];LEN([.F394])-SEARCH(&quot;\&quot;;[.F394])+1)" office:value-type="string" office:string-value="\mod_quiz\event\report_viewed" calcext:value-type="string">
            <text:p>\mod_quiz\event\report_viewed</text:p>
          </table:table-cell>
          <table:table-cell table:style-name="ce2" office:value-type="string" calcext:value-type="string">
            <text:p><text:a xlink:href="http://localhost:8000/report/eventlist/eventdetail.php?eventname=%5Cmod_quiz%5Cevent%5Creport_viewed" xlink:type="simple">Quiz report viewed</text:a></text:p>
            <text:p>\mod_quiz\event\report_view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5];SEARCH(&quot;\&quot;;[.F395])-2)" office:value-type="string" office:string-value="Quiz override created" calcext:value-type="string">
            <text:p>Quiz overrid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5];LEN([.F395])-SEARCH(&quot;\&quot;;[.F395])+1)" office:value-type="string" office:string-value="\mod_quiz\event\user_override_created" calcext:value-type="string">
            <text:p>\mod_quiz\event\user_override_created</text:p>
          </table:table-cell>
          <table:table-cell table:style-name="ce2" office:value-type="string" calcext:value-type="string">
            <text:p><text:a xlink:href="http://localhost:8000/report/eventlist/eventdetail.php?eventname=%5Cmod_quiz%5Cevent%5Cuser_override_created" xlink:type="simple">Quiz override created</text:a></text:p>
            <text:p>\mod_quiz\event\user_override_cre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6];SEARCH(&quot;\&quot;;[.F396])-2)" office:value-type="string" office:string-value="Quiz override deleted" calcext:value-type="string">
            <text:p>Quiz overrid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6];LEN([.F396])-SEARCH(&quot;\&quot;;[.F396])+1)" office:value-type="string" office:string-value="\mod_quiz\event\user_override_deleted" calcext:value-type="string">
            <text:p>\mod_quiz\event\user_override_deleted</text:p>
          </table:table-cell>
          <table:table-cell table:style-name="ce2" office:value-type="string" calcext:value-type="string">
            <text:p><text:a xlink:href="http://localhost:8000/report/eventlist/eventdetail.php?eventname=%5Cmod_quiz%5Cevent%5Cuser_override_deleted" xlink:type="simple">Quiz override deleted</text:a></text:p>
            <text:p>\mod_quiz\event\user_override_dele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7];SEARCH(&quot;\&quot;;[.F397])-2)" office:value-type="string" office:string-value="Quiz override updated" calcext:value-type="string">
            <text:p>Quiz overrid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397];LEN([.F397])-SEARCH(&quot;\&quot;;[.F397])+1)" office:value-type="string" office:string-value="\mod_quiz\event\user_override_updated" calcext:value-type="string">
            <text:p>\mod_quiz\event\user_override_updated</text:p>
          </table:table-cell>
          <table:table-cell table:style-name="ce2" office:value-type="string" calcext:value-type="string">
            <text:p><text:a xlink:href="http://localhost:8000/report/eventlist/eventdetail.php?eventname=%5Cmod_quiz%5Cevent%5Cuser_override_updated" xlink:type="simple">Quiz override updated</text:a></text:p>
            <text:p>\mod_quiz\event\user_override_updated</text:p>
          </table:table-cell>
          <table:table-cell table:style-name="ce5" office:value-type="string" calcext:value-type="string">
            <text:p>Quiz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_overrid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8];SEARCH(&quot;\&quot;;[.F398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398];LEN([.F398])-SEARCH(&quot;\&quot;;[.F398])+1)" office:value-type="string" office:string-value="\mod_resource\event\course_module_instance_list_viewed" calcext:value-type="string">
            <text:p>\mod_resource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resource%5Cevent%5Ccourse_module_instance_list_viewed" xlink:type="simple">Course module instance list viewed</text:a></text:p>
            <text:p>\mod_resource\event\course_module_instance_list_viewed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399];SEARCH(&quot;\&quot;;[.F399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399];LEN([.F399])-SEARCH(&quot;\&quot;;[.F399])+1)" office:value-type="string" office:string-value="\mod_resource\event\course_module_viewed" calcext:value-type="string">
            <text:p>\mod_resource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resource%5Cevent%5Ccourse_module_viewed" xlink:type="simple">Course module viewed</text:a></text:p>
            <text:p>\mod_resource\event\course_module_viewed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resourc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0];SEARCH(&quot;\&quot;;[.F400])-2)" office:value-type="string" office:string-value="Attempt deleted" calcext:value-type="string">
            <text:p>Attempt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00];LEN([.F400])-SEARCH(&quot;\&quot;;[.F400])+1)" office:value-type="string" office:string-value="\mod_scorm\event\attempt_deleted" calcext:value-type="string">
            <text:p>\mod_scorm\event\attempt_deleted</text:p>
          </table:table-cell>
          <table:table-cell table:style-name="ce2" office:value-type="string" calcext:value-type="string">
            <text:p><text:a xlink:href="http://localhost:8000/report/eventlist/eventdetail.php?eventname=%5Cmod_scorm%5Cevent%5Cattempt_deleted" xlink:type="simple">Attempt deleted</text:a></text:p>
            <text:p>\mod_scorm\event\attempt_dele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1];SEARCH(&quot;\&quot;;[.F401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01];LEN([.F401])-SEARCH(&quot;\&quot;;[.F401])+1)" office:value-type="string" office:string-value="\mod_scorm\event\course_module_instance_list_viewed" calcext:value-type="string">
            <text:p>\mod_scorm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course_module_instance_list_viewed" xlink:type="simple">Course module instance list viewed</text:a></text:p>
            <text:p>\mod_scorm\event\course_module_instance_lis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2];SEARCH(&quot;\&quot;;[.F402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02];LEN([.F402])-SEARCH(&quot;\&quot;;[.F402])+1)" office:value-type="string" office:string-value="\mod_scorm\event\course_module_viewed" calcext:value-type="string">
            <text:p>\mod_scorm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course_module_viewed" xlink:type="simple">Course module viewed</text:a></text:p>
            <text:p>\mod_scorm\event\course_module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corm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3];SEARCH(&quot;\&quot;;[.F403])-2)" office:value-type="string" office:string-value="Interactions viewed" calcext:value-type="string">
            <text:p>Interactions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03];LEN([.F403])-SEARCH(&quot;\&quot;;[.F403])+1)" office:value-type="string" office:string-value="\mod_scorm\event\interactions_viewed" calcext:value-type="string">
            <text:p>\mod_scorm\event\interactions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interactions_viewed" xlink:type="simple">Interactions viewed</text:a></text:p>
            <text:p>\mod_scorm\event\interactions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4];SEARCH(&quot;\&quot;;[.F404])-2)" office:value-type="string" office:string-value="Report viewed" calcext:value-type="string">
            <text:p>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04];LEN([.F404])-SEARCH(&quot;\&quot;;[.F404])+1)" office:value-type="string" office:string-value="\mod_scorm\event\report_viewed" calcext:value-type="string">
            <text:p>\mod_scorm\event\report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report_viewed" xlink:type="simple">Report viewed</text:a></text:p>
            <text:p>\mod_scorm\event\repor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5];SEARCH(&quot;\&quot;;[.F405])-2)" office:value-type="string" office:string-value="Sco launched" calcext:value-type="string">
            <text:p>Sco launch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05];LEN([.F405])-SEARCH(&quot;\&quot;;[.F405])+1)" office:value-type="string" office:string-value="\mod_scorm\event\sco_launched" calcext:value-type="string">
            <text:p>\mod_scorm\event\sco_launched</text:p>
          </table:table-cell>
          <table:table-cell table:style-name="ce2" office:value-type="string" calcext:value-type="string">
            <text:p><text:a xlink:href="http://localhost:8000/report/eventlist/eventdetail.php?eventname=%5Cmod_scorm%5Cevent%5Csco_launched" xlink:type="simple">Sco launched</text:a></text:p>
            <text:p>\mod_scorm\event\sco_launch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corm_sco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6];SEARCH(&quot;\&quot;;[.F406])-2)" office:value-type="string" office:string-value="Submitted SCORM raw score" calcext:value-type="string">
            <text:p>Submitted SCORM raw score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06];LEN([.F406])-SEARCH(&quot;\&quot;;[.F406])+1)" office:value-type="string" office:string-value="\mod_scorm\event\scoreraw_submitted" calcext:value-type="string">
            <text:p>\mod_scorm\event\scoreraw_submitted</text:p>
          </table:table-cell>
          <table:table-cell table:style-name="ce2" office:value-type="string" calcext:value-type="string">
            <text:p><text:a xlink:href="http://localhost:8000/report/eventlist/eventdetail.php?eventname=%5Cmod_scorm%5Cevent%5Cscoreraw_submitted" xlink:type="simple">Submitted SCORM raw score</text:a></text:p>
            <text:p>\mod_scorm\event\scoreraw_submit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orm_scoes_trac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7];SEARCH(&quot;\&quot;;[.F407])-2)" office:value-type="string" office:string-value="Submitted SCORM status" calcext:value-type="string">
            <text:p>Submitted SCORM status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07];LEN([.F407])-SEARCH(&quot;\&quot;;[.F407])+1)" office:value-type="string" office:string-value="\mod_scorm\event\status_submitted" calcext:value-type="string">
            <text:p>\mod_scorm\event\status_submitted</text:p>
          </table:table-cell>
          <table:table-cell table:style-name="ce2" office:value-type="string" calcext:value-type="string">
            <text:p><text:a xlink:href="http://localhost:8000/report/eventlist/eventdetail.php?eventname=%5Cmod_scorm%5Cevent%5Cstatus_submitted" xlink:type="simple">Submitted SCORM status</text:a></text:p>
            <text:p>\mod_scorm\event\status_submitt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scorm_scoes_track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8];SEARCH(&quot;\&quot;;[.F408])-2)" office:value-type="string" office:string-value="Tracks viewed" calcext:value-type="string">
            <text:p>Tracks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08];LEN([.F408])-SEARCH(&quot;\&quot;;[.F408])+1)" office:value-type="string" office:string-value="\mod_scorm\event\tracks_viewed" calcext:value-type="string">
            <text:p>\mod_scorm\event\tracks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tracks_viewed" xlink:type="simple">Tracks viewed</text:a></text:p>
            <text:p>\mod_scorm\event\tracks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09];SEARCH(&quot;\&quot;;[.F409])-2)" office:value-type="string" office:string-value="User report viewed" calcext:value-type="string">
            <text:p>User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09];LEN([.F409])-SEARCH(&quot;\&quot;;[.F409])+1)" office:value-type="string" office:string-value="\mod_scorm\event\user_report_viewed" calcext:value-type="string">
            <text:p>\mod_scorm\event\user_report_viewed</text:p>
          </table:table-cell>
          <table:table-cell table:style-name="ce2" office:value-type="string" calcext:value-type="string">
            <text:p><text:a xlink:href="http://localhost:8000/report/eventlist/eventdetail.php?eventname=%5Cmod_scorm%5Cevent%5Cuser_report_viewed" xlink:type="simple">User report viewed</text:a></text:p>
            <text:p>\mod_scorm\event\user_report_viewed</text:p>
          </table:table-cell>
          <table:table-cell table:style-name="ce5" office:value-type="string" calcext:value-type="string">
            <text:p>SCORM packag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0];SEARCH(&quot;\&quot;;[.F410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10];LEN([.F410])-SEARCH(&quot;\&quot;;[.F410])+1)" office:value-type="string" office:string-value="\mod_survey\event\course_module_instance_list_viewed" calcext:value-type="string">
            <text:p>\mod_survey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survey%5Cevent%5Ccourse_module_instance_list_viewed" xlink:type="simple">Course module instance list viewed</text:a></text:p>
            <text:p>\mod_survey\event\course_module_instance_list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1];SEARCH(&quot;\&quot;;[.F411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11];LEN([.F411])-SEARCH(&quot;\&quot;;[.F411])+1)" office:value-type="string" office:string-value="\mod_survey\event\course_module_viewed" calcext:value-type="string">
            <text:p>\mod_survey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survey%5Cevent%5Ccourse_module_viewed" xlink:type="simple">Course module viewed</text:a></text:p>
            <text:p>\mod_survey\event\course_module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2];SEARCH(&quot;\&quot;;[.F412])-2)" office:value-type="string" office:string-value="Survey report downloaded" calcext:value-type="string">
            <text:p>Survey report downloa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12];LEN([.F412])-SEARCH(&quot;\&quot;;[.F412])+1)" office:value-type="string" office:string-value="\mod_survey\event\report_downloaded" calcext:value-type="string">
            <text:p>\mod_survey\event\report_downloaded</text:p>
          </table:table-cell>
          <table:table-cell table:style-name="ce2" office:value-type="string" calcext:value-type="string">
            <text:p><text:a xlink:href="http://localhost:8000/report/eventlist/eventdetail.php?eventname=%5Cmod_survey%5Cevent%5Creport_downloaded" xlink:type="simple">Survey report downloaded</text:a></text:p>
            <text:p>\mod_survey\event\report_download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3];SEARCH(&quot;\&quot;;[.F413])-2)" office:value-type="string" office:string-value="Survey report viewed" calcext:value-type="string">
            <text:p>Survey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13];LEN([.F413])-SEARCH(&quot;\&quot;;[.F413])+1)" office:value-type="string" office:string-value="\mod_survey\event\report_viewed" calcext:value-type="string">
            <text:p>\mod_survey\event\report_viewed</text:p>
          </table:table-cell>
          <table:table-cell table:style-name="ce2" office:value-type="string" calcext:value-type="string">
            <text:p><text:a xlink:href="http://localhost:8000/report/eventlist/eventdetail.php?eventname=%5Cmod_survey%5Cevent%5Creport_viewed" xlink:type="simple">Survey report viewed</text:a></text:p>
            <text:p>\mod_survey\event\report_view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4];SEARCH(&quot;\&quot;;[.F414])-2)" office:value-type="string" office:string-value="Survey response submitted" calcext:value-type="string">
            <text:p>Survey response submit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14];LEN([.F414])-SEARCH(&quot;\&quot;;[.F414])+1)" office:value-type="string" office:string-value="\mod_survey\event\response_submitted" calcext:value-type="string">
            <text:p>\mod_survey\event\response_submitted</text:p>
          </table:table-cell>
          <table:table-cell table:style-name="ce2" office:value-type="string" calcext:value-type="string">
            <text:p><text:a xlink:href="http://localhost:8000/report/eventlist/eventdetail.php?eventname=%5Cmod_survey%5Cevent%5Cresponse_submitted" xlink:type="simple">Survey response submitted</text:a></text:p>
            <text:p>\mod_survey\event\response_submitted</text:p>
          </table:table-cell>
          <table:table-cell table:style-name="ce5" office:value-type="string" calcext:value-type="string">
            <text:p>Survey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5];SEARCH(&quot;\&quot;;[.F415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15];LEN([.F415])-SEARCH(&quot;\&quot;;[.F415])+1)" office:value-type="string" office:string-value="\mod_url\event\course_module_instance_list_viewed" calcext:value-type="string">
            <text:p>\mod_url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url%5Cevent%5Ccourse_module_instance_list_viewed" xlink:type="simple">Course module instance list viewed</text:a></text:p>
            <text:p>\mod_url\event\course_module_instance_list_viewe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6];SEARCH(&quot;\&quot;;[.F416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16];LEN([.F416])-SEARCH(&quot;\&quot;;[.F416])+1)" office:value-type="string" office:string-value="\mod_url\event\course_module_viewed" calcext:value-type="string">
            <text:p>\mod_url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url%5Cevent%5Ccourse_module_viewed" xlink:type="simple">Course module viewed</text:a></text:p>
            <text:p>\mod_url\event\course_module_viewe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7];SEARCH(&quot;\&quot;;[.F417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17];LEN([.F417])-SEARCH(&quot;\&quot;;[.F417])+1)" office:value-type="string" office:string-value="\mod_wiki\event\comment_created" calcext:value-type="string">
            <text:p>\mod_wiki\event\comment_created</text:p>
          </table:table-cell>
          <table:table-cell table:style-name="ce2" office:value-type="string" calcext:value-type="string">
            <text:p><text:a xlink:href="http://localhost:8000/report/eventlist/eventdetail.php?eventname=%5Cmod_wiki%5Cevent%5Ccomment_created" xlink:type="simple">Comment created</text:a></text:p>
            <text:p>\mod_wiki\event\comment_cre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8];SEARCH(&quot;\&quot;;[.F418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18];LEN([.F418])-SEARCH(&quot;\&quot;;[.F418])+1)" office:value-type="string" office:string-value="\mod_wiki\event\comment_deleted" calcext:value-type="string">
            <text:p>\mod_wiki\event\comment_deleted</text:p>
          </table:table-cell>
          <table:table-cell table:style-name="ce2" office:value-type="string" calcext:value-type="string">
            <text:p><text:a xlink:href="http://localhost:8000/report/eventlist/eventdetail.php?eventname=%5Cmod_wiki%5Cevent%5Ccomment_deleted" xlink:type="simple">Comment deleted</text:a></text:p>
            <text:p>\mod_wiki\event\comment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19];SEARCH(&quot;\&quot;;[.F419])-2)" office:value-type="string" office:string-value="Comments viewed" calcext:value-type="string">
            <text:p>Comments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19];LEN([.F419])-SEARCH(&quot;\&quot;;[.F419])+1)" office:value-type="string" office:string-value="\mod_wiki\event\comments_viewed" calcext:value-type="string">
            <text:p>\mod_wiki\event\comments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comments_viewed" xlink:type="simple">Comments viewed</text:a></text:p>
            <text:p>\mod_wiki\event\comments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0];SEARCH(&quot;\&quot;;[.F420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20];LEN([.F420])-SEARCH(&quot;\&quot;;[.F420])+1)" office:value-type="string" office:string-value="\mod_wiki\event\course_module_instance_list_viewed" calcext:value-type="string">
            <text:p>\mod_wiki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course_module_instance_list_viewed" xlink:type="simple">Course module instance list viewed</text:a></text:p>
            <text:p>\mod_wiki\event\course_module_instance_list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1];SEARCH(&quot;\&quot;;[.F421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1];LEN([.F421])-SEARCH(&quot;\&quot;;[.F421])+1)" office:value-type="string" office:string-value="\mod_wiki\event\course_module_viewed" calcext:value-type="string">
            <text:p>\mod_wiki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course_module_viewed" xlink:type="simple">Course module viewed</text:a></text:p>
            <text:p>\mod_wiki\event\course_module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2];SEARCH(&quot;\&quot;;[.F422])-2)" office:value-type="string" office:string-value="Wiki page created" calcext:value-type="string">
            <text:p>Wiki page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2];LEN([.F422])-SEARCH(&quot;\&quot;;[.F422])+1)" office:value-type="string" office:string-value="\mod_wiki\event\page_created" calcext:value-type="string">
            <text:p>\mod_wiki\event\page_creat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created" xlink:type="simple">Wiki page created</text:a></text:p>
            <text:p>\mod_wiki\event\page_cre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3];SEARCH(&quot;\&quot;;[.F423])-2)" office:value-type="string" office:string-value="Wiki page deleted" calcext:value-type="string">
            <text:p>Wiki page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3];LEN([.F423])-SEARCH(&quot;\&quot;;[.F423])+1)" office:value-type="string" office:string-value="\mod_wiki\event\page_deleted" calcext:value-type="string">
            <text:p>\mod_wiki\event\page_delet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deleted" xlink:type="simple">Wiki page deleted</text:a></text:p>
            <text:p>\mod_wiki\event\page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4];SEARCH(&quot;\&quot;;[.F424])-2)" office:value-type="string" office:string-value="Wiki diff viewed" calcext:value-type="string">
            <text:p>Wiki diff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4];LEN([.F424])-SEARCH(&quot;\&quot;;[.F424])+1)" office:value-type="string" office:string-value="\mod_wiki\event\page_diff_viewed" calcext:value-type="string">
            <text:p>\mod_wiki\event\page_diff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diff_viewed" xlink:type="simple">Wiki diff viewed</text:a></text:p>
            <text:p>\mod_wiki\event\page_diff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5];SEARCH(&quot;\&quot;;[.F425])-2)" office:value-type="string" office:string-value="Wiki history viewed" calcext:value-type="string">
            <text:p>Wiki history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5];LEN([.F425])-SEARCH(&quot;\&quot;;[.F425])+1)" office:value-type="string" office:string-value="\mod_wiki\event\page_history_viewed" calcext:value-type="string">
            <text:p>\mod_wiki\event\page_history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history_viewed" xlink:type="simple">Wiki history viewed</text:a></text:p>
            <text:p>\mod_wiki\event\page_history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426];SEARCH(&quot;\&quot;;[.F426])-2)" office:value-type="string" office:string-value="Wiki page locks deleted" calcext:value-type="string">
            <text:p>Wiki page locks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26];LEN([.F426])-SEARCH(&quot;\&quot;;[.F426])+1)" office:value-type="string" office:string-value="\mod_wiki\event\page_locks_deleted" calcext:value-type="string">
            <text:p>\mod_wiki\event\page_locks_delet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locks_deleted" xlink:type="simple">Wiki page locks deleted</text:a></text:p>
            <text:p>\mod_wiki\event\page_locks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7];SEARCH(&quot;\&quot;;[.F427])-2)" office:value-type="string" office:string-value="Wiki page map viewed" calcext:value-type="string">
            <text:p>Wiki page map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27];LEN([.F427])-SEARCH(&quot;\&quot;;[.F427])+1)" office:value-type="string" office:string-value="\mod_wiki\event\page_map_viewed" calcext:value-type="string">
            <text:p>\mod_wiki\event\page_map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map_viewed" xlink:type="simple">Wiki page map viewed</text:a></text:p>
            <text:p>\mod_wiki\event\page_map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8];SEARCH(&quot;\&quot;;[.F428])-2)" office:value-type="string" office:string-value="Wiki page updated" calcext:value-type="string">
            <text:p>Wiki page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8];LEN([.F428])-SEARCH(&quot;\&quot;;[.F428])+1)" office:value-type="string" office:string-value="\mod_wiki\event\page_updated" calcext:value-type="string">
            <text:p>\mod_wiki\event\page_updat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updated" xlink:type="simple">Wiki page updated</text:a></text:p>
            <text:p>\mod_wiki\event\page_upda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29];SEARCH(&quot;\&quot;;[.F429])-2)" office:value-type="string" office:string-value="Wiki page version deleted" calcext:value-type="string">
            <text:p>Wiki page vers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29];LEN([.F429])-SEARCH(&quot;\&quot;;[.F429])+1)" office:value-type="string" office:string-value="\mod_wiki\event\page_version_deleted" calcext:value-type="string">
            <text:p>\mod_wiki\event\page_version_delet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version_deleted" xlink:type="simple">Wiki page version deleted</text:a></text:p>
            <text:p>\mod_wiki\event\page_version_delet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iki_ver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0];SEARCH(&quot;\&quot;;[.F430])-2)" office:value-type="string" office:string-value="Wiki version restored" calcext:value-type="string">
            <text:p>Wiki version restor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30];LEN([.F430])-SEARCH(&quot;\&quot;;[.F430])+1)" office:value-type="string" office:string-value="\mod_wiki\event\page_version_restored" calcext:value-type="string">
            <text:p>\mod_wiki\event\page_version_restor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version_restored" xlink:type="simple">Wiki version restored</text:a></text:p>
            <text:p>\mod_wiki\event\page_version_restor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iki_ver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1];SEARCH(&quot;\&quot;;[.F431])-2)" office:value-type="string" office:string-value="Wiki page version viewed" calcext:value-type="string">
            <text:p>Wiki page version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31];LEN([.F431])-SEARCH(&quot;\&quot;;[.F431])+1)" office:value-type="string" office:string-value="\mod_wiki\event\page_version_viewed" calcext:value-type="string">
            <text:p>\mod_wiki\event\page_version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version_viewed" xlink:type="simple">Wiki page version viewed</text:a></text:p>
            <text:p>\mod_wiki\event\page_version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2];SEARCH(&quot;\&quot;;[.F432])-2)" office:value-type="string" office:string-value="Wiki page viewed" calcext:value-type="string">
            <text:p>Wiki pag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32];LEN([.F432])-SEARCH(&quot;\&quot;;[.F432])+1)" office:value-type="string" office:string-value="\mod_wiki\event\page_viewed" calcext:value-type="string">
            <text:p>\mod_wiki\event\page_viewed</text:p>
          </table:table-cell>
          <table:table-cell table:style-name="ce2" office:value-type="string" calcext:value-type="string">
            <text:p><text:a xlink:href="http://localhost:8000/report/eventlist/eventdetail.php?eventname=%5Cmod_wiki%5Cevent%5Cpage_viewed" xlink:type="simple">Wiki page viewed</text:a></text:p>
            <text:p>\mod_wiki\event\page_viewed</text:p>
          </table:table-cell>
          <table:table-cell table:style-name="ce5" office:value-type="string" calcext:value-type="string">
            <text:p>Wiki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iki_page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3];SEARCH(&quot;\&quot;;[.F433])-2)" office:value-type="string" office:string-value="A submission has been uploaded." calcext:value-type="string">
            <text:p>A submission has been upload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33];LEN([.F433])-SEARCH(&quot;\&quot;;[.F433])+1)" office:value-type="string" office:string-value="\mod_workshop\event\assessable_uploaded" calcext:value-type="string">
            <text:p>\mod_workshop\event\assessable_upload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assessable_uploaded" xlink:type="simple">A submission has been uploaded.</text:a></text:p>
            <text:p>\mod_workshop\event\assessable_upload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4];SEARCH(&quot;\&quot;;[.F434])-2)" office:value-type="string" office:string-value="Assessment evaluated" calcext:value-type="string">
            <text:p>Assessment evaluat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34];LEN([.F434])-SEARCH(&quot;\&quot;;[.F434])+1)" office:value-type="string" office:string-value="\mod_workshop\event\assessment_evaluated" calcext:value-type="string">
            <text:p>\mod_workshop\event\assessment_evaluat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assessment_evaluated" xlink:type="simple">Assessment evaluated</text:a></text:p>
            <text:p>\mod_workshop\event\assessment_evalu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aggrega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5];SEARCH(&quot;\&quot;;[.F435])-2)" office:value-type="string" office:string-value="Assessment evaluations reset" calcext:value-type="string">
            <text:p>Assessment evaluations reset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35];LEN([.F435])-SEARCH(&quot;\&quot;;[.F435])+1)" office:value-type="string" office:string-value="\mod_workshop\event\assessment_evaluations_reset" calcext:value-type="string">
            <text:p>\mod_workshop\event\assessment_evaluations_reset</text:p>
          </table:table-cell>
          <table:table-cell table:style-name="ce2" office:value-type="string" calcext:value-type="string">
            <text:p><text:a xlink:href="http://localhost:8000/report/eventlist/eventdetail.php?eventname=%5Cmod_workshop%5Cevent%5Cassessment_evaluations_reset" xlink:type="simple">Assessment evaluations reset</text:a></text:p>
            <text:p>\mod_workshop\event\assessment_evaluations_reset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6];SEARCH(&quot;\&quot;;[.F436])-2)" office:value-type="string" office:string-value="Assessment re-evaluated" calcext:value-type="string">
            <text:p>Assessment re-evaluat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36];LEN([.F436])-SEARCH(&quot;\&quot;;[.F436])+1)" office:value-type="string" office:string-value="\mod_workshop\event\assessment_reevaluated" calcext:value-type="string">
            <text:p>\mod_workshop\event\assessment_reevaluat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assessment_reevaluated" xlink:type="simple">Assessment re-evaluated</text:a></text:p>
            <text:p>\mod_workshop\event\assessment_reevalu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aggregat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7];SEARCH(&quot;\&quot;;[.F437])-2)" office:value-type="string" office:string-value="Submission assessments cleared" calcext:value-type="string">
            <text:p>Submission assessments cleared</text:p>
          </table:table-cell>
          <table:table-cell table:style-name="ce13" office:value-type="string" calcext:value-type="string">
            <text:p>2 Student-Teacher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37];LEN([.F437])-SEARCH(&quot;\&quot;;[.F437])+1)" office:value-type="string" office:string-value="\mod_workshop\event\assessments_reset" calcext:value-type="string">
            <text:p>\mod_workshop\event\assessments_reset</text:p>
          </table:table-cell>
          <table:table-cell table:style-name="ce2" office:value-type="string" calcext:value-type="string">
            <text:p><text:a xlink:href="http://localhost:8000/report/eventlist/eventdetail.php?eventname=%5Cmod_workshop%5Cevent%5Cassessments_reset" xlink:type="simple">Submission assessments cleared</text:a></text:p>
            <text:p>\mod_workshop\event\assessments_reset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8];SEARCH(&quot;\&quot;;[.F438])-2)" office:value-type="string" office:string-value="Course module instance list viewed" calcext:value-type="string">
            <text:p>Course module instance list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38];LEN([.F438])-SEARCH(&quot;\&quot;;[.F438])+1)" office:value-type="string" office:string-value="\mod_workshop\event\course_module_instance_list_viewed" calcext:value-type="string">
            <text:p>\mod_workshop\event\course_module_instance_list_view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course_module_instance_list_viewed" xlink:type="simple">Course module instance list viewed</text:a></text:p>
            <text:p>\mod_workshop\event\course_module_instance_list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39];SEARCH(&quot;\&quot;;[.F439])-2)" office:value-type="string" office:string-value="Course module viewed" calcext:value-type="string">
            <text:p>Course module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39];LEN([.F439])-SEARCH(&quot;\&quot;;[.F439])+1)" office:value-type="string" office:string-value="\mod_workshop\event\course_module_viewed" calcext:value-type="string">
            <text:p>\mod_workshop\event\course_module_view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course_module_viewed" xlink:type="simple">Course module viewed</text:a></text:p>
            <text:p>\mod_workshop\event\course_module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workshop_view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0];SEARCH(&quot;\&quot;;[.F440])-2)" office:value-type="string" office:string-value="Phase switched" calcext:value-type="string">
            <text:p>Phase switch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40];LEN([.F440])-SEARCH(&quot;\&quot;;[.F440])+1)" office:value-type="string" office:string-value="\mod_workshop\event\phase_switched" calcext:value-type="string">
            <text:p>\mod_workshop\event\phase_switch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phase_switched" xlink:type="simple">Phase switched</text:a></text:p>
            <text:p>\mod_workshop\event\phase_switch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1];SEARCH(&quot;\&quot;;[.F441])-2)" office:value-type="string" office:string-value="Submission assessed" calcext:value-type="string">
            <text:p>Submission assess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1];LEN([.F441])-SEARCH(&quot;\&quot;;[.F441])+1)" office:value-type="string" office:string-value="\mod_workshop\event\submission_assessed" calcext:value-type="string">
            <text:p>\mod_workshop\event\submission_assess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assessed" xlink:type="simple">Submission assessed</text:a></text:p>
            <text:p>\mod_workshop\event\submission_assess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assess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2];SEARCH(&quot;\&quot;;[.F442])-2)" office:value-type="string" office:string-value="Submission created" calcext:value-type="string">
            <text:p>Submission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2];LEN([.F442])-SEARCH(&quot;\&quot;;[.F442])+1)" office:value-type="string" office:string-value="\mod_workshop\event\submission_created" calcext:value-type="string">
            <text:p>\mod_workshop\event\submission_creat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created" xlink:type="simple">Submission created</text:a></text:p>
            <text:p>\mod_workshop\event\submission_cre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3];SEARCH(&quot;\&quot;;[.F443])-2)" office:value-type="string" office:string-value="Submission deleted" calcext:value-type="string">
            <text:p>Submission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3];LEN([.F443])-SEARCH(&quot;\&quot;;[.F443])+1)" office:value-type="string" office:string-value="\mod_workshop\event\submission_deleted" calcext:value-type="string">
            <text:p>\mod_workshop\event\submission_delet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deleted" xlink:type="simple">Submission deleted</text:a></text:p>
            <text:p>\mod_workshop\event\submission_dele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4];SEARCH(&quot;\&quot;;[.F444])-2)" office:value-type="string" office:string-value="Submission re-assessed" calcext:value-type="string">
            <text:p>Submission re-assess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4];LEN([.F444])-SEARCH(&quot;\&quot;;[.F444])+1)" office:value-type="string" office:string-value="\mod_workshop\event\submission_reassessed" calcext:value-type="string">
            <text:p>\mod_workshop\event\submission_reassess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reassessed" xlink:type="simple">Submission re-assessed</text:a></text:p>
            <text:p>\mod_workshop\event\submission_reassess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assess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5];SEARCH(&quot;\&quot;;[.F445])-2)" office:value-type="string" office:string-value="Submission updated" calcext:value-type="string">
            <text:p>Submission upd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5];LEN([.F445])-SEARCH(&quot;\&quot;;[.F445])+1)" office:value-type="string" office:string-value="\mod_workshop\event\submission_updated" calcext:value-type="string">
            <text:p>\mod_workshop\event\submission_updat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updated" xlink:type="simple">Submission updated</text:a></text:p>
            <text:p>\mod_workshop\event\submission_updat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6];SEARCH(&quot;\&quot;;[.F446])-2)" office:value-type="string" office:string-value="Submission viewed" calcext:value-type="string">
            <text:p>Submission view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46];LEN([.F446])-SEARCH(&quot;\&quot;;[.F446])+1)" office:value-type="string" office:string-value="\mod_workshop\event\submission_viewed" calcext:value-type="string">
            <text:p>\mod_workshop\event\submission_viewed</text:p>
          </table:table-cell>
          <table:table-cell table:style-name="ce2" office:value-type="string" calcext:value-type="string">
            <text:p><text:a xlink:href="http://localhost:8000/report/eventlist/eventdetail.php?eventname=%5Cmod_workshop%5Cevent%5Csubmission_viewed" xlink:type="simple">Submission viewed</text:a></text:p>
            <text:p>\mod_workshop\event\submission_viewed</text:p>
          </table:table-cell>
          <table:table-cell table:style-name="ce5" office:value-type="string" calcext:value-type="string">
            <text:p>Workshop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workshop_submission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7];SEARCH(&quot;\&quot;;[.F447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7];LEN([.F447])-SEARCH(&quot;\&quot;;[.F447])+1)" office:value-type="string" office:string-value="\block_comments\event\comment_created" calcext:value-type="string">
            <text:p>\block_comments\event\comment_created</text:p>
          </table:table-cell>
          <table:table-cell table:style-name="ce2" office:value-type="string" calcext:value-type="string">
            <text:p><text:a xlink:href="http://localhost:8000/report/eventlist/eventdetail.php?eventname=%5Cblock_comments%5Cevent%5Ccomment_created" xlink:type="simple">Comment created</text:a></text:p>
            <text:p>\block_comments\event\comment_created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48];SEARCH(&quot;\&quot;;[.F448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8];LEN([.F448])-SEARCH(&quot;\&quot;;[.F448])+1)" office:value-type="string" office:string-value="\block_comments\event\comment_deleted" calcext:value-type="string">
            <text:p>\block_comments\event\comment_deleted</text:p>
          </table:table-cell>
          <table:table-cell table:style-name="ce2" office:value-type="string" calcext:value-type="string">
            <text:p><text:a xlink:href="http://localhost:8000/report/eventlist/eventdetail.php?eventname=%5Cblock_comments%5Cevent%5Ccomment_deleted" xlink:type="simple">Comment deleted</text:a></text:p>
            <text:p>\block_comments\event\comment_deleted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x</text:p>
          </table:table-cell>
          <table:table-cell table:style-name="ce13" table:formula="of:=LEFT([.F449];SEARCH(&quot;\&quot;;[.F449])-2)" office:value-type="string" office:string-value="Completion report viewed" calcext:value-type="string">
            <text:p>Completion report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49];LEN([.F449])-SEARCH(&quot;\&quot;;[.F449])+1)" office:value-type="string" office:string-value="\report_completion\event\report_viewed" calcext:value-type="string">
            <text:p>\report_completion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completion%5Cevent%5Creport_viewed" xlink:type="simple">Completion report viewed</text:a></text:p>
            <text:p>\report_completion\event\report_viewed</text:p>
          </table:table-cell>
          <table:table-cell table:style-name="ce5" office:value-type="string" calcext:value-type="string">
            <text:p>Course completi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0];SEARCH(&quot;\&quot;;[.F450])-2)" office:value-type="string" office:string-value="Completion user report viewed" calcext:value-type="string">
            <text:p>Completion user report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50];LEN([.F450])-SEARCH(&quot;\&quot;;[.F450])+1)" office:value-type="string" office:string-value="\report_completion\event\user_report_viewed" calcext:value-type="string">
            <text:p>\report_completion\event\user_report_viewed</text:p>
          </table:table-cell>
          <table:table-cell table:style-name="ce2" office:value-type="string" calcext:value-type="string">
            <text:p><text:a xlink:href="http://localhost:8000/report/eventlist/eventdetail.php?eventname=%5Creport_completion%5Cevent%5Cuser_report_viewed" xlink:type="simple">Completion user report viewed</text:a></text:p>
            <text:p>\report_completion\event\user_report_viewed</text:p>
          </table:table-cell>
          <table:table-cell table:style-name="ce5" office:value-type="string" calcext:value-type="string">
            <text:p>Course completio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1];SEARCH(&quot;\&quot;;[.F451])-2)" office:value-type="string" office:string-value="Log report viewed" calcext:value-type="string">
            <text:p>Log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1];LEN([.F451])-SEARCH(&quot;\&quot;;[.F451])+1)" office:value-type="string" office:string-value="\report_log\event\report_viewed" calcext:value-type="string">
            <text:p>\report_log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log%5Cevent%5Creport_viewed" xlink:type="simple">Log report viewed</text:a></text:p>
            <text:p>\report_log\event\report_viewed</text:p>
          </table:table-cell>
          <table:table-cell table:style-name="ce5" office:value-type="string" calcext:value-type="string">
            <text:p>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2];SEARCH(&quot;\&quot;;[.F452])-2)" office:value-type="string" office:string-value="User log report viewed" calcext:value-type="string">
            <text:p>User log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2];LEN([.F452])-SEARCH(&quot;\&quot;;[.F452])+1)" office:value-type="string" office:string-value="\report_log\event\user_report_viewed" calcext:value-type="string">
            <text:p>\report_log\event\user_report_viewed</text:p>
          </table:table-cell>
          <table:table-cell table:style-name="ce2" office:value-type="string" calcext:value-type="string">
            <text:p><text:a xlink:href="http://localhost:8000/report/eventlist/eventdetail.php?eventname=%5Creport_log%5Cevent%5Cuser_report_viewed" xlink:type="simple">User log report viewed</text:a></text:p>
            <text:p>\report_log\event\user_report_viewed</text:p>
          </table:table-cell>
          <table:table-cell table:style-name="ce5" office:value-type="string" calcext:value-type="string">
            <text:p>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3];SEARCH(&quot;\&quot;;[.F453])-2)" office:value-type="string" office:string-value="Live log report viewed" calcext:value-type="string">
            <text:p>Live log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3];LEN([.F453])-SEARCH(&quot;\&quot;;[.F453])+1)" office:value-type="string" office:string-value="\report_loglive\event\report_viewed" calcext:value-type="string">
            <text:p>\report_loglive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loglive%5Cevent%5Creport_viewed" xlink:type="simple">Live log report viewed</text:a></text:p>
            <text:p>\report_loglive\event\report_viewed</text:p>
          </table:table-cell>
          <table:table-cell table:style-name="ce5" office:value-type="string" calcext:value-type="string">
            <text:p>Live log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4];SEARCH(&quot;\&quot;;[.F454])-2)" office:value-type="string" office:string-value="Activity report viewed" calcext:value-type="string">
            <text:p>Activity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4];LEN([.F454])-SEARCH(&quot;\&quot;;[.F454])+1)" office:value-type="string" office:string-value="\report_outline\event\activity_report_viewed" calcext:value-type="string">
            <text:p>\report_outline\event\activity_report_viewed</text:p>
          </table:table-cell>
          <table:table-cell table:style-name="ce2" office:value-type="string" calcext:value-type="string">
            <text:p><text:a xlink:href="http://localhost:8000/report/eventlist/eventdetail.php?eventname=%5Creport_outline%5Cevent%5Cactivity_report_viewed" xlink:type="simple">Activity report viewed</text:a></text:p>
            <text:p>\report_outline\event\activity_report_viewed</text:p>
          </table:table-cell>
          <table:table-cell table:style-name="ce5" office:value-type="string" calcext:value-type="string">
            <text:p>Activit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5];SEARCH(&quot;\&quot;;[.F455])-2)" office:value-type="string" office:string-value="Outline report viewed" calcext:value-type="string">
            <text:p>Outline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5];LEN([.F455])-SEARCH(&quot;\&quot;;[.F455])+1)" office:value-type="string" office:string-value="\report_outline\event\report_viewed" calcext:value-type="string">
            <text:p>\report_outline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outline%5Cevent%5Creport_viewed" xlink:type="simple">Outline report viewed</text:a></text:p>
            <text:p>\report_outline\event\report_viewed</text:p>
          </table:table-cell>
          <table:table-cell table:style-name="ce5" office:value-type="string" calcext:value-type="string">
            <text:p>Activit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6];SEARCH(&quot;\&quot;;[.F456])-2)" office:value-type="string" office:string-value="Participation report viewed" calcext:value-type="string">
            <text:p>Participation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6];LEN([.F456])-SEARCH(&quot;\&quot;;[.F456])+1)" office:value-type="string" office:string-value="\report_participation\event\report_viewed" calcext:value-type="string">
            <text:p>\report_participation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participation%5Cevent%5Creport_viewed" xlink:type="simple">Participation report viewed</text:a></text:p>
            <text:p>\report_participation\event\report_viewed</text:p>
          </table:table-cell>
          <table:table-cell table:style-name="ce5" office:value-type="string" calcext:value-type="string">
            <text:p>Course participation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7];SEARCH(&quot;\&quot;;[.F457])-2)" office:value-type="string" office:string-value="Report viewed" calcext:value-type="string">
            <text:p>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7];LEN([.F457])-SEARCH(&quot;\&quot;;[.F457])+1)" office:value-type="string" office:string-value="\report_questioninstances\event\report_viewed" calcext:value-type="string">
            <text:p>\report_questioninstances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questioninstances%5Cevent%5Creport_viewed" xlink:type="simple">Report viewed</text:a></text:p>
            <text:p>\report_questioninstances\event\report_viewed</text:p>
          </table:table-cell>
          <table:table-cell table:style-name="ce5" office:value-type="string" calcext:value-type="string">
            <text:p>Question instanc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8];SEARCH(&quot;\&quot;;[.F458])-2)" office:value-type="string" office:string-value="Viewed security check report" calcext:value-type="string">
            <text:p>Viewed security check repor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8];LEN([.F458])-SEARCH(&quot;\&quot;;[.F458])+1)" office:value-type="string" office:string-value="\report_security\event\report_viewed" calcext:value-type="string">
            <text:p>\report_security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security%5Cevent%5Creport_viewed" xlink:type="simple">Viewed security check report</text:a></text:p>
            <text:p>\report_security\event\report_viewed</text:p>
          </table:table-cell>
          <table:table-cell table:style-name="ce5" office:value-type="string" calcext:value-type="string">
            <text:p>Security che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59];SEARCH(&quot;\&quot;;[.F459])-2)" office:value-type="string" office:string-value="Statistics report viewed" calcext:value-type="string">
            <text:p>Statistics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59];LEN([.F459])-SEARCH(&quot;\&quot;;[.F459])+1)" office:value-type="string" office:string-value="\report_stats\event\report_viewed" calcext:value-type="string">
            <text:p>\report_stats\event\report_viewed</text:p>
          </table:table-cell>
          <table:table-cell table:style-name="ce2" office:value-type="string" calcext:value-type="string">
            <text:p><text:a xlink:href="http://localhost:8000/report/eventlist/eventdetail.php?eventname=%5Creport_stats%5Cevent%5Creport_viewed" xlink:type="simple">Statistics report viewed</text:a></text:p>
            <text:p>\report_stats\event\report_viewed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0];SEARCH(&quot;\&quot;;[.F460])-2)" office:value-type="string" office:string-value="User statistics report viewed" calcext:value-type="string">
            <text:p>User statistics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0];LEN([.F460])-SEARCH(&quot;\&quot;;[.F460])+1)" office:value-type="string" office:string-value="\report_stats\event\user_report_viewed" calcext:value-type="string">
            <text:p>\report_stats\event\user_report_viewed</text:p>
          </table:table-cell>
          <table:table-cell table:style-name="ce2" office:value-type="string" calcext:value-type="string">
            <text:p><text:a xlink:href="http://localhost:8000/report/eventlist/eventdetail.php?eventname=%5Creport_stats%5Cevent%5Cuser_report_viewed" xlink:type="simple">User statistics report viewed</text:a></text:p>
            <text:p>\report_stats\event\user_report_viewed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1];SEARCH(&quot;\&quot;;[.F461])-2)" office:value-type="string" office:string-value="OpenDocument grade exported" calcext:value-type="string">
            <text:p>OpenDocument grade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1];LEN([.F461])-SEARCH(&quot;\&quot;;[.F461])+1)" office:value-type="string" office:string-value="\gradeexport_ods\event\grade_exported" calcext:value-type="string">
            <text:p>\gradeexport_ods\event\grade_exported</text:p>
          </table:table-cell>
          <table:table-cell table:style-name="ce2" office:value-type="string" calcext:value-type="string">
            <text:p><text:a xlink:href="http://localhost:8000/report/eventlist/eventdetail.php?eventname=%5Cgradeexport_ods%5Cevent%5Cgrade_exported" xlink:type="simple">OpenDocument grade exported</text:a></text:p>
            <text:p>\gradeexport_ods\event\grade_exported</text:p>
          </table:table-cell>
          <table:table-cell table:style-name="ce5" office:value-type="string" calcext:value-type="string">
            <text:p>OpenDocument spreadshee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2];SEARCH(&quot;\&quot;;[.F462])-2)" office:value-type="string" office:string-value="TXT grade exported" calcext:value-type="string">
            <text:p>TXT grade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2];LEN([.F462])-SEARCH(&quot;\&quot;;[.F462])+1)" office:value-type="string" office:string-value="\gradeexport_txt\event\grade_exported" calcext:value-type="string">
            <text:p>\gradeexport_txt\event\grade_exported</text:p>
          </table:table-cell>
          <table:table-cell table:style-name="ce2" office:value-type="string" calcext:value-type="string">
            <text:p><text:a xlink:href="http://localhost:8000/report/eventlist/eventdetail.php?eventname=%5Cgradeexport_txt%5Cevent%5Cgrade_exported" xlink:type="simple">TXT grade exported</text:a></text:p>
            <text:p>\gradeexport_txt\event\grade_exported</text:p>
          </table:table-cell>
          <table:table-cell table:style-name="ce5" office:value-type="string" calcext:value-type="string">
            <text:p>Plain text fil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3];SEARCH(&quot;\&quot;;[.F463])-2)" office:value-type="string" office:string-value="XLS grade exported" calcext:value-type="string">
            <text:p>XLS grade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3];LEN([.F463])-SEARCH(&quot;\&quot;;[.F463])+1)" office:value-type="string" office:string-value="\gradeexport_xls\event\grade_exported" calcext:value-type="string">
            <text:p>\gradeexport_xls\event\grade_exported</text:p>
          </table:table-cell>
          <table:table-cell table:style-name="ce2" office:value-type="string" calcext:value-type="string">
            <text:p><text:a xlink:href="http://localhost:8000/report/eventlist/eventdetail.php?eventname=%5Cgradeexport_xls%5Cevent%5Cgrade_exported" xlink:type="simple">XLS grade exported</text:a></text:p>
            <text:p>\gradeexport_xls\event\grade_exported</text:p>
          </table:table-cell>
          <table:table-cell table:style-name="ce5" office:value-type="string" calcext:value-type="string">
            <text:p>Excel spreadshee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4];SEARCH(&quot;\&quot;;[.F464])-2)" office:value-type="string" office:string-value="XML grade exported" calcext:value-type="string">
            <text:p>XML grade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4];LEN([.F464])-SEARCH(&quot;\&quot;;[.F464])+1)" office:value-type="string" office:string-value="\gradeexport_xml\event\grade_exported" calcext:value-type="string">
            <text:p>\gradeexport_xml\event\grade_exported</text:p>
          </table:table-cell>
          <table:table-cell table:style-name="ce2" office:value-type="string" calcext:value-type="string">
            <text:p><text:a xlink:href="http://localhost:8000/report/eventlist/eventdetail.php?eventname=%5Cgradeexport_xml%5Cevent%5Cgrade_exported" xlink:type="simple">XML grade exported</text:a></text:p>
            <text:p>\gradeexport_xml\event\grade_exported</text:p>
          </table:table-cell>
          <table:table-cell table:style-name="ce5" office:value-type="string" calcext:value-type="string">
            <text:p>XML file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2" calcext:value-type="float">
            <text:p>3.2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5];SEARCH(&quot;\&quot;;[.F465])-2)" office:value-type="string" office:string-value="Grader report viewed" calcext:value-type="string">
            <text:p>Grader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5];LEN([.F465])-SEARCH(&quot;\&quot;;[.F465])+1)" office:value-type="string" office:string-value="\gradereport_grader\event\grade_report_viewed" calcext:value-type="string">
            <text:p>\gradereport_grader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grader%5Cevent%5Cgrade_report_viewed" xlink:type="simple">Grader report viewed</text:a></text:p>
            <text:p>\gradereport_grader\event\grade_report_viewed</text:p>
          </table:table-cell>
          <table:table-cell table:style-name="ce5" office:value-type="string" calcext:value-type="string">
            <text:p>Grader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6];SEARCH(&quot;\&quot;;[.F466])-2)" office:value-type="string" office:string-value="Grade history report viewed" calcext:value-type="string">
            <text:p>Grade history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6];LEN([.F466])-SEARCH(&quot;\&quot;;[.F466])+1)" office:value-type="string" office:string-value="\gradereport_history\event\grade_report_viewed" calcext:value-type="string">
            <text:p>\gradereport_history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history%5Cevent%5Cgrade_report_viewed" xlink:type="simple">Grade history report viewed</text:a></text:p>
            <text:p>\gradereport_history\event\grade_report_viewed</text:p>
          </table:table-cell>
          <table:table-cell table:style-name="ce5" office:value-type="string" calcext:value-type="string">
            <text:p>Grade history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7];SEARCH(&quot;\&quot;;[.F467])-2)" office:value-type="string" office:string-value="Grade outcomes report viewed" calcext:value-type="string">
            <text:p>Grade outcomes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7];LEN([.F467])-SEARCH(&quot;\&quot;;[.F467])+1)" office:value-type="string" office:string-value="\gradereport_outcomes\event\grade_report_viewed" calcext:value-type="string">
            <text:p>\gradereport_outcomes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outcomes%5Cevent%5Cgrade_report_viewed" xlink:type="simple">Grade outcomes report viewed</text:a></text:p>
            <text:p>\gradereport_outcomes\event\grade_report_viewed</text:p>
          </table:table-cell>
          <table:table-cell table:style-name="ce5" office:value-type="string" calcext:value-type="string">
            <text:p>Outcomes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8];SEARCH(&quot;\&quot;;[.F468])-2)" office:value-type="string" office:string-value="Grade overview report viewed" calcext:value-type="string">
            <text:p>Grade overview report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68];LEN([.F468])-SEARCH(&quot;\&quot;;[.F468])+1)" office:value-type="string" office:string-value="\gradereport_overview\event\grade_report_viewed" calcext:value-type="string">
            <text:p>\gradereport_overview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overview%5Cevent%5Cgrade_report_viewed" xlink:type="simple">Grade overview report viewed</text:a></text:p>
            <text:p>\gradereport_overview\event\grade_report_viewed</text:p>
          </table:table-cell>
          <table:table-cell table:style-name="ce5" office:value-type="string" calcext:value-type="string">
            <text:p>Overview repor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69];SEARCH(&quot;\&quot;;[.F469])-2)" office:value-type="string" office:string-value="Grade single view report viewed." calcext:value-type="string">
            <text:p>Grade single view report viewed.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69];LEN([.F469])-SEARCH(&quot;\&quot;;[.F469])+1)" office:value-type="string" office:string-value="\gradereport_singleview\event\grade_report_viewed" calcext:value-type="string">
            <text:p>\gradereport_singleview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singleview%5Cevent%5Cgrade_report_viewed" xlink:type="simple">Grade single view report viewed.</text:a></text:p>
            <text:p>\gradereport_singleview\event\grade_report_viewed</text:p>
          </table:table-cell>
          <table:table-cell table:style-name="ce5" office:value-type="string" calcext:value-type="string">
            <text:p>Single view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0];SEARCH(&quot;\&quot;;[.F470])-2)" office:value-type="string" office:string-value="Grade user report viewed" calcext:value-type="string">
            <text:p>Grade user report viewed</text:p>
          </table:table-cell>
          <table:table-cell table:style-name="ce13" office:value-type="string" calcext:value-type="string">
            <text:p>6 Course Relevant Actions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70];LEN([.F470])-SEARCH(&quot;\&quot;;[.F470])+1)" office:value-type="string" office:string-value="\gradereport_user\event\grade_report_viewed" calcext:value-type="string">
            <text:p>\gradereport_user\event\grade_report_viewed</text:p>
          </table:table-cell>
          <table:table-cell table:style-name="ce2" office:value-type="string" calcext:value-type="string">
            <text:p><text:a xlink:href="http://localhost:8000/report/eventlist/eventdetail.php?eventname=%5Cgradereport_user%5Cevent%5Cgrade_report_viewed" xlink:type="simple">Grade user report viewed</text:a></text:p>
            <text:p>\gradereport_user\event\grade_report_viewed</text:p>
          </table:table-cell>
          <table:table-cell table:style-name="ce5" office:value-type="string" calcext:value-type="string">
            <text:p>User report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1];SEARCH(&quot;\&quot;;[.F471])-2)" office:value-type="string" office:string-value="Content analysis requested" calcext:value-type="string">
            <text:p>Content analysis reques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1];LEN([.F471])-SEARCH(&quot;\&quot;;[.F471])+1)" office:value-type="string" office:string-value="\tool_brickfield\event\analysis_requested" calcext:value-type="string">
            <text:p>\tool_brickfield\event\analysis_requested</text:p>
          </table:table-cell>
          <table:table-cell table:style-name="ce2" office:value-type="string" calcext:value-type="string">
            <text:p><text:a xlink:href="http://localhost:8000/report/eventlist/eventdetail.php?eventname=%5Ctool_brickfield%5Cevent%5Canalysis_requested" xlink:type="simple">Content analysis requested</text:a></text:p>
            <text:p>\tool_brickfield\event\analysis_request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2];SEARCH(&quot;\&quot;;[.F472])-2)" office:value-type="string" office:string-value="Accessibility summary downloaded" calcext:value-type="string">
            <text:p>Accessibility summary downloa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2];LEN([.F472])-SEARCH(&quot;\&quot;;[.F472])+1)" office:value-type="string" office:string-value="\tool_brickfield\event\report_downloaded" calcext:value-type="string">
            <text:p>\tool_brickfield\event\report_downloaded</text:p>
          </table:table-cell>
          <table:table-cell table:style-name="ce2" office:value-type="string" calcext:value-type="string">
            <text:p><text:a xlink:href="http://localhost:8000/report/eventlist/eventdetail.php?eventname=%5Ctool_brickfield%5Cevent%5Creport_downloaded" xlink:type="simple">Accessibility summary downloaded</text:a></text:p>
            <text:p>\tool_brickfield\event\report_download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3];SEARCH(&quot;\&quot;;[.F473])-2)" office:value-type="string" office:string-value="Accessibility report viewed" calcext:value-type="string">
            <text:p>Accessibility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3];LEN([.F473])-SEARCH(&quot;\&quot;;[.F473])+1)" office:value-type="string" office:string-value="\tool_brickfield\event\report_viewed" calcext:value-type="string">
            <text:p>\tool_brickfield\event\report_viewed</text:p>
          </table:table-cell>
          <table:table-cell table:style-name="ce2" office:value-type="string" calcext:value-type="string">
            <text:p><text:a xlink:href="http://localhost:8000/report/eventlist/eventdetail.php?eventname=%5Ctool_brickfield%5Cevent%5Creport_viewed" xlink:type="simple">Accessibility report viewed</text:a></text:p>
            <text:p>\tool_brickfield\event\report_viewed</text:p>
          </table:table-cell>
          <table:table-cell table:style-name="ce5" office:value-type="string" calcext:value-type="string">
            <text:p>Accessibility toolki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number-columns-repeated="2"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4];SEARCH(&quot;\&quot;;[.F474])-2)" office:value-type="string" office:string-value="Report viewed" calcext:value-type="string">
            <text:p>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4];LEN([.F474])-SEARCH(&quot;\&quot;;[.F474])+1)" office:value-type="string" office:string-value="\tool_capability\event\report_viewed" calcext:value-type="string">
            <text:p>\tool_capability\event\report_viewed</text:p>
          </table:table-cell>
          <table:table-cell table:style-name="ce2" office:value-type="string" calcext:value-type="string">
            <text:p><text:a xlink:href="http://localhost:8000/report/eventlist/eventdetail.php?eventname=%5Ctool_capability%5Cevent%5Creport_viewed" xlink:type="simple">Report viewed</text:a></text:p>
            <text:p>\tool_capability\event\report_viewed</text:p>
          </table:table-cell>
          <table:table-cell table:style-name="ce5" office:value-type="string" calcext:value-type="string">
            <text:p>Capability overview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5];SEARCH(&quot;\&quot;;[.F475])-2)" office:value-type="string" office:string-value="Language pack installed" calcext:value-type="string">
            <text:p>Language pack instal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5];LEN([.F475])-SEARCH(&quot;\&quot;;[.F475])+1)" office:value-type="string" office:string-value="\tool_langimport\event\langpack_imported" calcext:value-type="string">
            <text:p>\tool_langimport\event\langpack_imported</text:p>
          </table:table-cell>
          <table:table-cell table:style-name="ce2" office:value-type="string" calcext:value-type="string">
            <text:p><text:a xlink:href="http://localhost:8000/report/eventlist/eventdetail.php?eventname=%5Ctool_langimport%5Cevent%5Clangpack_imported" xlink:type="simple">Language pack installed</text:a></text:p>
            <text:p>\tool_langimport\event\langpack_import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6];SEARCH(&quot;\&quot;;[.F476])-2)" office:value-type="string" office:string-value="Language pack uninstalled" calcext:value-type="string">
            <text:p>Language pack uninstal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6];LEN([.F476])-SEARCH(&quot;\&quot;;[.F476])+1)" office:value-type="string" office:string-value="\tool_langimport\event\langpack_removed" calcext:value-type="string">
            <text:p>\tool_langimport\event\langpack_removed</text:p>
          </table:table-cell>
          <table:table-cell table:style-name="ce2" office:value-type="string" calcext:value-type="string">
            <text:p><text:a xlink:href="http://localhost:8000/report/eventlist/eventdetail.php?eventname=%5Ctool_langimport%5Cevent%5Clangpack_removed" xlink:type="simple">Language pack uninstalled</text:a></text:p>
            <text:p>\tool_langimport\event\langpack_remov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7];SEARCH(&quot;\&quot;;[.F477])-2)" office:value-type="string" office:string-value="Language pack updated" calcext:value-type="string">
            <text:p>Language pack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7];LEN([.F477])-SEARCH(&quot;\&quot;;[.F477])+1)" office:value-type="string" office:string-value="\tool_langimport\event\langpack_updated" calcext:value-type="string">
            <text:p>\tool_langimport\event\langpack_updated</text:p>
          </table:table-cell>
          <table:table-cell table:style-name="ce2" office:value-type="string" calcext:value-type="string">
            <text:p><text:a xlink:href="http://localhost:8000/report/eventlist/eventdetail.php?eventname=%5Ctool_langimport%5Cevent%5Clangpack_updated" xlink:type="simple">Language pack updated</text:a></text:p>
            <text:p>\tool_langimport\event\langpack_updated</text:p>
          </table:table-cell>
          <table:table-cell table:style-name="ce5" office:value-type="string" calcext:value-type="string">
            <text:p>Language pack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8];SEARCH(&quot;\&quot;;[.F478])-2)" office:value-type="string" office:string-value="Rule created" calcext:value-type="string">
            <text:p>Rule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8];LEN([.F478])-SEARCH(&quot;\&quot;;[.F478])+1)" office:value-type="string" office:string-value="\tool_monitor\event\rule_created" calcext:value-type="string">
            <text:p>\tool_monitor\event\rule_created</text:p>
          </table:table-cell>
          <table:table-cell table:style-name="ce2" office:value-type="string" calcext:value-type="string">
            <text:p><text:a xlink:href="http://localhost:8000/report/eventlist/eventdetail.php?eventname=%5Ctool_monitor%5Cevent%5Crule_created" xlink:type="simple">Rule created</text:a></text:p>
            <text:p>\tool_monitor\event\rule_cre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79];SEARCH(&quot;\&quot;;[.F479])-2)" office:value-type="string" office:string-value="Rule deleted" calcext:value-type="string">
            <text:p>Rule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79];LEN([.F479])-SEARCH(&quot;\&quot;;[.F479])+1)" office:value-type="string" office:string-value="\tool_monitor\event\rule_deleted" calcext:value-type="string">
            <text:p>\tool_monitor\event\rule_deleted</text:p>
          </table:table-cell>
          <table:table-cell table:style-name="ce2" office:value-type="string" calcext:value-type="string">
            <text:p><text:a xlink:href="http://localhost:8000/report/eventlist/eventdetail.php?eventname=%5Ctool_monitor%5Cevent%5Crule_deleted" xlink:type="simple">Rule deleted</text:a></text:p>
            <text:p>\tool_monitor\event\rule_dele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0];SEARCH(&quot;\&quot;;[.F480])-2)" office:value-type="string" office:string-value="Rule updated" calcext:value-type="string">
            <text:p>Rule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0];LEN([.F480])-SEARCH(&quot;\&quot;;[.F480])+1)" office:value-type="string" office:string-value="\tool_monitor\event\rule_updated" calcext:value-type="string">
            <text:p>\tool_monitor\event\rule_updated</text:p>
          </table:table-cell>
          <table:table-cell table:style-name="ce2" office:value-type="string" calcext:value-type="string">
            <text:p><text:a xlink:href="http://localhost:8000/report/eventlist/eventdetail.php?eventname=%5Ctool_monitor%5Cevent%5Crule_updated" xlink:type="simple">Rule updated</text:a></text:p>
            <text:p>\tool_monitor\event\rule_upd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monitor_rule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1];SEARCH(&quot;\&quot;;[.F481])-2)" office:value-type="string" office:string-value="Subscription created" calcext:value-type="string">
            <text:p>Subscription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1];LEN([.F481])-SEARCH(&quot;\&quot;;[.F481])+1)" office:value-type="string" office:string-value="\tool_monitor\event\subscription_created" calcext:value-type="string">
            <text:p>\tool_monitor\event\subscription_created</text:p>
          </table:table-cell>
          <table:table-cell table:style-name="ce2" office:value-type="string" calcext:value-type="string">
            <text:p><text:a xlink:href="http://localhost:8000/report/eventlist/eventdetail.php?eventname=%5Ctool_monitor%5Cevent%5Csubscription_created" xlink:type="simple">Subscription created</text:a></text:p>
            <text:p>\tool_monitor\event\subscription_crea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monitor_subscription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2];SEARCH(&quot;\&quot;;[.F482])-2)" office:value-type="string" office:string-value="Subscription criteria met" calcext:value-type="string">
            <text:p>Subscription criteria met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2];LEN([.F482])-SEARCH(&quot;\&quot;;[.F482])+1)" office:value-type="string" office:string-value="\tool_monitor\event\subscription_criteria_met" calcext:value-type="string">
            <text:p>\tool_monitor\event\subscription_criteria_met</text:p>
          </table:table-cell>
          <table:table-cell table:style-name="ce2" office:value-type="string" calcext:value-type="string">
            <text:p><text:a xlink:href="http://localhost:8000/report/eventlist/eventdetail.php?eventname=%5Ctool_monitor%5Cevent%5Csubscription_criteria_met" xlink:type="simple">Subscription criteria met</text:a></text:p>
            <text:p>\tool_monitor\event\subscription_criteria_met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create</text:p>
          </table:table-cell>
          <table:table-cell table:style-name="ce6"/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3];SEARCH(&quot;\&quot;;[.F483])-2)" office:value-type="string" office:string-value="Subscription deleted" calcext:value-type="string">
            <text:p>Subscription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3];LEN([.F483])-SEARCH(&quot;\&quot;;[.F483])+1)" office:value-type="string" office:string-value="\tool_monitor\event\subscription_deleted" calcext:value-type="string">
            <text:p>\tool_monitor\event\subscription_deleted</text:p>
          </table:table-cell>
          <table:table-cell table:style-name="ce2" office:value-type="string" calcext:value-type="string">
            <text:p><text:a xlink:href="http://localhost:8000/report/eventlist/eventdetail.php?eventname=%5Ctool_monitor%5Cevent%5Csubscription_deleted" xlink:type="simple">Subscription deleted</text:a></text:p>
            <text:p>\tool_monitor\event\subscription_deleted</text:p>
          </table:table-cell>
          <table:table-cell table:style-name="ce5" office:value-type="string" calcext:value-type="string">
            <text:p>Event monitor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monitor_subscriptions</text:p>
          </table:table-cell>
          <table:table-cell table:style-name="ce5" office:value-type="float" office:value="2.8" calcext:value-type="float">
            <text:p>2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4];SEARCH(&quot;\&quot;;[.F484])-2)" office:value-type="string" office:string-value="User policy agreement created" calcext:value-type="string">
            <text:p>User policy agreement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4];LEN([.F484])-SEARCH(&quot;\&quot;;[.F484])+1)" office:value-type="string" office:string-value="\tool_policy\event\acceptance_created" calcext:value-type="string">
            <text:p>\tool_policy\event\acceptance_created</text:p>
          </table:table-cell>
          <table:table-cell table:style-name="ce2" office:value-type="string" calcext:value-type="string">
            <text:p><text:a xlink:href="http://localhost:8000/report/eventlist/eventdetail.php?eventname=%5Ctool_policy%5Cevent%5Cacceptance_created" xlink:type="simple">User policy agreement created</text:a></text:p>
            <text:p>\tool_policy\event\acceptance_created</text:p>
          </table:table-cell>
          <table:table-cell table:style-name="ce5" office:value-type="string" calcext:value-type="string">
            <text:p>Polici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policy_acceptanc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5];SEARCH(&quot;\&quot;;[.F485])-2)" office:value-type="string" office:string-value="User policy agreement updated" calcext:value-type="string">
            <text:p>User policy agreement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5];LEN([.F485])-SEARCH(&quot;\&quot;;[.F485])+1)" office:value-type="string" office:string-value="\tool_policy\event\acceptance_updated" calcext:value-type="string">
            <text:p>\tool_policy\event\acceptance_updated</text:p>
          </table:table-cell>
          <table:table-cell table:style-name="ce2" office:value-type="string" calcext:value-type="string">
            <text:p><text:a xlink:href="http://localhost:8000/report/eventlist/eventdetail.php?eventname=%5Ctool_policy%5Cevent%5Cacceptance_updated" xlink:type="simple">User policy agreement updated</text:a></text:p>
            <text:p>\tool_policy\event\acceptance_updated</text:p>
          </table:table-cell>
          <table:table-cell table:style-name="ce5" office:value-type="string" calcext:value-type="string">
            <text:p>Polici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policy_acceptance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6];SEARCH(&quot;\&quot;;[.F486])-2)" office:value-type="string" office:string-value="Item created" calcext:value-type="string">
            <text:p>Item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6];LEN([.F486])-SEARCH(&quot;\&quot;;[.F486])+1)" office:value-type="string" office:string-value="\tool_recyclebin\event\category_bin_item_created" calcext:value-type="string">
            <text:p>\tool_recyclebin\event\category_bin_item_creat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ategory_bin_item_created" xlink:type="simple">Item created</text:a></text:p>
            <text:p>\tool_recyclebin\event\category_bin_item_crea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7];SEARCH(&quot;\&quot;;[.F487])-2)" office:value-type="string" office:string-value="Item deleted" calcext:value-type="string">
            <text:p>Item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7];LEN([.F487])-SEARCH(&quot;\&quot;;[.F487])+1)" office:value-type="string" office:string-value="\tool_recyclebin\event\category_bin_item_deleted" calcext:value-type="string">
            <text:p>\tool_recyclebin\event\category_bin_item_delet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ategory_bin_item_deleted" xlink:type="simple">Item deleted</text:a></text:p>
            <text:p>\tool_recyclebin\event\category_bin_item_dele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8];SEARCH(&quot;\&quot;;[.F488])-2)" office:value-type="string" office:string-value="Item restored" calcext:value-type="string">
            <text:p>Item restor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8];LEN([.F488])-SEARCH(&quot;\&quot;;[.F488])+1)" office:value-type="string" office:string-value="\tool_recyclebin\event\category_bin_item_restored" calcext:value-type="string">
            <text:p>\tool_recyclebin\event\category_bin_item_restor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ategory_bin_item_restored" xlink:type="simple">Item restored</text:a></text:p>
            <text:p>\tool_recyclebin\event\category_bin_item_restor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recyclebin_category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89];SEARCH(&quot;\&quot;;[.F489])-2)" office:value-type="string" office:string-value="Item created" calcext:value-type="string">
            <text:p>Item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89];LEN([.F489])-SEARCH(&quot;\&quot;;[.F489])+1)" office:value-type="string" office:string-value="\tool_recyclebin\event\course_bin_item_created" calcext:value-type="string">
            <text:p>\tool_recyclebin\event\course_bin_item_creat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ourse_bin_item_created" xlink:type="simple">Item created</text:a></text:p>
            <text:p>\tool_recyclebin\event\course_bin_item_crea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0];SEARCH(&quot;\&quot;;[.F490])-2)" office:value-type="string" office:string-value="Item deleted" calcext:value-type="string">
            <text:p>Item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90];LEN([.F490])-SEARCH(&quot;\&quot;;[.F490])+1)" office:value-type="string" office:string-value="\tool_recyclebin\event\course_bin_item_deleted" calcext:value-type="string">
            <text:p>\tool_recyclebin\event\course_bin_item_delet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ourse_bin_item_deleted" xlink:type="simple">Item deleted</text:a></text:p>
            <text:p>\tool_recyclebin\event\course_bin_item_delet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1];SEARCH(&quot;\&quot;;[.F491])-2)" office:value-type="string" office:string-value="Item restored" calcext:value-type="string">
            <text:p>Item restor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491];LEN([.F491])-SEARCH(&quot;\&quot;;[.F491])+1)" office:value-type="string" office:string-value="\tool_recyclebin\event\course_bin_item_restored" calcext:value-type="string">
            <text:p>\tool_recyclebin\event\course_bin_item_restored</text:p>
          </table:table-cell>
          <table:table-cell table:style-name="ce2" office:value-type="string" calcext:value-type="string">
            <text:p><text:a xlink:href="http://localhost:8000/report/eventlist/eventdetail.php?eventname=%5Ctool_recyclebin%5Cevent%5Ccourse_bin_item_restored" xlink:type="simple">Item restored</text:a></text:p>
            <text:p>\tool_recyclebin\event\course_bin_item_restored</text:p>
          </table:table-cell>
          <table:table-cell table:style-name="ce5" office:value-type="string" calcext:value-type="string">
            <text:p>Recycle bin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tool_recyclebin_cours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2];SEARCH(&quot;\&quot;;[.F492])-2)" office:value-type="string" office:string-value="Step shown" calcext:value-type="string">
            <text:p>Step shown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92];LEN([.F492])-SEARCH(&quot;\&quot;;[.F492])+1)" office:value-type="string" office:string-value="\tool_usertours\event\step_shown" calcext:value-type="string">
            <text:p>\tool_usertours\event\step_shown</text:p>
          </table:table-cell>
          <table:table-cell table:style-name="ce2" office:value-type="string" calcext:value-type="string">
            <text:p><text:a xlink:href="http://localhost:8000/report/eventlist/eventdetail.php?eventname=%5Ctool_usertours%5Cevent%5Cstep_shown" xlink:type="simple">Step shown</text:a></text:p>
            <text:p>\tool_usertours\event\step_shown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tool_usertours_step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3];SEARCH(&quot;\&quot;;[.F493])-2)" office:value-type="string" office:string-value="Tour ended" calcext:value-type="string">
            <text:p>Tour end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493];LEN([.F493])-SEARCH(&quot;\&quot;;[.F493])+1)" office:value-type="string" office:string-value="\tool_usertours\event\tour_ended" calcext:value-type="string">
            <text:p>\tool_usertours\event\tour_ended</text:p>
          </table:table-cell>
          <table:table-cell table:style-name="ce2" office:value-type="string" calcext:value-type="string">
            <text:p><text:a xlink:href="http://localhost:8000/report/eventlist/eventdetail.php?eventname=%5Ctool_usertours%5Cevent%5Ctour_ended" xlink:type="simple">Tour ended</text:a></text:p>
            <text:p>\tool_usertours\event\tour_ended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4];SEARCH(&quot;\&quot;;[.F494])-2)" office:value-type="string" office:string-value="Tour reset" calcext:value-type="string">
            <text:p>Tour reset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4];LEN([.F494])-SEARCH(&quot;\&quot;;[.F494])+1)" office:value-type="string" office:string-value="\tool_usertours\event\tour_reset" calcext:value-type="string">
            <text:p>\tool_usertours\event\tour_reset</text:p>
          </table:table-cell>
          <table:table-cell table:style-name="ce2" office:value-type="string" calcext:value-type="string">
            <text:p><text:a xlink:href="http://localhost:8000/report/eventlist/eventdetail.php?eventname=%5Ctool_usertours%5Cevent%5Ctour_reset" xlink:type="simple">Tour reset</text:a></text:p>
            <text:p>\tool_usertours\event\tour_reset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5];SEARCH(&quot;\&quot;;[.F495])-2)" office:value-type="string" office:string-value="Tour started" calcext:value-type="string">
            <text:p>Tour star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5];LEN([.F495])-SEARCH(&quot;\&quot;;[.F495])+1)" office:value-type="string" office:string-value="\tool_usertours\event\tour_started" calcext:value-type="string">
            <text:p>\tool_usertours\event\tour_started</text:p>
          </table:table-cell>
          <table:table-cell table:style-name="ce2" office:value-type="string" calcext:value-type="string">
            <text:p><text:a xlink:href="http://localhost:8000/report/eventlist/eventdetail.php?eventname=%5Ctool_usertours%5Cevent%5Ctour_started" xlink:type="simple">Tour started</text:a></text:p>
            <text:p>\tool_usertours\event\tour_started</text:p>
          </table:table-cell>
          <table:table-cell table:style-name="ce5" office:value-type="string" calcext:value-type="string">
            <text:p>User tour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tool_usertours_tours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6];SEARCH(&quot;\&quot;;[.F496])-2)" office:value-type="string" office:string-value="Comment created" calcext:value-type="string">
            <text:p>Comment crea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6];LEN([.F496])-SEARCH(&quot;\&quot;;[.F496])+1)" office:value-type="string" office:string-value="\assignsubmission_comments\event\comment_created" calcext:value-type="string">
            <text:p>\assignsubmission_comments\event\comment_created</text:p>
          </table:table-cell>
          <table:table-cell table:style-name="ce2" office:value-type="string" calcext:value-type="string">
            <text:p><text:a xlink:href="http://localhost:8000/report/eventlist/eventdetail.php?eventname=%5Cassignsubmission_comments%5Cevent%5Ccomment_created" xlink:type="simple">Comment created</text:a></text:p>
            <text:p>\assignsubmission_comments\event\comment_created</text:p>
          </table:table-cell>
          <table:table-cell table:style-name="ce5" office:value-type="string" calcext:value-type="string">
            <text:p>Submission 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7];SEARCH(&quot;\&quot;;[.F497])-2)" office:value-type="string" office:string-value="Comment deleted" calcext:value-type="string">
            <text:p>Comment dele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7];LEN([.F497])-SEARCH(&quot;\&quot;;[.F497])+1)" office:value-type="string" office:string-value="\assignsubmission_comments\event\comment_deleted" calcext:value-type="string">
            <text:p>\assignsubmission_comments\event\comment_deleted</text:p>
          </table:table-cell>
          <table:table-cell table:style-name="ce2" office:value-type="string" calcext:value-type="string">
            <text:p><text:a xlink:href="http://localhost:8000/report/eventlist/eventdetail.php?eventname=%5Cassignsubmission_comments%5Cevent%5Ccomment_deleted" xlink:type="simple">Comment deleted</text:a></text:p>
            <text:p>\assignsubmission_comments\event\comment_deleted</text:p>
          </table:table-cell>
          <table:table-cell table:style-name="ce5" office:value-type="string" calcext:value-type="string">
            <text:p>Submission comment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8];SEARCH(&quot;\&quot;;[.F498])-2)" office:value-type="string" office:string-value="A file has been uploaded." calcext:value-type="string">
            <text:p>A file has been upload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8];LEN([.F498])-SEARCH(&quot;\&quot;;[.F498])+1)" office:value-type="string" office:string-value="\assignsubmission_file\event\assessable_uploaded" calcext:value-type="string">
            <text:p>\assignsubmission_file\event\assessable_uploaded</text:p>
          </table:table-cell>
          <table:table-cell table:style-name="ce2" office:value-type="string" calcext:value-type="string">
            <text:p><text:a xlink:href="http://localhost:8000/report/eventlist/eventdetail.php?eventname=%5Cassignsubmission_file%5Cevent%5Cassessable_uploaded" xlink:type="simple">A file has been uploaded.</text:a></text:p>
            <text:p>\assignsubmission_file\event\assessable_upload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file_uploa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499];SEARCH(&quot;\&quot;;[.F499])-2)" office:value-type="string" office:string-value="Submission created." calcext:value-type="string">
            <text:p>Submission crea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499];LEN([.F499])-SEARCH(&quot;\&quot;;[.F499])+1)" office:value-type="string" office:string-value="\assignsubmission_file\event\submission_created" calcext:value-type="string">
            <text:p>\assignsubmission_file\event\submission_created</text:p>
          </table:table-cell>
          <table:table-cell table:style-name="ce2" office:value-type="string" calcext:value-type="string">
            <text:p><text:a xlink:href="http://localhost:8000/report/eventlist/eventdetail.php?eventname=%5Cassignsubmission_file%5Cevent%5Csubmission_created" xlink:type="simple">Submission created.</text:a></text:p>
            <text:p>\assignsubmission_file\event\submission_creat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submission_fil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0];SEARCH(&quot;\&quot;;[.F500])-2)" office:value-type="string" office:string-value="Submission updated." calcext:value-type="string">
            <text:p>Submission upda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0];LEN([.F500])-SEARCH(&quot;\&quot;;[.F500])+1)" office:value-type="string" office:string-value="\assignsubmission_file\event\submission_updated" calcext:value-type="string">
            <text:p>\assignsubmission_file\event\submission_updated</text:p>
          </table:table-cell>
          <table:table-cell table:style-name="ce2" office:value-type="string" calcext:value-type="string">
            <text:p><text:a xlink:href="http://localhost:8000/report/eventlist/eventdetail.php?eventname=%5Cassignsubmission_file%5Cevent%5Csubmission_updated" xlink:type="simple">Submission updated.</text:a></text:p>
            <text:p>\assignsubmission_file\event\submission_updated</text:p>
          </table:table-cell>
          <table:table-cell table:style-name="ce5" office:value-type="string" calcext:value-type="string">
            <text:p>File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submission_file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1];SEARCH(&quot;\&quot;;[.F501])-2)" office:value-type="string" office:string-value="An online text has been uploaded." calcext:value-type="string">
            <text:p>An online text has been upload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1];LEN([.F501])-SEARCH(&quot;\&quot;;[.F501])+1)" office:value-type="string" office:string-value="\assignsubmission_onlinetext\event\assessable_uploaded" calcext:value-type="string">
            <text:p>\assignsubmission_onlinetext\event\assessable_uploaded</text:p>
          </table:table-cell>
          <table:table-cell table:style-name="ce2" office:value-type="string" calcext:value-type="string">
            <text:p><text:a xlink:href="http://localhost:8000/report/eventlist/eventdetail.php?eventname=%5Cassignsubmission_onlinetext%5Cevent%5Cassessable_uploaded" xlink:type="simple">An online text has been uploaded.</text:a></text:p>
            <text:p>\assignsubmission_onlinetext\event\assessable_upload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_submission</text:p>
          </table:table-cell>
          <table:table-cell table:style-name="ce5" office:value-type="float" office:value="2.6" calcext:value-type="float">
            <text:p>2.6</text:p>
          </table:table-cell>
          <table:table-cell table:style-name="ce9" office:value-type="string" calcext:value-type="string">
            <text:p>assessable_content_uploaded</text:p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2];SEARCH(&quot;\&quot;;[.F502])-2)" office:value-type="string" office:string-value="Submission created." calcext:value-type="string">
            <text:p>Submission crea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2];LEN([.F502])-SEARCH(&quot;\&quot;;[.F502])+1)" office:value-type="string" office:string-value="\assignsubmission_onlinetext\event\submission_created" calcext:value-type="string">
            <text:p>\assignsubmission_onlinetext\event\submission_created</text:p>
          </table:table-cell>
          <table:table-cell table:style-name="ce2" office:value-type="string" calcext:value-type="string">
            <text:p><text:a xlink:href="http://localhost:8000/report/eventlist/eventdetail.php?eventname=%5Cassignsubmission_onlinetext%5Cevent%5Csubmission_created" xlink:type="simple">Submission created.</text:a></text:p>
            <text:p>\assignsubmission_onlinetext\event\submission_creat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assignsubmission_onlinetex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3];SEARCH(&quot;\&quot;;[.F503])-2)" office:value-type="string" office:string-value="Submission updated." calcext:value-type="string">
            <text:p>Submission updated.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3];LEN([.F503])-SEARCH(&quot;\&quot;;[.F503])+1)" office:value-type="string" office:string-value="\assignsubmission_onlinetext\event\submission_updated" calcext:value-type="string">
            <text:p>\assignsubmission_onlinetext\event\submission_updated</text:p>
          </table:table-cell>
          <table:table-cell table:style-name="ce2" office:value-type="string" calcext:value-type="string">
            <text:p><text:a xlink:href="http://localhost:8000/report/eventlist/eventdetail.php?eventname=%5Cassignsubmission_onlinetext%5Cevent%5Csubmission_updated" xlink:type="simple">Submission updated.</text:a></text:p>
            <text:p>\assignsubmission_onlinetext\event\submission_updated</text:p>
          </table:table-cell>
          <table:table-cell table:style-name="ce5" office:value-type="string" calcext:value-type="string">
            <text:p>Online text submission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assignsubmission_onlinetext</text:p>
          </table:table-cell>
          <table:table-cell table:style-name="ce5" office:value-type="float" office:value="2.7" calcext:value-type="float">
            <text:p>2.7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4];SEARCH(&quot;\&quot;;[.F504])-2)" office:value-type="string" office:string-value="Book exported" calcext:value-type="string">
            <text:p>Book expor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04];LEN([.F504])-SEARCH(&quot;\&quot;;[.F504])+1)" office:value-type="string" office:string-value="\booktool_exportimscp\event\book_exported" calcext:value-type="string">
            <text:p>\booktool_exportimscp\event\book_exported</text:p>
          </table:table-cell>
          <table:table-cell table:style-name="ce2" office:value-type="string" calcext:value-type="string">
            <text:p><text:a xlink:href="http://localhost:8000/report/eventlist/eventdetail.php?eventname=%5Cbooktool_exportimscp%5Cevent%5Cbook_exported" xlink:type="simple">Book exported</text:a></text:p>
            <text:p>\booktool_exportimscp\event\book_exported</text:p>
          </table:table-cell>
          <table:table-cell table:style-name="ce5" office:value-type="string" calcext:value-type="string">
            <text:p>Book IMS CP export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5];SEARCH(&quot;\&quot;;[.F505])-2)" office:value-type="string" office:string-value="Book printed" calcext:value-type="string">
            <text:p>Book prin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5];LEN([.F505])-SEARCH(&quot;\&quot;;[.F505])+1)" office:value-type="string" office:string-value="\booktool_print\event\book_printed" calcext:value-type="string">
            <text:p>\booktool_print\event\book_printed</text:p>
          </table:table-cell>
          <table:table-cell table:style-name="ce2" office:value-type="string" calcext:value-type="string">
            <text:p><text:a xlink:href="http://localhost:8000/report/eventlist/eventdetail.php?eventname=%5Cbooktool_print%5Cevent%5Cbook_printed" xlink:type="simple">Book printed</text:a></text:p>
            <text:p>\booktool_print\event\book_printed</text:p>
          </table:table-cell>
          <table:table-cell table:style-name="ce5" office:value-type="string" calcext:value-type="string">
            <text:p>Book printing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6];SEARCH(&quot;\&quot;;[.F506])-2)" office:value-type="string" office:string-value="Chapter printed" calcext:value-type="string">
            <text:p>Chapter printed</text:p>
          </table:table-cell>
          <table:table-cell table:style-name="ce13" office:value-type="string" calcext:value-type="string">
            <text:p>3 Student-Content</text:p>
          </table:table-cell>
          <table:table-cell table:style-name="ce13" office:value-type="string" calcext:value-type="string">
            <text:p>11 active</text:p>
          </table:table-cell>
          <table:table-cell table:style-name="ce16" table:formula="of:=RIGHT([.F506];LEN([.F506])-SEARCH(&quot;\&quot;;[.F506])+1)" office:value-type="string" office:string-value="\booktool_print\event\chapter_printed" calcext:value-type="string">
            <text:p>\booktool_print\event\chapter_printed</text:p>
          </table:table-cell>
          <table:table-cell table:style-name="ce2" office:value-type="string" calcext:value-type="string">
            <text:p><text:a xlink:href="http://localhost:8000/report/eventlist/eventdetail.php?eventname=%5Cbooktool_print%5Cevent%5Cchapter_printed" xlink:type="simple">Chapter printed</text:a></text:p>
            <text:p>\booktool_print\event\chapter_printed</text:p>
          </table:table-cell>
          <table:table-cell table:style-name="ce5" office:value-type="string" calcext:value-type="string">
            <text:p>Book printing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book_chapters</text:p>
          </table:table-cell>
          <table:table-cell table:style-name="ce5" office:value-type="float" office:value="2.6" calcext:value-type="float">
            <text:p>2.6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7];SEARCH(&quot;\&quot;;[.F507])-2)" office:value-type="string" office:string-value="Forum summary report downloaded" calcext:value-type="string">
            <text:p>Forum summary report download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07];LEN([.F507])-SEARCH(&quot;\&quot;;[.F507])+1)" office:value-type="string" office:string-value="\forumreport_summary\event\report_downloaded" calcext:value-type="string">
            <text:p>\forumreport_summary\event\report_downloaded</text:p>
          </table:table-cell>
          <table:table-cell table:style-name="ce2" office:value-type="string" calcext:value-type="string">
            <text:p><text:a xlink:href="http://localhost:8000/report/eventlist/eventdetail.php?eventname=%5Cforumreport_summary%5Cevent%5Creport_downloaded" xlink:type="simple">Forum summary report downloaded</text:a></text:p>
            <text:p>\forumreport_summary\event\report_downloaded</text:p>
          </table:table-cell>
          <table:table-cell table:style-name="ce5" office:value-type="string" calcext:value-type="string">
            <text:p>Forum summar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8];SEARCH(&quot;\&quot;;[.F508])-2)" office:value-type="string" office:string-value="Forum summary report viewed" calcext:value-type="string">
            <text:p>Forum summary report view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08];LEN([.F508])-SEARCH(&quot;\&quot;;[.F508])+1)" office:value-type="string" office:string-value="\forumreport_summary\event\report_viewed" calcext:value-type="string">
            <text:p>\forumreport_summary\event\report_viewed</text:p>
          </table:table-cell>
          <table:table-cell table:style-name="ce2" office:value-type="string" calcext:value-type="string">
            <text:p><text:a xlink:href="http://localhost:8000/report/eventlist/eventdetail.php?eventname=%5Cforumreport_summary%5Cevent%5Creport_viewed" xlink:type="simple">Forum summary report viewed</text:a></text:p>
            <text:p>\forumreport_summary\event\report_viewed</text:p>
          </table:table-cell>
          <table:table-cell table:style-name="ce5" office:value-type="string" calcext:value-type="string">
            <text:p>Forum summary report</text:p>
          </table:table-cell>
          <table:table-cell table:style-name="ce5" office:value-type="string" calcext:value-type="string">
            <text:p>Teaching</text:p>
          </table:table-cell>
          <table:table-cell table:style-name="ce5" office:value-type="string" calcext:value-type="string">
            <text:p>read</text:p>
          </table:table-cell>
          <table:table-cell table:style-name="ce6"/>
          <table:table-cell table:style-name="ce5" office:value-type="float" office:value="3.8" calcext:value-type="float">
            <text:p>3.8</text:p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09];SEARCH(&quot;\&quot;;[.F509])-2)" office:value-type="string" office:string-value="Quiz access was prevented" calcext:value-type="string">
            <text:p>Quiz access was prevented</text:p>
          </table:table-cell>
          <table:table-cell table:style-name="ce13" office:value-type="string" calcext:value-type="string">
            <text:p>4 Student-System</text:p>
          </table:table-cell>
          <table:table-cell table:style-name="ce13" office:value-type="string" calcext:value-type="string">
            <text:p>22 passive</text:p>
          </table:table-cell>
          <table:table-cell table:style-name="ce16" table:formula="of:=RIGHT([.F509];LEN([.F509])-SEARCH(&quot;\&quot;;[.F509])+1)" office:value-type="string" office:string-value="\quizaccess_seb\event\access_prevented" calcext:value-type="string">
            <text:p>\quizaccess_seb\event\access_prevent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access_prevented" xlink:type="simple">Quiz access was prevented</text:a></text:p>
            <text:p>\quizaccess_seb\event\access_preven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quiz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0];SEARCH(&quot;\&quot;;[.F510])-2)" office:value-type="string" office:string-value="SEB template was created" calcext:value-type="string">
            <text:p>SEB template was cre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0];LEN([.F510])-SEARCH(&quot;\&quot;;[.F510])+1)" office:value-type="string" office:string-value="\quizaccess_seb\event\template_created" calcext:value-type="string">
            <text:p>\quizaccess_seb\event\template_creat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template_created" xlink:type="simple">SEB template was created</text:a></text:p>
            <text:p>\quizaccess_seb\event\template_crea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cre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1];SEARCH(&quot;\&quot;;[.F511])-2)" office:value-type="string" office:string-value="SEB template was deleted" calcext:value-type="string">
            <text:p>SEB template was dele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1];LEN([.F511])-SEARCH(&quot;\&quot;;[.F511])+1)" office:value-type="string" office:string-value="\quizaccess_seb\event\template_deleted" calcext:value-type="string">
            <text:p>\quizaccess_seb\event\template_delet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template_deleted" xlink:type="simple">SEB template was deleted</text:a></text:p>
            <text:p>\quizaccess_seb\event\template_dele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2];SEARCH(&quot;\&quot;;[.F512])-2)" office:value-type="string" office:string-value="SEB template was disabled" calcext:value-type="string">
            <text:p>SEB template was dis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2];LEN([.F512])-SEARCH(&quot;\&quot;;[.F512])+1)" office:value-type="string" office:string-value="\quizaccess_seb\event\template_disabled" calcext:value-type="string">
            <text:p>\quizaccess_seb\event\template_disabl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template_disabled" xlink:type="simple">SEB template was disabled</text:a></text:p>
            <text:p>\quizaccess_seb\event\template_disabl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3];SEARCH(&quot;\&quot;;[.F513])-2)" office:value-type="string" office:string-value="SEB template was enabled" calcext:value-type="string">
            <text:p>SEB template was enabl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3];LEN([.F513])-SEARCH(&quot;\&quot;;[.F513])+1)" office:value-type="string" office:string-value="\quizaccess_seb\event\template_enabled" calcext:value-type="string">
            <text:p>\quizaccess_seb\event\template_enabl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template_enabled" xlink:type="simple">SEB template was enabled</text:a></text:p>
            <text:p>\quizaccess_seb\event\template_enabl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012"/>
        </table:table-row>
        <table:table-row table:style-name="ro3">
          <table:table-cell table:style-name="ce13"/>
          <table:table-cell table:style-name="ce13" table:formula="of:=LEFT([.F514];SEARCH(&quot;\&quot;;[.F514])-2)" office:value-type="string" office:string-value="SEB template was updated" calcext:value-type="string">
            <text:p>SEB template was updated</text:p>
          </table:table-cell>
          <table:table-cell table:style-name="ce13" office:value-type="string" calcext:value-type="string">
            <text:p>5 Others</text:p>
          </table:table-cell>
          <table:table-cell table:style-name="ce13"/>
          <table:table-cell table:style-name="ce16" table:formula="of:=RIGHT([.F514];LEN([.F514])-SEARCH(&quot;\&quot;;[.F514])+1)" office:value-type="string" office:string-value="\quizaccess_seb\event\template_updated" calcext:value-type="string">
            <text:p>\quizaccess_seb\event\template_updated</text:p>
          </table:table-cell>
          <table:table-cell table:style-name="ce2" office:value-type="string" calcext:value-type="string">
            <text:p><text:a xlink:href="http://localhost:8000/report/eventlist/eventdetail.php?eventname=%5Cquizaccess_seb%5Cevent%5Ctemplate_updated" xlink:type="simple">SEB template was updated</text:a></text:p>
            <text:p>\quizaccess_seb\event\template_updated</text:p>
          </table:table-cell>
          <table:table-cell table:style-name="ce5" office:value-type="string" calcext:value-type="string">
            <text:p>Safe Exam Browser access rules</text:p>
          </table:table-cell>
          <table:table-cell table:style-name="ce5" office:value-type="string" calcext:value-type="string">
            <text:p>Participating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quizaccess_seb_template</text:p>
          </table:table-cell>
          <table:table-cell table:style-name="ce6"/>
          <table:table-cell table:style-name="ce8"/>
          <table:table-cell table:number-columns-repeated="1012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L51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2:41:02.236022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1-10-19T11:14:49.448918006</meta:creation-date>
    <dc:date>2021-11-17T15:16:47.172825139</dc:date>
    <dc:creator>Uchendu Nwachukwu</dc:creator>
    <meta:editing-duration>PT2H30M31S</meta:editing-duration>
    <meta:editing-cycles>29</meta:editing-cycles>
    <meta:generator>LibreOffice/6.4.7.2$Linux_X86_64 LibreOffice_project/40$Build-2</meta:generator>
    <meta:document-statistic meta:table-count="1" meta:cell-count="5218" meta:object-count="0"/>
  </office:meta>
</office:document-meta>
</file>